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Versions/Version2" manifest:media-type=""/>
  <manifest:file-entry manifest:full-path="Versions/Version1" manifest:media-type=""/>
  <manifest:file-entry manifest:full-path="settings.xml" manifest:media-type="text/xml"/>
  <manifest:file-entry manifest:full-path="VersionList.xml" manifest:media-type=""/>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family-generic="modern" style:font-pitch="fixed"/>
    <style:font-face style:name="Nimbus Mono L" svg:font-family="'Nimbus Mono L'" style:font-family-generic="modern" style:font-pitch="fixed"/>
    <style:font-face style:name="TlwgTypewriter" svg:font-family="TlwgTypewriter" style:font-family-generic="moder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595cm" fo:margin-left="0cm" table:align="left"/>
    </style:style>
    <style:style style:name="Table1.A" style:family="table-column">
      <style:table-column-properties style:column-width="1.588cm"/>
    </style:style>
    <style:style style:name="Table1.B" style:family="table-column">
      <style:table-column-properties style:column-width="1.746cm"/>
    </style:style>
    <style:style style:name="Table1.C" style:family="table-column">
      <style:table-column-properties style:column-width="1.27cm"/>
    </style:style>
    <style:style style:name="Table1.D" style:family="table-column">
      <style:table-column-properties style:column-width="5.08cm"/>
    </style:style>
    <style:style style:name="Table1.E" style:family="table-column">
      <style:table-column-properties style:column-width="7.911cm"/>
    </style:style>
    <style:style style:name="Table1.A1" style:family="table-cell">
      <style:table-cell-properties fo:padding="0.097cm" fo:border-left="0.05pt solid #000000" fo:border-right="none" fo:border-top="0.05pt solid #000000" fo:border-bottom="0.05pt solid #000000"/>
    </style:style>
    <style:style style:name="Table1.E1" style:family="table-cell">
      <style:table-cell-properties fo:padding="0.097cm" fo:border="0.05pt solid #000000"/>
    </style:style>
    <style:style style:name="Table1.A2" style:family="table-cell">
      <style:table-cell-properties fo:background-color="transparent" fo:padding="0.097cm" fo:border-left="0.05pt solid #000000" fo:border-right="none" fo:border-top="none" fo:border-bottom="0.05pt solid #000000">
        <style:background-image/>
      </style:table-cell-properties>
    </style:style>
    <style:style style:name="Table1.E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1.A4" style:family="table-cell">
      <style:table-cell-properties fo:background-color="#eeeeee" fo:padding="0.097cm" fo:border-left="0.05pt solid #000000" fo:border-right="none" fo:border-top="none" fo:border-bottom="0.05pt solid #000000">
        <style:background-image/>
      </style:table-cell-properties>
    </style:style>
    <style:style style:name="Table1.E4" style:family="table-cell">
      <style:table-cell-properties fo:background-color="#eeeeee" fo:padding="0.097cm" fo:border-left="0.05pt solid #000000" fo:border-right="0.05pt solid #000000" fo:border-top="none" fo:border-bottom="0.05pt solid #000000">
        <style:background-image/>
      </style:table-cell-properties>
    </style:style>
    <style:style style:name="Table1.A5" style:family="table-cell">
      <style:table-cell-properties fo:padding="0.097cm" fo:border-left="0.05pt solid #000000" fo:border-right="none" fo:border-top="none" fo:border-bottom="0.05pt solid #000000"/>
    </style:style>
    <style:style style:name="Table1.B5" style:family="table-cell">
      <style:table-cell-properties fo:padding="0.097cm" fo:border-left="0.05pt solid #000000" fo:border-right="none" fo:border-top="none" fo:border-bottom="0.05pt solid #000000"/>
    </style:style>
    <style:style style:name="Table1.C5" style:family="table-cell">
      <style:table-cell-properties fo:padding="0.097cm" fo:border-left="0.05pt solid #000000" fo:border-right="none" fo:border-top="none" fo:border-bottom="0.05pt solid #000000"/>
    </style:style>
    <style:style style:name="Table1.D5" style:family="table-cell">
      <style:table-cell-properties fo:padding="0.097cm" fo:border-left="0.05pt solid #000000" fo:border-right="none" fo:border-top="none" fo:border-bottom="0.05pt solid #000000"/>
    </style:style>
    <style:style style:name="Table1.E5" style:family="table-cell">
      <style:table-cell-properties fo:padding="0.097cm" fo:border-left="0.05pt solid #000000" fo:border-right="0.05pt solid #000000" fo:border-top="none" fo:border-bottom="0.05pt solid #000000"/>
    </style:style>
    <style:style style:name="Table1.A6" style:family="table-cell">
      <style:table-cell-properties fo:padding="0.097cm" fo:border-left="0.05pt solid #000000" fo:border-right="none" fo:border-top="none" fo:border-bottom="0.05pt solid #000000"/>
    </style:style>
    <style:style style:name="Table1.B6" style:family="table-cell">
      <style:table-cell-properties fo:padding="0.097cm" fo:border-left="0.05pt solid #000000" fo:border-right="none" fo:border-top="none" fo:border-bottom="0.05pt solid #000000"/>
    </style:style>
    <style:style style:name="Table1.C6" style:family="table-cell">
      <style:table-cell-properties fo:padding="0.097cm" fo:border-left="0.05pt solid #000000" fo:border-right="none" fo:border-top="none" fo:border-bottom="0.05pt solid #000000"/>
    </style:style>
    <style:style style:name="Table1.D6" style:family="table-cell">
      <style:table-cell-properties fo:padding="0.097cm" fo:border-left="0.05pt solid #000000" fo:border-right="none" fo:border-top="none" fo:border-bottom="0.05pt solid #000000"/>
    </style:style>
    <style:style style:name="Table1.E6" style:family="table-cell">
      <style:table-cell-properties fo:padding="0.097cm" fo:border-left="0.05pt solid #000000" fo:border-right="0.05pt solid #000000" fo:border-top="none" fo:border-bottom="0.05pt solid #000000"/>
    </style:style>
    <style:style style:name="Table1.A7" style:family="table-cell">
      <style:table-cell-properties fo:padding="0.097cm" fo:border-left="0.05pt solid #000000" fo:border-right="none" fo:border-top="none" fo:border-bottom="0.05pt solid #000000"/>
    </style:style>
    <style:style style:name="Table1.B7" style:family="table-cell">
      <style:table-cell-properties fo:padding="0.097cm" fo:border-left="0.05pt solid #000000" fo:border-right="none" fo:border-top="none" fo:border-bottom="0.05pt solid #000000"/>
    </style:style>
    <style:style style:name="Table1.C7" style:family="table-cell">
      <style:table-cell-properties fo:padding="0.097cm" fo:border-left="0.05pt solid #000000" fo:border-right="none" fo:border-top="none" fo:border-bottom="0.05pt solid #000000"/>
    </style:style>
    <style:style style:name="Table1.D7" style:family="table-cell">
      <style:table-cell-properties fo:padding="0.097cm" fo:border-left="0.05pt solid #000000" fo:border-right="none" fo:border-top="none" fo:border-bottom="0.05pt solid #000000"/>
    </style:style>
    <style:style style:name="Table1.E7" style:family="table-cell">
      <style:table-cell-properties fo:padding="0.097cm" fo:border-left="0.05pt solid #000000" fo:border-right="0.05pt solid #000000" fo:border-top="none" fo:border-bottom="0.05pt solid #000000"/>
    </style:style>
    <style:style style:name="Table1.A10" style:family="table-cell">
      <style:table-cell-properties fo:padding="0.097cm" fo:border-left="0.05pt solid #000000" fo:border-right="none" fo:border-top="none" fo:border-bottom="0.05pt solid #000000"/>
    </style:style>
    <style:style style:name="Table1.B10" style:family="table-cell">
      <style:table-cell-properties fo:padding="0.097cm" fo:border-left="0.05pt solid #000000" fo:border-right="none" fo:border-top="none" fo:border-bottom="0.05pt solid #000000"/>
    </style:style>
    <style:style style:name="Table1.C10" style:family="table-cell">
      <style:table-cell-properties fo:padding="0.097cm" fo:border-left="0.05pt solid #000000" fo:border-right="none" fo:border-top="none" fo:border-bottom="0.05pt solid #000000"/>
    </style:style>
    <style:style style:name="Table1.D10" style:family="table-cell">
      <style:table-cell-properties fo:padding="0.097cm" fo:border-left="0.05pt solid #000000" fo:border-right="none" fo:border-top="none" fo:border-bottom="0.05pt solid #000000"/>
    </style:style>
    <style:style style:name="Table1.E10" style:family="table-cell">
      <style:table-cell-properties fo:padding="0.097cm" fo:border-left="0.05pt solid #000000" fo:border-right="0.05pt solid #000000" fo:border-top="none" fo:border-bottom="0.05pt solid #000000"/>
    </style:style>
    <style:style style:name="Table1.A11" style:family="table-cell">
      <style:table-cell-properties fo:padding="0.097cm" fo:border-left="0.05pt solid #000000" fo:border-right="none" fo:border-top="none" fo:border-bottom="0.05pt solid #000000"/>
    </style:style>
    <style:style style:name="Table1.B11" style:family="table-cell">
      <style:table-cell-properties fo:padding="0.097cm" fo:border-left="0.05pt solid #000000" fo:border-right="none" fo:border-top="none" fo:border-bottom="0.05pt solid #000000"/>
    </style:style>
    <style:style style:name="Table1.C11" style:family="table-cell">
      <style:table-cell-properties fo:padding="0.097cm" fo:border-left="0.05pt solid #000000" fo:border-right="none" fo:border-top="none" fo:border-bottom="0.05pt solid #000000"/>
    </style:style>
    <style:style style:name="Table1.D11" style:family="table-cell">
      <style:table-cell-properties fo:padding="0.097cm" fo:border-left="0.05pt solid #000000" fo:border-right="none" fo:border-top="none" fo:border-bottom="0.05pt solid #000000"/>
    </style:style>
    <style:style style:name="Table1.E11" style:family="table-cell">
      <style:table-cell-properties fo:padding="0.097cm" fo:border-left="0.05pt solid #000000" fo:border-right="0.05pt solid #000000" fo:border-top="none" fo:border-bottom="0.05pt solid #000000"/>
    </style:style>
    <style:style style:name="Table1.A12" style:family="table-cell">
      <style:table-cell-properties fo:padding="0.097cm" fo:border-left="0.05pt solid #000000" fo:border-right="none" fo:border-top="none" fo:border-bottom="0.05pt solid #000000"/>
    </style:style>
    <style:style style:name="Table1.B12" style:family="table-cell">
      <style:table-cell-properties fo:padding="0.097cm" fo:border-left="0.05pt solid #000000" fo:border-right="none" fo:border-top="none" fo:border-bottom="0.05pt solid #000000"/>
    </style:style>
    <style:style style:name="Table1.C12" style:family="table-cell">
      <style:table-cell-properties fo:padding="0.097cm" fo:border-left="0.05pt solid #000000" fo:border-right="none" fo:border-top="none" fo:border-bottom="0.05pt solid #000000"/>
    </style:style>
    <style:style style:name="Table1.D12" style:family="table-cell">
      <style:table-cell-properties fo:padding="0.097cm" fo:border-left="0.05pt solid #000000" fo:border-right="none" fo:border-top="none" fo:border-bottom="0.05pt solid #000000"/>
    </style:style>
    <style:style style:name="Table1.E12" style:family="table-cell">
      <style:table-cell-properties fo:padding="0.097cm" fo:border-left="0.05pt solid #000000" fo:border-right="0.05pt solid #000000" fo:border-top="none" fo:border-bottom="0.05pt solid #000000"/>
    </style:style>
    <style:style style:name="Table3" style:family="table">
      <style:table-properties style:width="17.595cm" fo:margin-left="0cm" table:align="left"/>
    </style:style>
    <style:style style:name="Table3.A" style:family="table-column">
      <style:table-column-properties style:column-width="1.429cm"/>
    </style:style>
    <style:style style:name="Table3.B" style:family="table-column">
      <style:table-column-properties style:column-width="1.746cm"/>
    </style:style>
    <style:style style:name="Table3.C" style:family="table-column">
      <style:table-column-properties style:column-width="2.064cm"/>
    </style:style>
    <style:style style:name="Table3.D" style:family="table-column">
      <style:table-column-properties style:column-width="12.356cm"/>
    </style:style>
    <style:style style:name="Table3.A1" style:family="table-cell">
      <style:table-cell-properties fo:padding="0.097cm" fo:border-left="0.05pt solid #000000" fo:border-right="none" fo:border-top="0.05pt solid #000000" fo:border-bottom="0.05pt solid #000000"/>
    </style:style>
    <style:style style:name="Table3.D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D2" style:family="table-cell">
      <style:table-cell-properties fo:padding="0.097cm" fo:border-left="0.05pt solid #000000" fo:border-right="0.05pt solid #000000" fo:border-top="none" fo:border-bottom="0.05pt solid #000000"/>
    </style:style>
    <style:style style:name="Table2" style:family="table">
      <style:table-properties style:width="17.595cm" fo:margin-left="0cm" table:align="left"/>
    </style:style>
    <style:style style:name="Table2.A" style:family="table-column">
      <style:table-column-properties style:column-width="5.786cm"/>
    </style:style>
    <style:style style:name="Table2.B" style:family="table-column">
      <style:table-column-properties style:column-width="3.422cm"/>
    </style:style>
    <style:style style:name="Table2.C" style:family="table-column">
      <style:table-column-properties style:column-width="3.81cm"/>
    </style:style>
    <style:style style:name="Table2.D" style:family="table-column">
      <style:table-column-properties style:column-width="0.868cm"/>
    </style:style>
    <style:style style:name="Table2.E" style:family="table-column">
      <style:table-column-properties style:column-width="3.709cm"/>
    </style:style>
    <style:style style:name="Table2.A1" style:family="table-cell">
      <style:table-cell-properties fo:padding="0.097cm" fo:border-left="0.05pt solid #000000" fo:border-right="none" fo:border-top="0.05pt solid #000000" fo:border-bottom="0.05pt solid #000000"/>
    </style:style>
    <style:style style:name="Table2.E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0.05pt solid #000000" fo:border-top="none" fo:border-bottom="0.05pt solid #000000"/>
    </style:style>
    <style:style style:name="Table4" style:family="table">
      <style:table-properties style:width="17.595cm" fo:margin-left="0cm" table:align="left"/>
    </style:style>
    <style:style style:name="Table4.A" style:family="table-column">
      <style:table-column-properties style:column-width="6.668cm"/>
    </style:style>
    <style:style style:name="Table4.B" style:family="table-column">
      <style:table-column-properties style:column-width="3.493cm"/>
    </style:style>
    <style:style style:name="Table4.C" style:family="table-column">
      <style:table-column-properties style:column-width="4.128cm"/>
    </style:style>
    <style:style style:name="Table4.D" style:family="table-column">
      <style:table-column-properties style:column-width="0.635cm"/>
    </style:style>
    <style:style style:name="Table4.E" style:family="table-column">
      <style:table-column-properties style:column-width="2.672cm"/>
    </style:style>
    <style:style style:name="Table4.A1" style:family="table-cell">
      <style:table-cell-properties fo:padding="0.097cm" fo:border-left="0.05pt solid #000000" fo:border-right="none" fo:border-top="0.05pt solid #000000" fo:border-bottom="0.05pt solid #000000"/>
    </style:style>
    <style:style style:name="Table4.E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E2" style:family="table-cell">
      <style:table-cell-properties fo:padding="0.097cm" fo:border-left="0.05pt solid #000000" fo:border-right="0.05pt solid #000000" fo:border-top="none" fo:border-bottom="0.05pt solid #000000"/>
    </style:style>
    <style:style style:name="Table5" style:family="table">
      <style:table-properties style:width="17.595cm" fo:margin-left="0cm" table:align="left"/>
    </style:style>
    <style:style style:name="Table5.A" style:family="table-column">
      <style:table-column-properties style:column-width="5.786cm"/>
    </style:style>
    <style:style style:name="Table5.B" style:family="table-column">
      <style:table-column-properties style:column-width="3.422cm"/>
    </style:style>
    <style:style style:name="Table5.C" style:family="table-column">
      <style:table-column-properties style:column-width="4.244cm"/>
    </style:style>
    <style:style style:name="Table5.D" style:family="table-column">
      <style:table-column-properties style:column-width="4.143cm"/>
    </style:style>
    <style:style style:name="Table5.A1" style:family="table-cell">
      <style:table-cell-properties fo:padding="0.097cm" fo:border-left="0.05pt solid #000000" fo:border-right="none" fo:border-top="0.05pt solid #000000" fo:border-bottom="0.05pt solid #000000"/>
    </style:style>
    <style:style style:name="Table5.D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D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size="12pt" fo:font-style="italic" officeooo:rsid="00058848" officeooo:paragraph-rsid="00058848" style:font-size-asian="12pt" style:font-style-asian="italic" style:font-size-complex="12pt" style:font-style-complex="italic"/>
    </style:style>
    <style:style style:name="P2" style:family="paragraph" style:parent-style-name="Standard">
      <style:paragraph-properties fo:margin-top="0cm" fo:margin-bottom="0.254cm" loext:contextual-spacing="false" fo:line-height="120%"/>
      <style:text-properties officeooo:rsid="00041860" officeooo:paragraph-rsid="00041860"/>
    </style:style>
    <style:style style:name="P3" style:family="paragraph" style:parent-style-name="Standard">
      <style:paragraph-properties fo:margin-top="0cm" fo:margin-bottom="0.254cm" loext:contextual-spacing="false" fo:line-height="120%"/>
      <style:text-properties officeooo:rsid="002d526e" officeooo:paragraph-rsid="00058848"/>
    </style:style>
    <style:style style:name="P4" style:family="paragraph" style:parent-style-name="Standard">
      <style:paragraph-properties fo:margin-top="0cm" fo:margin-bottom="0.254cm" loext:contextual-spacing="false" fo:line-height="120%"/>
      <style:text-properties officeooo:rsid="00368e16" officeooo:paragraph-rsid="00821352"/>
    </style:style>
    <style:style style:name="P5" style:family="paragraph" style:parent-style-name="Text_20_body">
      <style:paragraph-properties fo:margin-top="0cm" fo:margin-bottom="0cm" loext:contextual-spacing="false" fo:line-height="100%" style:shadow="none">
        <style:tab-stops/>
      </style:paragraph-properties>
      <style:text-properties officeooo:rsid="003a6c62" officeooo:paragraph-rsid="0044793e"/>
    </style:style>
    <style:style style:name="P6" style:family="paragraph" style:parent-style-name="Text_20_body">
      <style:paragraph-properties fo:margin-top="0cm" fo:margin-bottom="0cm" loext:contextual-spacing="false" fo:line-height="100%" style:shadow="none">
        <style:tab-stops/>
      </style:paragraph-properties>
      <style:text-properties officeooo:rsid="0042e65a" officeooo:paragraph-rsid="005cd515"/>
    </style:style>
    <style:style style:name="P7" style:family="paragraph" style:parent-style-name="Text_20_body">
      <style:paragraph-properties fo:margin-top="0cm" fo:margin-bottom="0cm" loext:contextual-spacing="false" fo:line-height="100%" style:shadow="none">
        <style:tab-stops/>
      </style:paragraph-properties>
      <style:text-properties officeooo:rsid="003a6c62" officeooo:paragraph-rsid="00460696"/>
    </style:style>
    <style:style style:name="P8" style:family="paragraph" style:parent-style-name="Text_20_body">
      <style:paragraph-properties fo:margin-top="0cm" fo:margin-bottom="0cm" loext:contextual-spacing="false" fo:line-height="100%" style:shadow="none">
        <style:tab-stops/>
      </style:paragraph-properties>
      <style:text-properties style:font-name="TlwgTypewriter" fo:font-size="12pt" fo:font-weight="normal" officeooo:rsid="003a6c62" officeooo:paragraph-rsid="0040364a" style:font-size-asian="12pt" style:font-weight-asian="normal" style:font-size-complex="12pt" style:font-weight-complex="normal"/>
    </style:style>
    <style:style style:name="P9" style:family="paragraph" style:parent-style-name="Text_20_body">
      <style:paragraph-properties fo:margin-top="0cm" fo:margin-bottom="0cm" loext:contextual-spacing="false" fo:line-height="100%" style:shadow="none">
        <style:tab-stops/>
      </style:paragraph-properties>
      <style:text-properties officeooo:rsid="0042e65a" officeooo:paragraph-rsid="005bb3dc"/>
    </style:style>
    <style:style style:name="P10" style:family="paragraph" style:parent-style-name="Text_20_body">
      <style:paragraph-properties fo:margin-top="0cm" fo:margin-bottom="0cm" loext:contextual-spacing="false" fo:line-height="100%" style:shadow="none">
        <style:tab-stops/>
      </style:paragraph-properties>
      <style:text-properties officeooo:rsid="003a6c62" officeooo:paragraph-rsid="004d5455"/>
    </style:style>
    <style:style style:name="P11" style:family="paragraph" style:parent-style-name="Text_20_body">
      <style:paragraph-properties fo:margin-top="0cm" fo:margin-bottom="0cm" loext:contextual-spacing="false" fo:line-height="100%" style:shadow="none">
        <style:tab-stops/>
      </style:paragraph-properties>
      <style:text-properties officeooo:rsid="003a6c62" officeooo:paragraph-rsid="0058ff75"/>
    </style:style>
    <style:style style:name="P12" style:family="paragraph" style:parent-style-name="Text_20_body">
      <style:paragraph-properties fo:margin-top="0cm" fo:margin-bottom="0cm" loext:contextual-spacing="false" fo:line-height="100%" style:shadow="none">
        <style:tab-stops/>
      </style:paragraph-properties>
      <style:text-properties style:font-name="TlwgTypewriter" fo:font-size="12pt" fo:font-weight="normal" officeooo:rsid="00505c02" officeooo:paragraph-rsid="00508eb9" style:font-size-asian="12pt" style:font-weight-asian="normal" style:font-size-complex="12pt" style:font-weight-complex="normal"/>
    </style:style>
    <style:style style:name="P13" style:family="paragraph" style:parent-style-name="Text_20_body">
      <style:paragraph-properties fo:margin-top="0cm" fo:margin-bottom="0cm" loext:contextual-spacing="false" fo:line-height="100%" style:shadow="none">
        <style:tab-stops/>
      </style:paragraph-properties>
      <style:text-properties style:font-name="TlwgTypewriter" fo:font-size="18pt" fo:font-weight="normal" officeooo:rsid="003a6c62" officeooo:paragraph-rsid="0040364a" style:font-size-asian="18pt" style:font-weight-asian="normal" style:font-size-complex="18pt" style:font-weight-complex="normal"/>
    </style:style>
    <style:style style:name="P14" style:family="paragraph" style:parent-style-name="Standard">
      <style:text-properties officeooo:rsid="000a4484" officeooo:paragraph-rsid="000a4484"/>
    </style:style>
    <style:style style:name="P15" style:family="paragraph" style:parent-style-name="Header">
      <style:text-properties fo:color="#808080" style:font-name="Arial" fo:font-size="10pt" officeooo:rsid="00058848" officeooo:paragraph-rsid="00058848" style:font-size-asian="10pt" style:font-size-complex="10pt"/>
    </style:style>
    <style:style style:name="P16" style:family="paragraph" style:parent-style-name="Footer">
      <style:text-properties fo:color="#808080" officeooo:rsid="00058848" officeooo:paragraph-rsid="00058848"/>
    </style:style>
    <style:style style:name="P17" style:family="paragraph" style:parent-style-name="Standard">
      <style:paragraph-properties fo:margin-top="0cm" fo:margin-bottom="0.254cm" loext:contextual-spacing="false" fo:line-height="120%"/>
      <style:text-properties officeooo:rsid="00368e16" officeooo:paragraph-rsid="00821352"/>
    </style:style>
    <style:style style:name="P18" style:family="paragraph" style:parent-style-name="Standard">
      <style:paragraph-properties fo:margin-top="0cm" fo:margin-bottom="0.254cm" loext:contextual-spacing="false" fo:line-height="120%"/>
      <style:text-properties officeooo:rsid="00058848" officeooo:paragraph-rsid="002d526e"/>
    </style:style>
    <style:style style:name="P19" style:family="paragraph" style:parent-style-name="Standard">
      <style:paragraph-properties fo:margin-top="0cm" fo:margin-bottom="0.254cm" loext:contextual-spacing="false" fo:line-height="120%"/>
      <style:text-properties officeooo:rsid="0083c743" officeooo:paragraph-rsid="0083c743"/>
    </style:style>
    <style:style style:name="P20" style:family="paragraph" style:parent-style-name="Text_20_body">
      <style:paragraph-properties fo:margin-top="0cm" fo:margin-bottom="0cm" loext:contextual-spacing="false" fo:line-height="100%" style:shadow="none">
        <style:tab-stops/>
      </style:paragraph-properties>
      <style:text-properties officeooo:rsid="003a6c62" officeooo:paragraph-rsid="0044793e"/>
    </style:style>
    <style:style style:name="P21" style:family="paragraph" style:parent-style-name="Text_20_body">
      <style:paragraph-properties fo:margin-top="0cm" fo:margin-bottom="0cm" loext:contextual-spacing="false" fo:line-height="100%" style:shadow="none">
        <style:tab-stops/>
      </style:paragraph-properties>
      <style:text-properties officeooo:rsid="003a6c62" officeooo:paragraph-rsid="00460696"/>
    </style:style>
    <style:style style:name="P22" style:family="paragraph" style:parent-style-name="Text_20_body">
      <style:paragraph-properties fo:margin-top="0cm" fo:margin-bottom="0cm" loext:contextual-spacing="false" fo:line-height="100%" style:shadow="none">
        <style:tab-stops/>
      </style:paragraph-properties>
      <style:text-properties officeooo:rsid="003a6c62" officeooo:paragraph-rsid="004d5455"/>
    </style:style>
    <style:style style:name="P23" style:family="paragraph" style:parent-style-name="Text_20_body">
      <style:paragraph-properties fo:margin-top="0cm" fo:margin-bottom="0cm" loext:contextual-spacing="false" fo:line-height="100%" style:shadow="none">
        <style:tab-stops/>
      </style:paragraph-properties>
      <style:text-properties officeooo:rsid="003a6c62" officeooo:paragraph-rsid="0058ff75"/>
    </style:style>
    <style:style style:name="P24" style:family="paragraph" style:parent-style-name="Text_20_body">
      <style:paragraph-properties fo:margin-top="0cm" fo:margin-bottom="0cm" loext:contextual-spacing="false" fo:line-height="100%" style:shadow="none">
        <style:tab-stops/>
      </style:paragraph-properties>
      <style:text-properties officeooo:rsid="003a6c62" officeooo:paragraph-rsid="00469e29"/>
    </style:style>
    <style:style style:name="P25" style:family="paragraph" style:parent-style-name="Text_20_body">
      <style:paragraph-properties fo:margin-top="0cm" fo:margin-bottom="0cm" loext:contextual-spacing="false" fo:line-height="100%" style:shadow="none">
        <style:tab-stops/>
      </style:paragraph-properties>
      <style:text-properties officeooo:rsid="003a6c62" officeooo:paragraph-rsid="00499bb7"/>
    </style:style>
    <style:style style:name="P26" style:family="paragraph" style:parent-style-name="Text_20_body">
      <style:paragraph-properties fo:margin-top="0cm" fo:margin-bottom="0cm" loext:contextual-spacing="false" fo:line-height="100%" style:shadow="none">
        <style:tab-stops/>
      </style:paragraph-properties>
      <style:text-properties officeooo:rsid="003a6c62" officeooo:paragraph-rsid="004b2a1d"/>
    </style:style>
    <style:style style:name="P27" style:family="paragraph" style:parent-style-name="Text_20_body">
      <style:paragraph-properties fo:margin-top="0cm" fo:margin-bottom="0cm" loext:contextual-spacing="false" fo:line-height="100%" style:shadow="none">
        <style:tab-stops/>
      </style:paragraph-properties>
      <style:text-properties officeooo:rsid="003a6c62" officeooo:paragraph-rsid="004bd2c3"/>
    </style:style>
    <style:style style:name="P28" style:family="paragraph" style:parent-style-name="Text_20_body">
      <style:paragraph-properties fo:margin-top="0cm" fo:margin-bottom="0cm" loext:contextual-spacing="false" fo:line-height="100%" style:shadow="none">
        <style:tab-stops/>
      </style:paragraph-properties>
      <style:text-properties officeooo:rsid="003a6c62" officeooo:paragraph-rsid="004c6d70"/>
    </style:style>
    <style:style style:name="P29" style:family="paragraph" style:parent-style-name="Text_20_body">
      <style:paragraph-properties fo:margin-top="0cm" fo:margin-bottom="0cm" loext:contextual-spacing="false" fo:line-height="100%" style:shadow="none">
        <style:tab-stops/>
      </style:paragraph-properties>
      <style:text-properties officeooo:rsid="003a6c62" officeooo:paragraph-rsid="004c6e9b"/>
    </style:style>
    <style:style style:name="P30" style:family="paragraph" style:parent-style-name="Text_20_body">
      <style:paragraph-properties fo:margin-top="0cm" fo:margin-bottom="0cm" loext:contextual-spacing="false" fo:line-height="100%" style:shadow="none">
        <style:tab-stops/>
      </style:paragraph-properties>
      <style:text-properties officeooo:rsid="003a6c62" officeooo:paragraph-rsid="005e3ead"/>
    </style:style>
    <style:style style:name="P31" style:family="paragraph" style:parent-style-name="Text_20_body">
      <style:paragraph-properties fo:margin-top="0cm" fo:margin-bottom="0cm" loext:contextual-spacing="false" fo:line-height="100%" style:shadow="none">
        <style:tab-stops/>
      </style:paragraph-properties>
      <style:text-properties officeooo:rsid="003a6c62" officeooo:paragraph-rsid="006d8311"/>
    </style:style>
    <style:style style:name="P32" style:family="paragraph" style:parent-style-name="Text_20_body">
      <style:paragraph-properties fo:margin-top="0cm" fo:margin-bottom="0cm" loext:contextual-spacing="false" fo:line-height="100%" style:shadow="none">
        <style:tab-stops/>
      </style:paragraph-properties>
      <style:text-properties officeooo:rsid="0042e65a" officeooo:paragraph-rsid="005cd515"/>
    </style:style>
    <style:style style:name="P33" style:family="paragraph" style:parent-style-name="Text_20_body">
      <style:paragraph-properties fo:margin-top="0cm" fo:margin-bottom="0cm" loext:contextual-spacing="false" fo:line-height="100%" style:shadow="none">
        <style:tab-stops/>
      </style:paragraph-properties>
      <style:text-properties officeooo:rsid="0042e65a" officeooo:paragraph-rsid="00460696"/>
    </style:style>
    <style:style style:name="P34" style:family="paragraph" style:parent-style-name="Text_20_body">
      <style:paragraph-properties fo:margin-top="0cm" fo:margin-bottom="0cm" loext:contextual-spacing="false" fo:line-height="100%" style:shadow="none">
        <style:tab-stops/>
      </style:paragraph-properties>
      <style:text-properties officeooo:rsid="0042e65a" officeooo:paragraph-rsid="00469e29"/>
    </style:style>
    <style:style style:name="P35" style:family="paragraph" style:parent-style-name="Text_20_body">
      <style:paragraph-properties fo:margin-top="0cm" fo:margin-bottom="0cm" loext:contextual-spacing="false" fo:line-height="100%" style:shadow="none">
        <style:tab-stops/>
      </style:paragraph-properties>
      <style:text-properties officeooo:rsid="0042e65a" officeooo:paragraph-rsid="00499bb7"/>
    </style:style>
    <style:style style:name="P36" style:family="paragraph" style:parent-style-name="Text_20_body">
      <style:paragraph-properties fo:margin-top="0cm" fo:margin-bottom="0cm" loext:contextual-spacing="false" fo:line-height="100%" style:shadow="none">
        <style:tab-stops/>
      </style:paragraph-properties>
      <style:text-properties officeooo:rsid="0042e65a" officeooo:paragraph-rsid="004c6e9b"/>
    </style:style>
    <style:style style:name="P37" style:family="paragraph" style:parent-style-name="Text_20_body">
      <style:paragraph-properties fo:margin-top="0cm" fo:margin-bottom="0cm" loext:contextual-spacing="false" fo:line-height="100%" style:shadow="none">
        <style:tab-stops/>
      </style:paragraph-properties>
      <style:text-properties officeooo:rsid="0042e65a" officeooo:paragraph-rsid="004d5455"/>
    </style:style>
    <style:style style:name="P38" style:family="paragraph" style:parent-style-name="Text_20_body">
      <style:paragraph-properties fo:margin-top="0cm" fo:margin-bottom="0cm" loext:contextual-spacing="false" fo:line-height="100%" style:shadow="none">
        <style:tab-stops/>
      </style:paragraph-properties>
      <style:text-properties officeooo:rsid="0042e65a" officeooo:paragraph-rsid="00760d44"/>
    </style:style>
    <style:style style:name="P39" style:family="paragraph" style:parent-style-name="Text_20_body">
      <style:paragraph-properties fo:margin-top="0cm" fo:margin-bottom="0cm" loext:contextual-spacing="false" fo:line-height="100%" style:shadow="none">
        <style:tab-stops/>
      </style:paragraph-properties>
      <style:text-properties style:font-name="TlwgTypewriter" fo:font-size="12pt" fo:font-weight="normal" officeooo:rsid="003a6c62" officeooo:paragraph-rsid="0040364a" style:font-size-asian="12pt" style:font-weight-asian="normal" style:font-size-complex="12pt" style:font-weight-complex="normal"/>
    </style:style>
    <style:style style:name="P40" style:family="paragraph" style:parent-style-name="Text_20_body">
      <style:paragraph-properties fo:margin-top="0cm" fo:margin-bottom="0cm" loext:contextual-spacing="false" fo:line-height="100%" style:shadow="none">
        <style:tab-stops/>
      </style:paragraph-properties>
      <style:text-properties style:font-name="TlwgTypewriter" fo:font-size="12pt" fo:font-weight="normal" officeooo:rsid="003a6c62" officeooo:paragraph-rsid="00460696" style:font-size-asian="12pt" style:font-weight-asian="normal" style:font-size-complex="12pt" style:font-weight-complex="normal"/>
    </style:style>
    <style:style style:name="P41" style:family="paragraph" style:parent-style-name="Text_20_body">
      <style:paragraph-properties fo:margin-top="0cm" fo:margin-bottom="0cm" loext:contextual-spacing="false" fo:line-height="100%" style:shadow="none">
        <style:tab-stops/>
      </style:paragraph-properties>
      <style:text-properties style:font-name="TlwgTypewriter" fo:font-size="12pt" fo:font-weight="normal" officeooo:rsid="00505c02" officeooo:paragraph-rsid="00508eb9" style:font-size-asian="12pt" style:font-weight-asian="normal" style:font-size-complex="12pt" style:font-weight-complex="normal"/>
    </style:style>
    <style:style style:name="P42" style:family="paragraph" style:parent-style-name="Text_20_body">
      <style:paragraph-properties fo:margin-top="0cm" fo:margin-bottom="0cm" loext:contextual-spacing="false" fo:line-height="100%" style:shadow="none">
        <style:tab-stops/>
      </style:paragraph-properties>
      <style:text-properties style:font-name="TlwgTypewriter" fo:font-size="12pt" fo:font-weight="normal" officeooo:rsid="00505c02" officeooo:paragraph-rsid="00813466" style:font-size-asian="12pt" style:font-weight-asian="normal" style:font-size-complex="12pt" style:font-weight-complex="normal"/>
    </style:style>
    <style:style style:name="P43" style:family="paragraph" style:parent-style-name="Text_20_body">
      <style:paragraph-properties fo:margin-top="0cm" fo:margin-bottom="0cm" loext:contextual-spacing="false" fo:line-height="100%" style:shadow="none">
        <style:tab-stops/>
      </style:paragraph-properties>
      <style:text-properties style:font-name="TlwgTypewriter" fo:font-size="12pt" fo:font-style="italic" fo:font-weight="bold" officeooo:rsid="0046893e" officeooo:paragraph-rsid="0046893e" style:font-size-asian="12pt" style:font-style-asian="italic" style:font-weight-asian="bold" style:font-size-complex="12pt" style:font-style-complex="italic" style:font-weight-complex="bold"/>
    </style:style>
    <style:style style:name="P44" style:family="paragraph" style:parent-style-name="Text_20_body">
      <style:paragraph-properties fo:margin-top="0cm" fo:margin-bottom="0cm" loext:contextual-spacing="false" fo:line-height="100%" style:shadow="none">
        <style:tab-stops/>
      </style:paragraph-properties>
      <style:text-properties style:font-name="TlwgTypewriter" fo:font-size="12pt" fo:font-style="italic" fo:font-weight="bold" officeooo:rsid="0046893e" officeooo:paragraph-rsid="00760d44" style:font-size-asian="12pt" style:font-style-asian="italic" style:font-weight-asian="bold" style:font-size-complex="12pt" style:font-style-complex="italic" style:font-weight-complex="bold"/>
    </style:style>
    <style:style style:name="P45" style:family="paragraph" style:parent-style-name="Text_20_body">
      <style:paragraph-properties fo:margin-top="0cm" fo:margin-bottom="0cm" loext:contextual-spacing="false" fo:line-height="100%" style:shadow="none">
        <style:tab-stops/>
      </style:paragraph-properties>
      <style:text-properties style:font-name="TlwgTypewriter" fo:font-size="18pt" fo:font-weight="normal" officeooo:rsid="003a6c62" officeooo:paragraph-rsid="0044793e" style:font-size-asian="18pt" style:font-weight-asian="normal" style:font-size-complex="18pt" style:font-weight-complex="normal"/>
    </style:style>
    <style:style style:name="P46" style:family="paragraph" style:parent-style-name="Text_20_body">
      <style:paragraph-properties fo:margin-top="0cm" fo:margin-bottom="0cm" loext:contextual-spacing="false" fo:line-height="100%" style:shadow="none">
        <style:tab-stops/>
      </style:paragraph-properties>
      <style:text-properties officeooo:rsid="0046893e" officeooo:paragraph-rsid="0046893e"/>
    </style:style>
    <style:style style:name="P47" style:family="paragraph" style:parent-style-name="Text_20_body">
      <style:paragraph-properties fo:margin-top="0cm" fo:margin-bottom="0cm" loext:contextual-spacing="false" fo:line-height="100%" style:shadow="none">
        <style:tab-stops/>
      </style:paragraph-properties>
      <style:text-properties officeooo:rsid="0046893e" officeooo:paragraph-rsid="004d5455"/>
    </style:style>
    <style:style style:name="P48" style:family="paragraph" style:parent-style-name="Standard">
      <style:text-properties officeooo:rsid="000a4484" officeooo:paragraph-rsid="000a4484"/>
    </style:style>
    <style:style style:name="P49" style:family="paragraph" style:parent-style-name="Standard">
      <style:text-properties officeooo:rsid="000a4484" officeooo:paragraph-rsid="006a68b9"/>
    </style:style>
    <style:style style:name="P50" style:family="paragraph" style:parent-style-name="Standard">
      <style:text-properties officeooo:rsid="00058848" officeooo:paragraph-rsid="00058848"/>
    </style:style>
    <style:style style:name="P51" style:family="paragraph" style:parent-style-name="Standard">
      <style:text-properties officeooo:rsid="000b4675" officeooo:paragraph-rsid="000b4675"/>
    </style:style>
    <style:style style:name="P52" style:family="paragraph" style:parent-style-name="Standard">
      <style:text-properties officeooo:rsid="00041860" officeooo:paragraph-rsid="00041860"/>
    </style:style>
    <style:style style:name="P53" style:family="paragraph" style:parent-style-name="Standard">
      <style:text-properties officeooo:rsid="00077eb3" officeooo:paragraph-rsid="00077eb3"/>
    </style:style>
    <style:style style:name="P54" style:family="paragraph" style:parent-style-name="Standard">
      <style:text-properties fo:font-size="28pt" officeooo:rsid="000f8358" officeooo:paragraph-rsid="000f8358" style:font-size-asian="28pt" style:font-size-complex="28pt"/>
    </style:style>
    <style:style style:name="P55" style:family="paragraph" style:parent-style-name="Standard">
      <style:text-properties fo:font-size="28pt" officeooo:rsid="00058848" officeooo:paragraph-rsid="00058848" style:font-size-asian="28pt" style:font-size-complex="28pt"/>
    </style:style>
    <style:style style:name="P56" style:family="paragraph" style:parent-style-name="Standard">
      <style:text-properties fo:font-size="12pt" fo:font-style="italic" officeooo:rsid="00058848" officeooo:paragraph-rsid="00058848" style:font-size-asian="12pt" style:font-style-asian="italic" style:font-size-complex="12pt" style:font-style-complex="italic"/>
    </style:style>
    <style:style style:name="P57" style:family="paragraph" style:parent-style-name="Standard">
      <style:text-properties officeooo:rsid="002187e5" officeooo:paragraph-rsid="002187e5"/>
    </style:style>
    <style:style style:name="P58" style:family="paragraph" style:parent-style-name="Standard">
      <style:text-properties officeooo:rsid="002187e5" officeooo:paragraph-rsid="002515d9"/>
    </style:style>
    <style:style style:name="P59" style:family="paragraph" style:parent-style-name="Standard">
      <style:text-properties fo:font-style="normal" officeooo:rsid="002187e5" officeooo:paragraph-rsid="002515d9" style:font-style-asian="normal" style:font-style-complex="normal"/>
    </style:style>
    <style:style style:name="P60" style:family="paragraph" style:parent-style-name="Standard">
      <style:text-properties officeooo:rsid="001f904e" officeooo:paragraph-rsid="002515d9"/>
    </style:style>
    <style:style style:name="P61" style:family="paragraph" style:parent-style-name="Standard">
      <style:text-properties fo:font-style="italic" officeooo:rsid="002187e5" officeooo:paragraph-rsid="002515d9" style:font-style-asian="italic" style:font-style-complex="italic"/>
    </style:style>
    <style:style style:name="P62" style:family="paragraph" style:parent-style-name="Standard">
      <style:text-properties style:font-name="Nimbus Mono L" fo:font-style="italic" officeooo:rsid="002187e5" officeooo:paragraph-rsid="002515d9" style:font-style-asian="italic" style:font-style-complex="italic"/>
    </style:style>
    <style:style style:name="P63" style:family="paragraph" style:parent-style-name="Standard">
      <style:text-properties officeooo:rsid="002515d9" officeooo:paragraph-rsid="002515d9"/>
    </style:style>
    <style:style style:name="P64" style:family="paragraph" style:parent-style-name="Standard">
      <style:text-properties officeooo:rsid="002891e2" officeooo:paragraph-rsid="002891e2"/>
    </style:style>
    <style:style style:name="P65" style:family="paragraph" style:parent-style-name="Standard">
      <style:text-properties officeooo:rsid="00654625" officeooo:paragraph-rsid="00654625"/>
    </style:style>
    <style:style style:name="P66" style:family="paragraph" style:parent-style-name="Standard">
      <style:text-properties officeooo:rsid="00801245" officeooo:paragraph-rsid="00801245"/>
    </style:style>
    <style:style style:name="P67" style:family="paragraph" style:parent-style-name="Text_20_body">
      <style:text-properties officeooo:rsid="002d0801" officeooo:paragraph-rsid="002d0801"/>
    </style:style>
    <style:style style:name="P68" style:family="paragraph" style:parent-style-name="Text_20_body">
      <style:text-properties officeooo:rsid="002d0801" officeooo:paragraph-rsid="00617171"/>
    </style:style>
    <style:style style:name="P69" style:family="paragraph" style:parent-style-name="Text_20_body">
      <style:text-properties officeooo:rsid="002b4ac7" officeooo:paragraph-rsid="002b4ac7"/>
    </style:style>
    <style:style style:name="P70" style:family="paragraph" style:parent-style-name="Text_20_body">
      <style:text-properties officeooo:rsid="002b4ac7" officeooo:paragraph-rsid="00342589"/>
    </style:style>
    <style:style style:name="P71" style:family="paragraph" style:parent-style-name="Text_20_body">
      <style:text-properties style:font-name="TlwgTypewriter" fo:font-size="18pt" fo:font-weight="normal" officeooo:rsid="003a6c62" officeooo:paragraph-rsid="0040364a" style:font-size-asian="18pt" style:font-weight-asian="normal" style:font-size-complex="18pt" style:font-weight-complex="normal"/>
    </style:style>
    <style:style style:name="P72" style:family="paragraph" style:parent-style-name="Text_20_body">
      <style:text-properties style:font-name="TlwgTypewriter" fo:font-size="18pt" fo:font-style="normal" fo:font-weight="normal" officeooo:rsid="003a6c62" officeooo:paragraph-rsid="0040364a" style:font-size-asian="18pt" style:font-style-asian="normal" style:font-weight-asian="normal" style:font-size-complex="18pt" style:font-style-complex="normal" style:font-weight-complex="normal"/>
    </style:style>
    <style:style style:name="P73" style:family="paragraph" style:parent-style-name="Text_20_body">
      <style:text-properties officeooo:paragraph-rsid="002d526e"/>
    </style:style>
    <style:style style:name="P74" style:family="paragraph" style:parent-style-name="Text_20_body">
      <style:text-properties officeooo:rsid="003a6c62" officeooo:paragraph-rsid="0040364a"/>
    </style:style>
    <style:style style:name="P75" style:family="paragraph" style:parent-style-name="Text_20_body">
      <style:text-properties fo:font-style="normal" officeooo:rsid="003a6c62" officeooo:paragraph-rsid="003a6c62" style:font-style-asian="normal" style:font-style-complex="normal"/>
    </style:style>
    <style:style style:name="P76" style:family="paragraph" style:parent-style-name="Text_20_body">
      <style:text-properties officeooo:rsid="000a4484" officeooo:paragraph-rsid="006a68b9"/>
    </style:style>
    <style:style style:name="P77" style:family="paragraph" style:parent-style-name="Text_20_body">
      <style:text-properties officeooo:rsid="00308e91" officeooo:paragraph-rsid="00308e91"/>
    </style:style>
    <style:style style:name="P78" style:family="paragraph" style:parent-style-name="Table_20_Contents">
      <style:text-properties officeooo:rsid="000a4484" officeooo:paragraph-rsid="000a4484"/>
    </style:style>
    <style:style style:name="P79" style:family="paragraph" style:parent-style-name="Table_20_Contents">
      <style:text-properties officeooo:rsid="000e7b74" officeooo:paragraph-rsid="000e7b74"/>
    </style:style>
    <style:style style:name="P80" style:family="paragraph" style:parent-style-name="Table_20_Contents">
      <style:paragraph-properties fo:text-align="center" style:justify-single-word="false"/>
    </style:style>
    <style:style style:name="P81" style:family="paragraph" style:parent-style-name="Table_20_Contents">
      <style:paragraph-properties fo:text-align="center" style:justify-single-word="false"/>
      <style:text-properties style:font-name="Courier New" officeooo:rsid="000b4675" officeooo:paragraph-rsid="000b4675"/>
    </style:style>
    <style:style style:name="P82" style:family="paragraph" style:parent-style-name="Table_20_Contents">
      <style:paragraph-properties fo:text-align="center" style:justify-single-word="false"/>
      <style:text-properties style:font-name="Courier New"/>
    </style:style>
    <style:style style:name="P83" style:family="paragraph" style:parent-style-name="Table_20_Contents">
      <style:paragraph-properties fo:text-align="center" style:justify-single-word="false"/>
      <style:text-properties style:font-name="Courier New" officeooo:rsid="000c8ef4" officeooo:paragraph-rsid="000c8ef4"/>
    </style:style>
    <style:style style:name="P84" style:family="paragraph" style:parent-style-name="Table_20_Contents">
      <style:paragraph-properties fo:text-align="center" style:justify-single-word="false"/>
      <style:text-properties style:font-name="Courier New" officeooo:rsid="000c8ef4" officeooo:paragraph-rsid="001396c3"/>
    </style:style>
    <style:style style:name="P85" style:family="paragraph" style:parent-style-name="Table_20_Contents">
      <style:paragraph-properties fo:text-align="center" style:justify-single-word="false"/>
      <style:text-properties style:font-name="Courier New" officeooo:rsid="000c8ef4" officeooo:paragraph-rsid="006a68b9"/>
    </style:style>
    <style:style style:name="P86" style:family="paragraph" style:parent-style-name="Table_20_Contents">
      <style:paragraph-properties fo:text-align="center" style:justify-single-word="false"/>
      <style:text-properties style:font-name="Courier New" officeooo:rsid="000e7b74" officeooo:paragraph-rsid="000e7b74"/>
    </style:style>
    <style:style style:name="P87" style:family="paragraph" style:parent-style-name="Table_20_Contents">
      <style:paragraph-properties fo:text-align="center" style:justify-single-word="false"/>
      <style:text-properties style:font-name="Courier New" officeooo:rsid="0019a87d" officeooo:paragraph-rsid="0019a87d"/>
    </style:style>
    <style:style style:name="P88" style:family="paragraph" style:parent-style-name="Table_20_Contents">
      <style:paragraph-properties fo:text-align="center" style:justify-single-word="false"/>
      <style:text-properties style:font-name="Courier New" officeooo:rsid="001b4ea7" officeooo:paragraph-rsid="001b4ea7"/>
    </style:style>
    <style:style style:name="P89" style:family="paragraph" style:parent-style-name="Table_20_Contents">
      <style:paragraph-properties fo:text-align="center" style:justify-single-word="false"/>
      <style:text-properties style:font-name="Courier New" officeooo:rsid="006a68b9" officeooo:paragraph-rsid="006a68b9"/>
    </style:style>
    <style:style style:name="P90" style:family="paragraph" style:parent-style-name="Table_20_Contents">
      <style:text-properties officeooo:rsid="000c8ef4" officeooo:paragraph-rsid="000c8ef4"/>
    </style:style>
    <style:style style:name="P91" style:family="paragraph" style:parent-style-name="Table_20_Contents">
      <style:paragraph-properties fo:text-align="center" style:justify-single-word="false"/>
      <style:text-properties officeooo:rsid="000c8ef4" officeooo:paragraph-rsid="000c8ef4"/>
    </style:style>
    <style:style style:name="P92" style:family="paragraph" style:parent-style-name="Table_20_Contents">
      <style:text-properties officeooo:rsid="0019a87d" officeooo:paragraph-rsid="0019a87d"/>
    </style:style>
    <style:style style:name="P93" style:family="paragraph" style:parent-style-name="Table_20_Contents">
      <style:paragraph-properties fo:text-align="center" style:justify-single-word="false"/>
      <style:text-properties officeooo:rsid="0019a87d" officeooo:paragraph-rsid="0019a87d"/>
    </style:style>
    <style:style style:name="P94" style:family="paragraph" style:parent-style-name="Table_20_Contents">
      <style:text-properties officeooo:rsid="001b4ea7" officeooo:paragraph-rsid="001b4ea7"/>
    </style:style>
    <style:style style:name="P95" style:family="paragraph" style:parent-style-name="Table_20_Contents">
      <style:paragraph-properties fo:text-align="center" style:justify-single-word="false"/>
      <style:text-properties officeooo:rsid="001b4ea7" officeooo:paragraph-rsid="001b4ea7"/>
    </style:style>
    <style:style style:name="P96" style:family="paragraph" style:parent-style-name="Table_20_Contents">
      <style:text-properties officeooo:paragraph-rsid="00578730"/>
    </style:style>
    <style:style style:name="P97" style:family="paragraph" style:parent-style-name="Table_20_Contents">
      <style:text-properties officeooo:paragraph-rsid="006a68b9"/>
    </style:style>
    <style:style style:name="P98" style:family="paragraph" style:parent-style-name="Table_20_Contents">
      <style:text-properties officeooo:rsid="006a68b9" officeooo:paragraph-rsid="006a68b9"/>
    </style:style>
    <style:style style:name="P99" style:family="paragraph" style:parent-style-name="Standard">
      <style:paragraph-properties fo:break-before="page"/>
      <style:text-properties officeooo:rsid="00077eb3" officeooo:paragraph-rsid="00077eb3"/>
    </style:style>
    <style:style style:name="P100" style:family="paragraph" style:parent-style-name="Standard">
      <style:paragraph-properties fo:break-before="page"/>
      <style:text-properties officeooo:rsid="00041860" officeooo:paragraph-rsid="00041860"/>
    </style:style>
    <style:style style:name="P101" style:family="paragraph" style:parent-style-name="Standard">
      <style:paragraph-properties fo:break-before="page"/>
      <style:text-properties officeooo:rsid="000a4484" officeooo:paragraph-rsid="000a4484"/>
    </style:style>
    <style:style style:name="P102" style:family="paragraph" style:parent-style-name="Table_20_Heading">
      <style:text-properties officeooo:rsid="000a4484" officeooo:paragraph-rsid="000a4484"/>
    </style:style>
    <style:style style:name="P103" style:family="paragraph" style:parent-style-name="Table_20_Heading">
      <style:text-properties officeooo:rsid="000a4484" officeooo:paragraph-rsid="006a68b9"/>
    </style:style>
    <style:style style:name="P104" style:family="paragraph" style:parent-style-name="Table_20_Heading">
      <style:text-properties officeooo:rsid="000c8ef4" officeooo:paragraph-rsid="000c8ef4"/>
    </style:style>
    <style:style style:name="P105" style:family="paragraph" style:parent-style-name="Table_20_Heading">
      <style:text-properties officeooo:rsid="000c8ef4" officeooo:paragraph-rsid="006a68b9"/>
    </style:style>
    <style:style style:name="P106" style:family="paragraph" style:parent-style-name="Table_20_Heading">
      <style:text-properties officeooo:rsid="001711da" officeooo:paragraph-rsid="001711da"/>
    </style:style>
    <style:style style:name="P107" style:family="paragraph" style:parent-style-name="Contents_20_1">
      <style:paragraph-properties>
        <style:tab-stops>
          <style:tab-stop style:position="17.59cm" style:type="right" style:leader-style="dotted" style:leader-text="."/>
        </style:tab-stops>
      </style:paragraph-properties>
    </style:style>
    <style:style style:name="P108" style:family="paragraph" style:parent-style-name="Contents_20_2">
      <style:paragraph-properties>
        <style:tab-stops>
          <style:tab-stop style:position="17.09cm" style:type="right" style:leader-style="dotted" style:leader-text="."/>
        </style:tab-stops>
      </style:paragraph-properties>
    </style:style>
    <style:style style:name="P109" style:family="paragraph" style:parent-style-name="Contents_20_3">
      <style:paragraph-properties>
        <style:tab-stops>
          <style:tab-stop style:position="16.591cm" style:type="right" style:leader-style="dotted" style:leader-text="."/>
        </style:tab-stops>
      </style:paragraph-properties>
    </style:style>
    <style:style style:name="P110" style:family="paragraph" style:parent-style-name="Standard">
      <style:paragraph-properties fo:margin-top="0cm" fo:margin-bottom="0.254cm" loext:contextual-spacing="false" fo:line-height="120%"/>
      <style:text-properties officeooo:rsid="002d526e" officeooo:paragraph-rsid="00058848"/>
    </style:style>
    <style:style style:name="P111" style:family="paragraph" style:parent-style-name="Standard">
      <style:paragraph-properties fo:margin-top="0cm" fo:margin-bottom="0.254cm" loext:contextual-spacing="false" fo:line-height="120%"/>
      <style:text-properties officeooo:rsid="00041860" officeooo:paragraph-rsid="00041860"/>
    </style:style>
    <style:style style:name="P112" style:family="paragraph" style:parent-style-name="Standard">
      <style:paragraph-properties fo:margin-top="0cm" fo:margin-bottom="0.254cm" loext:contextual-spacing="false" fo:line-height="120%"/>
      <style:text-properties officeooo:rsid="00368e16" officeooo:paragraph-rsid="00821352"/>
    </style:style>
    <style:style style:name="P113" style:family="paragraph" style:parent-style-name="Standard">
      <style:text-properties officeooo:rsid="000a4484" officeooo:paragraph-rsid="000a4484"/>
    </style:style>
    <style:style style:name="P114" style:family="paragraph" style:parent-style-name="Standard">
      <style:text-properties fo:font-size="12pt" fo:font-style="italic" officeooo:rsid="00058848" officeooo:paragraph-rsid="00058848" style:font-size-asian="12pt" style:font-style-asian="italic" style:font-size-complex="12pt" style:font-style-complex="italic"/>
    </style:style>
    <style:style style:name="P115" style:family="paragraph" style:parent-style-name="Text_20_body">
      <style:paragraph-properties fo:margin-top="0cm" fo:margin-bottom="0cm" loext:contextual-spacing="false" fo:line-height="100%" style:shadow="none">
        <style:tab-stops/>
      </style:paragraph-properties>
      <style:text-properties style:font-name="TlwgTypewriter" fo:font-size="18pt" fo:font-weight="normal" officeooo:rsid="003a6c62" officeooo:paragraph-rsid="0040364a" style:font-size-asian="18pt" style:font-weight-asian="normal" style:font-size-complex="18pt" style:font-weight-complex="normal"/>
    </style:style>
    <style:style style:name="P116" style:family="paragraph" style:parent-style-name="Text_20_body">
      <style:paragraph-properties fo:margin-top="0cm" fo:margin-bottom="0cm" loext:contextual-spacing="false" fo:line-height="100%" style:shadow="none">
        <style:tab-stops/>
      </style:paragraph-properties>
      <style:text-properties style:font-name="TlwgTypewriter" fo:font-size="12pt" fo:font-weight="normal" officeooo:rsid="003a6c62" officeooo:paragraph-rsid="0040364a" style:font-size-asian="12pt" style:font-weight-asian="normal" style:font-size-complex="12pt" style:font-weight-complex="normal"/>
    </style:style>
    <style:style style:name="P117" style:family="paragraph" style:parent-style-name="Text_20_body">
      <style:paragraph-properties fo:margin-top="0cm" fo:margin-bottom="0cm" loext:contextual-spacing="false" fo:line-height="100%" style:shadow="none">
        <style:tab-stops/>
      </style:paragraph-properties>
      <style:text-properties style:font-name="TlwgTypewriter" fo:font-size="12pt" fo:font-weight="normal" officeooo:rsid="00505c02" officeooo:paragraph-rsid="00508eb9" style:font-size-asian="12pt" style:font-weight-asian="normal" style:font-size-complex="12pt" style:font-weight-complex="normal"/>
    </style:style>
    <style:style style:name="P118" style:family="paragraph" style:parent-style-name="Text_20_body">
      <style:paragraph-properties fo:margin-top="0cm" fo:margin-bottom="0cm" loext:contextual-spacing="false" fo:line-height="100%" style:shadow="none">
        <style:tab-stops/>
      </style:paragraph-properties>
      <style:text-properties officeooo:rsid="003a6c62" officeooo:paragraph-rsid="00460696"/>
    </style:style>
    <style:style style:name="P119" style:family="paragraph" style:parent-style-name="Text_20_body">
      <style:paragraph-properties fo:margin-top="0cm" fo:margin-bottom="0cm" loext:contextual-spacing="false" fo:line-height="100%" style:shadow="none">
        <style:tab-stops/>
      </style:paragraph-properties>
      <style:text-properties officeooo:rsid="003a6c62" officeooo:paragraph-rsid="0044793e"/>
    </style:style>
    <style:style style:name="P120" style:family="paragraph" style:parent-style-name="Text_20_body">
      <style:paragraph-properties fo:margin-top="0cm" fo:margin-bottom="0cm" loext:contextual-spacing="false" fo:line-height="100%" style:shadow="none">
        <style:tab-stops/>
      </style:paragraph-properties>
      <style:text-properties officeooo:rsid="003a6c62" officeooo:paragraph-rsid="004d5455"/>
    </style:style>
    <style:style style:name="P121" style:family="paragraph" style:parent-style-name="Text_20_body">
      <style:paragraph-properties fo:margin-top="0cm" fo:margin-bottom="0cm" loext:contextual-spacing="false" fo:line-height="100%" style:shadow="none">
        <style:tab-stops/>
      </style:paragraph-properties>
      <style:text-properties officeooo:rsid="003a6c62" officeooo:paragraph-rsid="0058ff75"/>
    </style:style>
    <style:style style:name="P122" style:family="paragraph" style:parent-style-name="Text_20_body">
      <style:paragraph-properties fo:margin-top="0cm" fo:margin-bottom="0cm" loext:contextual-spacing="false" fo:line-height="100%" style:shadow="none">
        <style:tab-stops/>
      </style:paragraph-properties>
      <style:text-properties officeooo:rsid="0042e65a" officeooo:paragraph-rsid="005cd515"/>
    </style:style>
    <style:style style:name="P123" style:family="paragraph" style:parent-style-name="Text_20_body">
      <style:paragraph-properties fo:margin-top="0cm" fo:margin-bottom="0cm" loext:contextual-spacing="false" fo:line-height="100%" style:shadow="none">
        <style:tab-stops/>
      </style:paragraph-properties>
      <style:text-properties officeooo:rsid="0042e65a" officeooo:paragraph-rsid="005bb3dc"/>
    </style:style>
    <style:style style:name="P124" style:family="paragraph" style:parent-style-name="Footer">
      <style:text-properties fo:color="#808080" officeooo:rsid="00058848" officeooo:paragraph-rsid="00058848"/>
    </style:style>
    <style:style style:name="P125" style:family="paragraph" style:parent-style-name="Header">
      <style:text-properties fo:color="#808080" style:font-name="Arial" fo:font-size="10pt" officeooo:rsid="00058848" officeooo:paragraph-rsid="00058848" style:font-size-asian="10pt" style:font-size-complex="10pt"/>
    </style:style>
    <style:style style:name="P126" style:family="paragraph" style:parent-style-name="Heading_20_2">
      <style:text-properties officeooo:rsid="00058848" officeooo:paragraph-rsid="002c6b1a"/>
    </style:style>
    <style:style style:name="P127" style:family="paragraph" style:parent-style-name="Heading_20_2">
      <style:text-properties officeooo:rsid="00058848" officeooo:paragraph-rsid="002b4ac7"/>
    </style:style>
    <style:style style:name="P128" style:family="paragraph" style:parent-style-name="Heading_20_2">
      <style:text-properties fo:font-style="normal" officeooo:rsid="00254bff" officeooo:paragraph-rsid="0038fd45" style:font-style-asian="normal" style:font-style-complex="normal"/>
    </style:style>
    <style:style style:name="P129" style:family="paragraph" style:parent-style-name="Heading_20_1">
      <style:paragraph-properties fo:break-before="page"/>
    </style:style>
    <style:style style:name="P130" style:family="paragraph" style:parent-style-name="Heading_20_1">
      <style:paragraph-properties fo:break-before="page"/>
      <style:text-properties officeooo:paragraph-rsid="0038fd45"/>
    </style:style>
    <style:style style:name="P131" style:family="paragraph" style:parent-style-name="Heading_20_3">
      <style:text-properties officeooo:rsid="002b4ac7" officeooo:paragraph-rsid="002d526e"/>
    </style:style>
    <style:style style:name="P132" style:family="paragraph" style:parent-style-name="Heading_20_3">
      <style:text-properties officeooo:paragraph-rsid="002b4ac7"/>
    </style:style>
    <style:style style:name="P133" style:family="paragraph" style:parent-style-name="Heading_20_3">
      <style:text-properties officeooo:paragraph-rsid="00342589"/>
    </style:style>
    <style:style style:name="P134" style:family="paragraph" style:parent-style-name="Heading_20_3">
      <style:text-properties officeooo:paragraph-rsid="003a6c62"/>
    </style:style>
    <style:style style:name="P135" style:family="paragraph">
      <style:paragraph-properties fo:margin-left="0cm" fo:margin-right="0cm" fo:margin-top="0cm" fo:margin-bottom="0cm" fo:line-height="100%" fo:text-align="center" fo:text-indent="0cm"/>
    </style:style>
    <style:style style:name="P136" style:family="paragraph">
      <loext:graphic-properties draw:fill="solid" draw:fill-color="#cc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37" style:family="paragraph">
      <loext:graphic-properties draw:fill="solid" draw:fill-color="#ffffcc"/>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38" style:family="paragraph">
      <loext:graphic-properties draw:fill="solid" draw:fill-color="#ff3333"/>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39" style:family="paragraph">
      <loext:graphic-properties draw:fill="solid" draw:fill-color="#ccffcc"/>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P140"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141" style:family="paragraph">
      <loext:graphic-properties draw:fill="solid" draw:fill-color="#9999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P142" style:family="paragraph">
      <loext:graphic-properties draw:fill="solid" draw:fill-color="#9999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P143" style:family="paragraph">
      <loext:graphic-properties draw:fill="solid" draw:fill-color="#cccc99"/>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P144" style:family="paragraph">
      <style:paragraph-properties fo:margin-left="0cm" fo:margin-right="0cm" fo:margin-top="0cm" fo:margin-bottom="0cm" fo:line-height="150%" fo:text-align="center" fo:text-indent="0cm">
        <style:tab-stops/>
      </style:paragraph-properties>
    </style:style>
    <style:style style:name="P145" style:family="paragraph">
      <loext:graphic-properties draw:fill="solid" draw:fill-color="#cfe7f5"/>
      <style:paragraph-properties fo:margin-left="0cm" fo:margin-right="0cm" fo:margin-top="0cm" fo:margin-bottom="0cm" fo:line-height="150%" fo:text-align="center" fo:text-indent="0cm">
        <style:tab-stops/>
      </style:paragraph-properties>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P146"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bold" style:letter-kerning="true" style:font-name-asian="Droid Sans Fallback" style:font-size-asian="14pt" style:font-style-asian="normal" style:font-weight-asian="bold" style:font-name-complex="FreeSans" style:font-size-complex="14pt" style:font-style-complex="normal" style:font-weight-complex="bold" style:text-emphasize="none" style:font-relief="none" style:text-overline-style="none" style:text-overline-color="font-color"/>
    </style:style>
    <style:style style:name="P147" style:family="paragraph">
      <loext:graphic-properties draw:fill="solid" draw:fill-color="#6666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8pt" fo:font-style="normal" fo:text-shadow="none" style:text-underline-style="none" fo:font-weight="normal" style:letter-kerning="true" style:font-name-asian="Droid Sans Fallback" style:font-size-asian="8pt" style:font-style-asian="normal" style:font-weight-asian="normal" style:font-name-complex="FreeSans" style:font-size-complex="8pt" style:font-style-complex="normal" style:font-weight-complex="normal" style:text-emphasize="none" style:font-relief="none" style:text-overline-style="none" style:text-overline-color="font-color"/>
    </style:style>
    <style:style style:name="P148" style:family="paragraph">
      <loext:graphic-properties draw:fill="solid" draw:fill-color="#1c1c1c"/>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8pt" fo:font-style="normal" fo:text-shadow="none" style:text-underline-style="none" fo:font-weight="normal" style:letter-kerning="true" style:font-name-asian="Droid Sans Fallback" style:font-size-asian="8pt" style:font-style-asian="normal" style:font-weight-asian="normal" style:font-name-complex="FreeSans" style:font-size-complex="8pt" style:font-style-complex="normal" style:font-weight-complex="normal" style:text-emphasize="none" style:font-relief="none" style:text-overline-style="none" style:text-overline-color="font-color"/>
    </style:style>
    <style:style style:name="P149" style:family="paragraph">
      <loext:graphic-properties draw:fill="solid" draw:fill-color="#ffffff"/>
      <style:paragraph-properties fo:margin-left="0cm" fo:margin-right="0cm" fo:margin-top="0cm" fo:margin-bottom="0cm" fo:line-height="150%" fo:text-align="center" fo:text-indent="0cm">
        <style:tab-stops/>
      </style:paragraph-properties>
      <style:text-properties fo:font-variant="normal" fo:text-transform="none" style:use-window-font-color="true" style:text-outline="false" style:text-line-through-style="none" style:text-line-through-type="none" style:font-name="Liberation Sans1" fo:font-size="16pt" fo:font-style="normal" fo:text-shadow="none" style:text-underline-style="none" fo:font-weight="bold" style:letter-kerning="true" style:font-name-asian="Droid Sans Fallback" style:font-size-asian="16pt" style:font-style-asian="normal" style:font-weight-asian="bold" style:font-name-complex="FreeSans" style:font-size-complex="16pt" style:font-style-complex="normal" style:font-weight-complex="bold" style:text-emphasize="none" style:font-relief="none" style:text-overline-style="none" style:text-overline-color="font-color"/>
    </style:style>
    <style:style style:name="T1" style:family="text">
      <style:text-properties officeooo:rsid="002d526e"/>
    </style:style>
    <style:style style:name="T2" style:family="text">
      <style:text-properties style:font-name="TlwgTypewriter" fo:font-size="18pt" fo:font-style="normal" fo:font-weight="normal" style:font-size-asian="18pt" style:font-style-asian="normal" style:font-weight-asian="normal" style:font-size-complex="18pt" style:font-style-complex="normal" style:font-weight-complex="normal"/>
    </style:style>
    <style:style style:name="T3" style:family="text">
      <style:text-properties style:font-name="TlwgTypewriter" fo:font-size="18pt" fo:font-style="normal" fo:font-weight="bold" officeooo:rsid="0044793e" style:font-size-asian="18pt" style:font-style-asian="normal" style:font-weight-asian="bold" style:font-size-complex="18pt" style:font-style-complex="normal" style:font-weight-complex="bold"/>
    </style:style>
    <style:style style:name="T4" style:family="text">
      <style:text-properties style:font-name="TlwgTypewriter" fo:font-size="12pt" fo:font-style="italic" fo:font-weight="bold" officeooo:rsid="005bb3dc" style:font-size-asian="12pt" style:font-style-asian="italic" style:font-weight-asian="bold" style:font-size-complex="12pt" style:font-style-complex="italic" style:font-weight-complex="bold"/>
    </style:style>
    <style:style style:name="T5" style:family="text">
      <style:text-properties style:font-name="TlwgTypewriter" fo:font-size="16pt" fo:font-style="normal" fo:font-weight="normal" style:font-size-asian="16pt" style:font-style-asian="normal" style:font-weight-asian="normal" style:font-size-complex="16pt" style:font-style-complex="normal" style:font-weight-complex="normal"/>
    </style:style>
    <style:style style:name="T6" style:family="text">
      <style:text-properties style:font-name="TlwgTypewriter" fo:font-size="12pt" fo:font-style="italic" fo:font-weight="bold" officeooo:rsid="0040364a" style:font-size-asian="12pt" style:font-style-asian="italic" style:font-weight-asian="bold" style:font-size-complex="12pt" style:font-style-complex="italic" style:font-weight-complex="bold"/>
    </style:style>
    <style:style style:name="T7" style:family="text">
      <style:text-properties style:font-name="TlwgTypewriter" fo:font-size="12pt" fo:font-style="italic" fo:font-weight="bold" style:font-size-asian="12pt" style:font-style-asian="italic" style:font-weight-asian="bold" style:font-size-complex="12pt" style:font-style-complex="italic" style:font-weight-complex="bold"/>
    </style:style>
    <style:style style:name="T8" style:family="text">
      <style:text-properties style:font-name="TlwgTypewriter" fo:font-size="12pt" fo:font-style="italic" fo:font-weight="bold" officeooo:rsid="003d3972" style:font-size-asian="12pt" style:font-style-asian="italic" style:font-weight-asian="bold" style:font-size-complex="12pt" style:font-style-complex="italic" style:font-weight-complex="bold"/>
    </style:style>
    <style:style style:name="T9" style:family="text">
      <style:text-properties fo:color="#ff3333" style:font-name="TlwgTypewriter" fo:font-size="18pt" fo:font-style="normal" fo:font-weight="bold" officeooo:rsid="003d3972" style:font-size-asian="18pt" style:font-style-asian="normal" style:font-weight-asian="bold" style:font-size-complex="18pt" style:font-style-complex="normal" style:font-weight-complex="bold"/>
    </style:style>
    <style:style style:name="T10" style:family="text">
      <style:text-properties style:font-name="TlwgTypewriter" fo:font-size="16pt" fo:font-style="italic" fo:font-weight="normal" officeooo:rsid="004da850" style:font-size-asian="16pt" style:font-style-asian="italic" style:font-weight-asian="normal" style:font-size-complex="16pt" style:font-style-complex="italic" style:font-weight-complex="normal"/>
    </style:style>
    <style:style style:name="T11" style:family="text">
      <style:text-properties style:font-name="TlwgTypewriter" fo:font-size="16pt" fo:font-style="italic" fo:font-weight="normal" officeooo:rsid="0058ff75" style:font-size-asian="16pt" style:font-style-asian="italic" style:font-weight-asian="normal" style:font-size-complex="16pt" style:font-style-complex="italic" style:font-weight-complex="normal"/>
    </style:style>
    <style:style style:name="T12" style:family="text">
      <style:text-properties style:font-name="TlwgTypewriter" fo:font-size="12pt" fo:font-style="italic" fo:font-weight="bold" officeooo:rsid="0058ff75" style:font-size-asian="12pt" style:font-style-asian="italic" style:font-weight-asian="bold" style:font-size-complex="12pt" style:font-style-complex="italic" style:font-weight-complex="bold"/>
    </style:style>
    <style:style style:name="T13" style:family="text">
      <style:text-properties officeooo:rsid="00508eb9"/>
    </style:style>
    <style:style style:name="T14" style:family="text">
      <style:text-properties fo:font-style="italic" officeooo:rsid="00508eb9" style:font-style-asian="italic" style:font-style-complex="italic"/>
    </style:style>
    <style:style style:name="T15" style:family="text">
      <style:text-properties fo:font-weight="bold" style:font-weight-asian="bold" style:font-weight-complex="bold"/>
    </style:style>
    <style:style style:name="T16" style:family="text">
      <style:text-properties fo:font-weight="bold" officeooo:rsid="000f8358" style:font-weight-asian="bold" style:font-weight-complex="bold"/>
    </style:style>
    <style:style style:name="T17" style:family="text">
      <style:text-properties fo:font-weight="bold" officeooo:rsid="00238333" style:font-weight-asian="bold" style:font-weight-complex="bold"/>
    </style:style>
    <style:style style:name="T18" style:family="text">
      <style:text-properties style:text-position="super 58%"/>
    </style:style>
    <style:style style:name="T19" style:family="text">
      <style:text-properties officeooo:rsid="002d526e"/>
    </style:style>
    <style:style style:name="T20" style:family="text">
      <style:text-properties style:font-name="TlwgTypewriter" fo:font-size="18pt" fo:font-style="normal" fo:font-weight="normal" style:font-size-asian="18pt" style:font-style-asian="normal" style:font-weight-asian="normal" style:font-size-complex="18pt" style:font-style-complex="normal" style:font-weight-complex="normal"/>
    </style:style>
    <style:style style:name="T21" style:family="text">
      <style:text-properties style:font-name="TlwgTypewriter" fo:font-size="18pt" fo:font-style="normal" fo:font-weight="normal" officeooo:rsid="004d5455" style:font-size-asian="18pt" style:font-style-asian="normal" style:font-weight-asian="normal" style:font-size-complex="18pt" style:font-style-complex="normal" style:font-weight-complex="normal"/>
    </style:style>
    <style:style style:name="T22" style:family="text">
      <style:text-properties style:font-name="TlwgTypewriter" fo:font-size="18pt" fo:font-style="normal" fo:font-weight="bold" officeooo:rsid="0044793e" style:font-size-asian="18pt" style:font-style-asian="normal" style:font-weight-asian="bold" style:font-size-complex="18pt" style:font-style-complex="normal" style:font-weight-complex="bold"/>
    </style:style>
    <style:style style:name="T23" style:family="text">
      <style:text-properties style:font-name="TlwgTypewriter" fo:font-size="18pt" fo:font-style="normal" fo:font-weight="bold" officeooo:rsid="00422fdb" style:font-size-asian="18pt" style:font-style-asian="normal" style:font-weight-asian="bold" style:font-size-complex="18pt" style:font-style-complex="normal" style:font-weight-complex="bold"/>
    </style:style>
    <style:style style:name="T24" style:family="text">
      <style:text-properties style:font-name="TlwgTypewriter" fo:font-size="18pt" fo:font-style="normal" fo:font-weight="bold" officeooo:rsid="00469e29" style:font-size-asian="18pt" style:font-style-asian="normal" style:font-weight-asian="bold" style:font-size-complex="18pt" style:font-style-complex="normal" style:font-weight-complex="bold"/>
    </style:style>
    <style:style style:name="T25" style:family="text">
      <style:text-properties style:font-name="TlwgTypewriter" fo:font-size="18pt" fo:font-style="normal" fo:font-weight="bold" officeooo:rsid="00499bb7" style:font-size-asian="18pt" style:font-style-asian="normal" style:font-weight-asian="bold" style:font-size-complex="18pt" style:font-style-complex="normal" style:font-weight-complex="bold"/>
    </style:style>
    <style:style style:name="T26" style:family="text">
      <style:text-properties style:font-name="TlwgTypewriter" fo:font-size="18pt" fo:font-style="normal" fo:font-weight="bold" officeooo:rsid="004b2a1d" style:font-size-asian="18pt" style:font-style-asian="normal" style:font-weight-asian="bold" style:font-size-complex="18pt" style:font-style-complex="normal" style:font-weight-complex="bold"/>
    </style:style>
    <style:style style:name="T27" style:family="text">
      <style:text-properties style:font-name="TlwgTypewriter" fo:font-size="18pt" fo:font-style="normal" fo:font-weight="bold" officeooo:rsid="004bd2c3" style:font-size-asian="18pt" style:font-style-asian="normal" style:font-weight-asian="bold" style:font-size-complex="18pt" style:font-style-complex="normal" style:font-weight-complex="bold"/>
    </style:style>
    <style:style style:name="T28" style:family="text">
      <style:text-properties style:font-name="TlwgTypewriter" fo:font-size="18pt" fo:font-style="normal" fo:font-weight="bold" officeooo:rsid="004c6d70" style:font-size-asian="18pt" style:font-style-asian="normal" style:font-weight-asian="bold" style:font-size-complex="18pt" style:font-style-complex="normal" style:font-weight-complex="bold"/>
    </style:style>
    <style:style style:name="T29" style:family="text">
      <style:text-properties style:font-name="TlwgTypewriter" fo:font-size="18pt" fo:font-style="normal" fo:font-weight="bold" officeooo:rsid="004c6e9b" style:font-size-asian="18pt" style:font-style-asian="normal" style:font-weight-asian="bold" style:font-size-complex="18pt" style:font-style-complex="normal" style:font-weight-complex="bold"/>
    </style:style>
    <style:style style:name="T30" style:family="text">
      <style:text-properties style:font-name="TlwgTypewriter" fo:font-size="12pt" fo:font-style="italic" fo:font-weight="bold" style:font-size-asian="12pt" style:font-style-asian="italic" style:font-weight-asian="bold" style:font-size-complex="12pt" style:font-style-complex="italic" style:font-weight-complex="bold"/>
    </style:style>
    <style:style style:name="T31" style:family="text">
      <style:text-properties style:font-name="TlwgTypewriter" fo:font-size="12pt" fo:font-style="italic" fo:font-weight="bold" officeooo:rsid="005bb3dc" style:font-size-asian="12pt" style:font-style-asian="italic" style:font-weight-asian="bold" style:font-size-complex="12pt" style:font-style-complex="italic" style:font-weight-complex="bold"/>
    </style:style>
    <style:style style:name="T32" style:family="text">
      <style:text-properties style:font-name="TlwgTypewriter" fo:font-size="12pt" fo:font-style="italic" fo:font-weight="bold" officeooo:rsid="0040364a" style:font-size-asian="12pt" style:font-style-asian="italic" style:font-weight-asian="bold" style:font-size-complex="12pt" style:font-style-complex="italic" style:font-weight-complex="bold"/>
    </style:style>
    <style:style style:name="T33" style:family="text">
      <style:text-properties style:font-name="TlwgTypewriter" fo:font-size="12pt" fo:font-style="italic" fo:font-weight="bold" officeooo:rsid="003d3972" style:font-size-asian="12pt" style:font-style-asian="italic" style:font-weight-asian="bold" style:font-size-complex="12pt" style:font-style-complex="italic" style:font-weight-complex="bold"/>
    </style:style>
    <style:style style:name="T34" style:family="text">
      <style:text-properties style:font-name="TlwgTypewriter" fo:font-size="12pt" fo:font-style="italic" fo:font-weight="bold" officeooo:rsid="0058ff75" style:font-size-asian="12pt" style:font-style-asian="italic" style:font-weight-asian="bold" style:font-size-complex="12pt" style:font-style-complex="italic" style:font-weight-complex="bold"/>
    </style:style>
    <style:style style:name="T35" style:family="text">
      <style:text-properties style:font-name="TlwgTypewriter" fo:font-size="12pt" fo:font-style="italic" fo:font-weight="bold" officeooo:rsid="00460696" style:font-size-asian="12pt" style:font-style-asian="italic" style:font-weight-asian="bold" style:font-size-complex="12pt" style:font-style-complex="italic" style:font-weight-complex="bold"/>
    </style:style>
    <style:style style:name="T36" style:family="text">
      <style:text-properties style:font-name="TlwgTypewriter" fo:font-size="12pt" fo:font-style="italic" fo:font-weight="bold" officeooo:rsid="0046893e" style:font-size-asian="12pt" style:font-style-asian="italic" style:font-weight-asian="bold" style:font-size-complex="12pt" style:font-style-complex="italic" style:font-weight-complex="bold"/>
    </style:style>
    <style:style style:name="T37" style:family="text">
      <style:text-properties style:font-name="TlwgTypewriter" fo:font-size="12pt" fo:font-style="italic" fo:font-weight="bold" officeooo:rsid="00479e13" style:font-size-asian="12pt" style:font-style-asian="italic" style:font-weight-asian="bold" style:font-size-complex="12pt" style:font-style-complex="italic" style:font-weight-complex="bold"/>
    </style:style>
    <style:style style:name="T38" style:family="text">
      <style:text-properties style:font-name="TlwgTypewriter" fo:font-size="12pt" fo:font-style="italic" fo:font-weight="bold" officeooo:rsid="00499bb7" style:font-size-asian="12pt" style:font-style-asian="italic" style:font-weight-asian="bold" style:font-size-complex="12pt" style:font-style-complex="italic" style:font-weight-complex="bold"/>
    </style:style>
    <style:style style:name="T39" style:family="text">
      <style:text-properties style:font-name="TlwgTypewriter" fo:font-size="12pt" fo:font-style="italic" fo:font-weight="bold" officeooo:rsid="004c6e9b" style:font-size-asian="12pt" style:font-style-asian="italic" style:font-weight-asian="bold" style:font-size-complex="12pt" style:font-style-complex="italic" style:font-weight-complex="bold"/>
    </style:style>
    <style:style style:name="T40" style:family="text">
      <style:text-properties style:font-name="TlwgTypewriter" fo:font-size="12pt" fo:font-style="italic" fo:font-weight="bold" officeooo:rsid="004d5455" style:font-size-asian="12pt" style:font-style-asian="italic" style:font-weight-asian="bold" style:font-size-complex="12pt" style:font-style-complex="italic" style:font-weight-complex="bold"/>
    </style:style>
    <style:style style:name="T41" style:family="text">
      <style:text-properties style:font-name="TlwgTypewriter" fo:font-size="12pt" fo:font-style="italic" fo:font-weight="bold" officeooo:rsid="00532557" style:font-size-asian="12pt" style:font-style-asian="italic" style:font-weight-asian="bold" style:font-size-complex="12pt" style:font-style-complex="italic" style:font-weight-complex="bold"/>
    </style:style>
    <style:style style:name="T42" style:family="text">
      <style:text-properties style:font-name="TlwgTypewriter" fo:font-size="12pt" fo:font-style="italic" fo:font-weight="bold" officeooo:rsid="00760d44" style:font-size-asian="12pt" style:font-style-asian="italic" style:font-weight-asian="bold" style:font-size-complex="12pt" style:font-style-complex="italic" style:font-weight-complex="bold"/>
    </style:style>
    <style:style style:name="T43" style:family="text">
      <style:text-properties style:font-name="TlwgTypewriter" fo:font-size="12pt" fo:font-style="normal" fo:font-weight="normal" officeooo:rsid="003a6c62" style:font-size-asian="12pt" style:font-style-asian="normal" style:font-weight-asian="normal" style:font-size-complex="12pt" style:font-style-complex="normal" style:font-weight-complex="normal"/>
    </style:style>
    <style:style style:name="T44" style:family="text">
      <style:text-properties style:font-name="TlwgTypewriter" fo:font-size="16pt" fo:font-style="normal" fo:font-weight="normal" style:font-size-asian="16pt" style:font-style-asian="normal" style:font-weight-asian="normal" style:font-size-complex="16pt" style:font-style-complex="normal" style:font-weight-complex="normal"/>
    </style:style>
    <style:style style:name="T45" style:family="text">
      <style:text-properties style:font-name="TlwgTypewriter" fo:font-size="16pt" fo:font-style="normal" fo:font-weight="normal" officeooo:rsid="004a2f4a" style:font-size-asian="16pt" style:font-style-asian="normal" style:font-weight-asian="normal" style:font-size-complex="16pt" style:font-style-complex="normal" style:font-weight-complex="normal"/>
    </style:style>
    <style:style style:name="T46" style:family="text">
      <style:text-properties style:font-name="TlwgTypewriter" fo:font-size="16pt" fo:font-style="normal" fo:font-weight="normal" officeooo:rsid="004b2a1d" style:font-size-asian="16pt" style:font-style-asian="normal" style:font-weight-asian="normal" style:font-size-complex="16pt" style:font-style-complex="normal" style:font-weight-complex="normal"/>
    </style:style>
    <style:style style:name="T47" style:family="text">
      <style:text-properties style:font-name="TlwgTypewriter" fo:font-size="16pt" fo:font-style="normal" fo:font-weight="normal" officeooo:rsid="004bd2c3" style:font-size-asian="16pt" style:font-style-asian="normal" style:font-weight-asian="normal" style:font-size-complex="16pt" style:font-style-complex="normal" style:font-weight-complex="normal"/>
    </style:style>
    <style:style style:name="T48" style:family="text">
      <style:text-properties style:font-name="TlwgTypewriter" fo:font-size="16pt" fo:font-style="normal" fo:font-weight="normal" officeooo:rsid="004c6d70" style:font-size-asian="16pt" style:font-style-asian="normal" style:font-weight-asian="normal" style:font-size-complex="16pt" style:font-style-complex="normal" style:font-weight-complex="normal"/>
    </style:style>
    <style:style style:name="T49" style:family="text">
      <style:text-properties style:font-name="TlwgTypewriter" fo:font-size="16pt" fo:font-style="normal" fo:font-weight="normal" officeooo:rsid="005e3ead" style:font-size-asian="16pt" style:font-style-asian="normal" style:font-weight-asian="normal" style:font-size-complex="16pt" style:font-style-complex="normal" style:font-weight-complex="normal"/>
    </style:style>
    <style:style style:name="T50" style:family="text">
      <style:text-properties style:font-name="TlwgTypewriter" fo:font-size="16pt" fo:font-style="italic" fo:font-weight="normal" officeooo:rsid="004da850" style:font-size-asian="16pt" style:font-style-asian="italic" style:font-weight-asian="normal" style:font-size-complex="16pt" style:font-style-complex="italic" style:font-weight-complex="normal"/>
    </style:style>
    <style:style style:name="T51" style:family="text">
      <style:text-properties style:font-name="TlwgTypewriter" fo:font-size="16pt" fo:font-style="italic" fo:font-weight="normal" officeooo:rsid="0058ff75" style:font-size-asian="16pt" style:font-style-asian="italic" style:font-weight-asian="normal" style:font-size-complex="16pt" style:font-style-complex="italic" style:font-weight-complex="normal"/>
    </style:style>
    <style:style style:name="T52" style:family="text">
      <style:text-properties style:font-name="TlwgTypewriter" fo:font-size="16pt" fo:font-style="italic" fo:font-weight="normal" officeooo:rsid="00813466" style:font-size-asian="16pt" style:font-style-asian="italic" style:font-weight-asian="normal" style:font-size-complex="16pt" style:font-style-complex="italic" style:font-weight-complex="normal"/>
    </style:style>
    <style:style style:name="T53" style:family="text">
      <style:text-properties fo:color="#ff3333" style:font-name="TlwgTypewriter" fo:font-size="18pt" fo:font-style="normal" fo:font-weight="bold" style:font-size-asian="18pt" style:font-style-asian="normal" style:font-weight-asian="bold" style:font-size-complex="18pt" style:font-style-complex="normal" style:font-weight-complex="bold"/>
    </style:style>
    <style:style style:name="T54" style:family="text">
      <style:text-properties fo:color="#ff3333" style:font-name="TlwgTypewriter" fo:font-size="18pt" fo:font-style="normal" fo:font-weight="bold" officeooo:rsid="003d3972" style:font-size-asian="18pt" style:font-style-asian="normal" style:font-weight-asian="bold" style:font-size-complex="18pt" style:font-style-complex="normal" style:font-weight-complex="bold"/>
    </style:style>
    <style:style style:name="T55" style:family="text">
      <style:text-properties fo:color="#ff3333" style:font-name="TlwgTypewriter" fo:font-size="18pt" fo:font-style="normal" fo:font-weight="bold" officeooo:rsid="004d5455" style:font-size-asian="18pt" style:font-style-asian="normal" style:font-weight-asian="bold" style:font-size-complex="18pt" style:font-style-complex="normal" style:font-weight-complex="bold"/>
    </style:style>
    <style:style style:name="T56" style:family="text">
      <style:text-properties fo:color="#ff3333" style:font-name="TlwgTypewriter" fo:font-size="18pt" fo:font-style="normal" fo:font-weight="bold" officeooo:rsid="00597d09" style:font-size-asian="18pt" style:font-style-asian="normal" style:font-weight-asian="bold" style:font-size-complex="18pt" style:font-style-complex="normal" style:font-weight-complex="bold"/>
    </style:style>
    <style:style style:name="T57" style:family="text">
      <style:text-properties officeooo:rsid="00508eb9"/>
    </style:style>
    <style:style style:name="T58" style:family="text">
      <style:text-properties fo:font-style="italic" style:font-style-asian="italic" style:font-style-complex="italic"/>
    </style:style>
    <style:style style:name="T59" style:family="text">
      <style:text-properties fo:font-style="italic" officeooo:rsid="00508eb9" style:font-style-asian="italic" style:font-style-complex="italic"/>
    </style:style>
    <style:style style:name="T60" style:family="text">
      <style:text-properties fo:font-style="italic" officeooo:rsid="000a4484" style:font-style-asian="italic" style:font-style-complex="italic"/>
    </style:style>
    <style:style style:name="T61" style:family="text">
      <style:text-properties fo:font-style="italic" fo:font-weight="normal" officeooo:rsid="0019a87d" style:font-style-asian="italic" style:font-weight-asian="normal" style:font-style-complex="italic" style:font-weight-complex="normal"/>
    </style:style>
    <style:style style:name="T62" style:family="text">
      <style:text-properties officeooo:rsid="003081c5"/>
    </style:style>
    <style:style style:name="T63" style:family="text">
      <style:text-properties officeooo:rsid="002e3480"/>
    </style:style>
    <style:style style:name="T64" style:family="text">
      <style:text-properties officeooo:rsid="001d4171"/>
    </style:style>
    <style:style style:name="T65" style:family="text">
      <style:text-properties fo:font-style="normal" style:font-style-asian="normal" style:font-style-complex="normal"/>
    </style:style>
    <style:style style:name="T66" style:family="text">
      <style:text-properties fo:font-style="normal" officeooo:rsid="0044793e" style:font-style-asian="normal" style:font-style-complex="normal"/>
    </style:style>
    <style:style style:name="T67" style:family="text">
      <style:text-properties fo:font-size="16pt" fo:font-style="normal" officeooo:rsid="00422fdb" style:font-size-asian="16pt" style:font-style-asian="normal" style:font-size-complex="16pt" style:font-style-complex="normal"/>
    </style:style>
    <style:style style:name="T68" style:family="text">
      <style:text-properties fo:font-size="16pt" fo:font-style="italic" officeooo:rsid="004da850" style:font-size-asian="16pt" style:font-style-asian="italic" style:font-size-complex="16pt" style:font-style-complex="italic"/>
    </style:style>
    <style:style style:name="T69" style:family="text">
      <style:text-properties fo:font-size="16pt" fo:font-style="italic" officeooo:rsid="00813466" style:font-size-asian="16pt" style:font-style-asian="italic" style:font-size-complex="16pt" style:font-style-complex="italic"/>
    </style:style>
    <style:style style:name="T70" style:family="text">
      <style:text-properties officeooo:rsid="00058848"/>
    </style:style>
    <style:style style:name="T71" style:family="text">
      <style:text-properties officeooo:rsid="003295c4"/>
    </style:style>
    <style:style style:name="T72" style:family="text">
      <style:text-properties officeooo:rsid="000a4484"/>
    </style:style>
    <style:style style:name="T73" style:family="text">
      <style:text-properties fo:font-weight="normal" style:font-weight-asian="normal" style:font-weight-complex="normal"/>
    </style:style>
    <style:style style:name="T74" style:family="text">
      <style:text-properties fo:font-weight="normal" officeooo:rsid="000a4484" style:font-weight-asian="normal" style:font-weight-complex="normal"/>
    </style:style>
    <style:style style:name="T75" style:family="text">
      <style:text-properties fo:font-weight="normal" officeooo:rsid="0019a87d" style:font-weight-asian="normal" style:font-weight-complex="normal"/>
    </style:style>
    <style:style style:name="T76" style:family="text">
      <style:text-properties officeooo:rsid="000c8ef4"/>
    </style:style>
    <style:style style:name="T77" style:family="text">
      <style:text-properties officeooo:rsid="000e7b74"/>
    </style:style>
    <style:style style:name="T78" style:family="text">
      <style:text-properties style:font-name="Liberation Serif"/>
    </style:style>
    <style:style style:name="T79" style:family="text">
      <style:text-properties style:font-name="Liberation Serif" officeooo:rsid="000c8ef4"/>
    </style:style>
    <style:style style:name="T80" style:family="text">
      <style:text-properties style:font-name="Liberation Serif" officeooo:rsid="006a68b9"/>
    </style:style>
    <style:style style:name="T81" style:family="text">
      <style:text-properties officeooo:rsid="001711da"/>
    </style:style>
    <style:style style:name="T82" style:family="text">
      <style:text-properties officeooo:rsid="0017705a"/>
    </style:style>
    <style:style style:name="T83" style:family="text">
      <style:text-properties officeooo:rsid="001b4ea7"/>
    </style:style>
    <style:style style:name="T84" style:family="text">
      <style:text-properties officeooo:rsid="001d95e7"/>
    </style:style>
    <style:style style:name="T85" style:family="text">
      <style:text-properties officeooo:rsid="002187e5"/>
    </style:style>
    <style:style style:name="T86" style:family="text">
      <style:text-properties officeooo:rsid="00228d06"/>
    </style:style>
    <style:style style:name="T87" style:family="text">
      <style:text-properties officeooo:rsid="002515d9"/>
    </style:style>
    <style:style style:name="T88" style:family="text">
      <style:text-properties officeooo:rsid="00298d20"/>
    </style:style>
    <style:style style:name="T89" style:family="text">
      <style:text-properties officeooo:rsid="002b4ac7"/>
    </style:style>
    <style:style style:name="T90" style:family="text">
      <style:text-properties officeooo:rsid="002c6b1a"/>
    </style:style>
    <style:style style:name="T91" style:family="text">
      <style:text-properties officeooo:rsid="002d0801"/>
    </style:style>
    <style:style style:name="T92" style:family="text">
      <style:text-properties officeooo:rsid="00308e91"/>
    </style:style>
    <style:style style:name="T93" style:family="text">
      <style:text-properties officeooo:rsid="0035800e"/>
    </style:style>
    <style:style style:name="T94" style:family="text">
      <style:text-properties officeooo:rsid="0038fd45"/>
    </style:style>
    <style:style style:name="T95" style:family="text">
      <style:text-properties officeooo:rsid="003a6c62"/>
    </style:style>
    <style:style style:name="T96" style:family="text">
      <style:text-properties officeooo:rsid="00578730"/>
    </style:style>
    <style:style style:name="T97" style:family="text">
      <style:text-properties officeooo:rsid="005ff0fe"/>
    </style:style>
    <style:style style:name="T98" style:family="text">
      <style:text-properties officeooo:rsid="00617171"/>
    </style:style>
    <style:style style:name="T99" style:family="text">
      <style:text-properties officeooo:rsid="0062a4eb"/>
    </style:style>
    <style:style style:name="T100" style:family="text">
      <style:text-properties officeooo:rsid="00654625"/>
    </style:style>
    <style:style style:name="T101" style:family="text">
      <style:text-properties officeooo:rsid="006a68b9"/>
    </style:style>
    <style:style style:name="T102" style:family="text">
      <style:text-properties officeooo:rsid="00760d44"/>
    </style:style>
    <style:style style:name="T103" style:family="text">
      <style:text-properties officeooo:rsid="007c9180"/>
    </style:style>
    <style:style style:name="T104" style:family="text">
      <style:text-properties officeooo:rsid="00821352"/>
    </style:style>
    <style:style style:name="T105" style:family="text">
      <style:text-properties officeooo:rsid="0083c743"/>
    </style:style>
    <style:style style:name="T106" style:family="text">
      <style:text-properties officeooo:rsid="00854746"/>
    </style:style>
    <style:style style:name="T107" style:family="text">
      <style:text-properties fo:font-variant="normal" fo:text-transform="none" style:use-window-font-color="true" style:text-outline="false" style:text-line-through-style="none" style:text-line-through-type="none" style:font-name="Liberation Sans1" fo:font-size="12pt" fo:font-style="normal" fo:text-shadow="none" style:text-underline-style="none" fo:font-weight="normal" style:letter-kerning="true" style:font-name-asian="Droid Sans Fallback"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108" style:family="text">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09" style:family="text">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bold" style:letter-kerning="true" style:font-name-asian="Droid Sans Fallback" style:font-size-asian="14pt" style:font-style-asian="normal" style:font-weight-asian="bold" style:font-name-complex="FreeSans" style:font-size-complex="14pt" style:font-style-complex="normal" style:font-weight-complex="bold" style:text-emphasize="none" style:font-relief="none" style:text-overline-style="none" style:text-overline-color="font-color"/>
    </style:style>
    <style:style style:name="T110" style:family="text">
      <style:text-properties fo:font-variant="normal" fo:text-transform="none" style:use-window-font-color="true" style:text-outline="false" style:text-line-through-style="none" style:text-line-through-type="none" style:font-name="Liberation Sans1" fo:font-size="8pt" fo:font-style="normal" fo:text-shadow="none" style:text-underline-style="none" fo:font-weight="normal" style:letter-kerning="true" style:font-name-asian="Droid Sans Fallback" style:font-size-asian="8pt" style:font-style-asian="normal" style:font-weight-asian="normal" style:font-name-complex="FreeSans" style:font-size-complex="8pt" style:font-style-complex="normal" style:font-weight-complex="normal" style:text-emphasize="none" style:font-relief="none" style:text-overline-style="none" style:text-overline-color="font-color"/>
    </style:style>
    <style:style style:name="T111" style:family="text">
      <style:text-properties fo:font-variant="normal" fo:text-transform="none" style:use-window-font-color="true" style:text-outline="false" style:text-line-through-style="none" style:text-line-through-type="none" style:font-name="Liberation Sans1" fo:font-size="8pt" fo:font-style="italic" fo:text-shadow="none" style:text-underline-style="none" fo:font-weight="normal" style:letter-kerning="true" style:font-name-asian="Droid Sans Fallback" style:font-size-asian="8pt" style:font-style-asian="italic" style:font-weight-asian="normal" style:font-name-complex="FreeSans" style:font-size-complex="8pt" style:font-style-complex="italic" style:font-weight-complex="normal" style:text-emphasize="none" style:font-relief="none" style:text-overline-style="none" style:text-overline-color="font-color"/>
    </style:style>
    <style:style style:name="T112" style:family="text">
      <style:text-properties fo:font-variant="normal" fo:text-transform="none" style:use-window-font-color="true" style:text-outline="false" style:text-line-through-style="none" style:text-line-through-type="none" style:font-name="Liberation Sans1" fo:font-size="8pt" fo:font-style="italic" fo:text-shadow="none" style:text-underline-style="none" fo:font-weight="bold" style:letter-kerning="true" style:font-name-asian="Droid Sans Fallback" style:font-size-asian="8pt" style:font-style-asian="italic" style:font-weight-asian="bold" style:font-name-complex="FreeSans" style:font-size-complex="8pt" style:font-style-complex="italic" style:font-weight-complex="bold" style:text-emphasize="none" style:font-relief="none" style:text-overline-style="none" style:text-overline-color="font-color"/>
    </style:style>
    <style:style style:name="T113" style:family="text">
      <style:text-properties fo:font-variant="normal" fo:text-transform="none" style:use-window-font-color="true" style:text-outline="false" style:text-line-through-style="none" style:text-line-through-type="none" style:font-name="Liberation Sans1" fo:font-size="16pt" fo:font-style="normal" fo:text-shadow="none" style:text-underline-style="none" fo:font-weight="bold" style:letter-kerning="true" style:font-name-asian="Droid Sans Fallback" style:font-size-asian="16pt" style:font-style-asian="normal" style:font-weight-asian="bold" style:font-name-complex="FreeSans" style:font-size-complex="16pt" style:font-style-complex="normal" style:font-weight-complex="bold" style:text-emphasize="none" style:font-relief="none" style:text-overline-style="none" style:text-overline-color="font-color"/>
    </style:style>
    <style:style style:name="T114" style:family="text">
      <style:text-properties fo:font-variant="normal" fo:text-transform="none" style:use-window-font-color="true" style:text-outline="false" style:text-line-through-style="none" style:text-line-through-type="none" style:text-position="sub 58%"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15" style:family="text">
      <style:text-properties fo:font-variant="normal" fo:text-transform="none" style:use-window-font-color="true" style:text-outline="false" style:text-line-through-style="none" style:text-line-through-type="none" style:font-name="Liberation Sans1" fo:font-size="14pt" fo:font-style="normal" fo:text-shadow="none" style:text-underline-style="none" fo:font-weight="normal" style:letter-kerning="true" style:font-name-asian="Droid Sans Fallback" style:font-size-asian="14pt" style:font-style-asian="normal" style:font-weight-asian="normal" style:font-name-complex="FreeSans" style:font-size-complex="14pt" style:font-style-complex="normal" style:font-weight-complex="normal" style:text-emphasize="none" style:font-relief="none" style:text-overline-style="none" style:text-overline-color="font-color"/>
    </style:style>
    <style:style style:name="T116" style:family="text">
      <style:text-properties fo:font-variant="normal" fo:text-transform="none" style:use-window-font-color="true" style:text-outline="false" style:text-line-through-style="none" style:text-line-through-type="none" style:text-position="sub 58%" style:font-name="Liberation Sans1" fo:font-size="16pt" fo:font-style="normal" fo:text-shadow="none" style:text-underline-style="none" fo:font-weight="bold" style:letter-kerning="true" style:font-name-asian="Droid Sans Fallback" style:font-size-asian="16pt" style:font-style-asian="normal" style:font-weight-asian="bold" style:font-name-complex="FreeSans" style:font-size-complex="16pt" style:font-style-complex="normal" style:font-weight-complex="bold" style:text-emphasize="none" style:font-relief="none" style:text-overline-style="none" style:text-overline-color="font-color"/>
    </style:style>
    <style:style style:name="T117" style:family="text">
      <style:text-properties fo:font-variant="normal" fo:text-transform="none" style:use-window-font-color="true" style:text-outline="false" style:text-line-through-style="none" style:text-line-through-type="none" style:text-position="sub 58%" style:font-name="Liberation Sans1" fo:font-size="12pt" fo:font-style="italic" fo:text-shadow="none" style:text-underline-style="none" fo:font-weight="bold" style:letter-kerning="true" style:font-name-asian="Droid Sans Fallback" style:font-size-asian="12pt" style:font-style-asian="italic" style:font-weight-asian="bold" style:font-name-complex="FreeSans" style:font-size-complex="12pt" style:font-style-complex="italic" style:font-weight-complex="bold" style:text-emphasize="none" style:font-relief="none" style:text-overline-style="none" style:text-overline-color="font-color"/>
    </style:style>
    <style:style style:name="T118" style:family="text">
      <style:text-properties fo:font-variant="normal" fo:text-transform="none" style:use-window-font-color="true" style:text-outline="false" style:text-line-through-style="none" style:text-line-through-type="none" style:font-name="Liberation Sans1" fo:font-size="12pt" fo:font-style="italic" fo:text-shadow="none" style:text-underline-style="none" fo:font-weight="normal" style:letter-kerning="true" style:font-name-asian="Droid Sans Fallback" style:font-size-asian="12pt" style:font-style-asian="italic" style:font-weight-asian="normal" style:font-name-complex="FreeSans" style:font-size-complex="12pt" style:font-style-complex="italic" style:font-weight-complex="normal" style:text-emphasize="none" style:font-relief="none" style:text-overline-style="none" style:text-overline-color="font-color"/>
    </style:style>
    <style:style style:name="Sect1" style:family="section">
      <style:section-properties style:editable="false">
        <style:columns fo:column-count="1" fo:column-gap="0cm"/>
      </style:section-properties>
    </style: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cm" svg:stroke-color="#3465a4" draw:marker-start="" draw:marker-start-width="0.199cm" draw:marker-start-center="false" draw:marker-end="" draw:marker-end-width="0.199cm" draw:marker-end-center="false" draw:fill="solid" draw:fill-color="#ccffff" draw:textarea-horizontal-align="justify" draw:textarea-vertical-align="middle" draw:auto-grow-height="false" fo:min-height="0.474cm" fo:min-width="16.799cm" fo:padding-top="0.125cm" fo:padding-bottom="0.125cm" fo:padding-left="0.25cm" fo:padding-right="0.25cm" draw:shadow="hidden" draw:shadow-offset-x="0.199cm" draw:shadow-offset-y="0.199cm" draw:shadow-color="#808080" style:run-through="foreground"/>
    </style:style>
    <style:style style:name="gr3" style:family="graphic">
      <style:graphic-properties style:run-through="foreground"/>
    </style:style>
    <style:style style:name="gr4" style:family="graphic">
      <style:graphic-properties draw:stroke="solid" svg:stroke-width="0cm" svg:stroke-color="#3465a4" draw:marker-start="" draw:marker-start-width="0.199cm" draw:marker-start-center="false" draw:marker-end="" draw:marker-end-width="0.199cm" draw:marker-end-center="false" draw:fill="solid" draw:fill-color="#ffffcc" draw:textarea-horizontal-align="justify" draw:textarea-vertical-align="middle" draw:auto-grow-height="false" fo:min-height="7.13cm" fo:min-width="17.526cm"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solid" svg:stroke-width="0.051cm" svg:stroke-color="#000000" draw:marker-start="" draw:marker-start-width="0.275cm" draw:marker-start-center="false" draw:marker-end="" draw:marker-end-width="0.275cm" draw:marker-end-center="false" draw:fill="solid" draw:fill-color="#ff3333" draw:textarea-horizontal-align="justify" draw:textarea-vertical-align="middle" draw:auto-grow-height="false" fo:min-height="1.272cm" fo:min-width="1.023cm" fo:padding-top="0.15cm" fo:padding-bottom="0.15cm" fo:padding-left="0.275cm" fo:padding-right="0.275cm" draw:shadow="hidden" draw:shadow-offset-x="0.199cm" draw:shadow-offset-y="0.199cm" draw:shadow-color="#808080" style:run-through="foreground"/>
    </style:style>
    <style:style style:name="gr6" style:family="graphic">
      <style:graphic-properties draw:stroke="solid" svg:stroke-width="0.051cm" svg:stroke-color="#000000" draw:marker-start="" draw:marker-start-width="0.275cm" draw:marker-start-center="false" draw:marker-end="" draw:marker-end-width="0.275cm" draw:marker-end-center="false" draw:fill="solid" draw:fill-color="#ccffcc" draw:textarea-horizontal-align="justify" draw:textarea-vertical-align="middle" draw:auto-grow-height="false" fo:min-height="1.272cm" fo:min-width="1.023cm" fo:padding-top="0.15cm" fo:padding-bottom="0.15cm" fo:padding-left="0.275cm" fo:padding-right="0.275cm" draw:shadow="hidden" draw:shadow-offset-x="0.199cm" draw:shadow-offset-y="0.199cm" draw:shadow-color="#808080" style:run-through="foreground"/>
    </style:style>
    <style:style style:name="gr7" style:family="graphic">
      <style:graphic-properties draw:stroke="solid" svg:stroke-width="0cm" svg:stroke-color="#000000" draw:marker-start="" draw:marker-start-width="0.199cm" draw:marker-start-center="false" draw:marker-end="Arrow" draw:marker-end-width="0.152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dash" draw:stroke-dash="Fine_20_Dashed" svg:stroke-width="0.051cm" svg:stroke-color="#000000" draw:marker-start="" draw:marker-start-width="0.275cm" draw:marker-start-center="false" draw:marker-end="" draw:marker-end-width="0.275cm" draw:marker-end-center="false" draw:fill="solid" draw:fill-color="#9999ff" draw:textarea-horizontal-align="justify" draw:textarea-vertical-align="middle" draw:auto-grow-height="false" fo:min-height="1.272cm" fo:min-width="1.021cm" fo:padding-top="0.15cm" fo:padding-bottom="0.15cm" fo:padding-left="0.275cm" fo:padding-right="0.275cm" draw:shadow="hidden" draw:shadow-offset-x="0.199cm" draw:shadow-offset-y="0.199cm" draw:shadow-color="#808080" style:run-through="foreground"/>
    </style:style>
    <style:style style:name="gr9" style:family="graphic">
      <style:graphic-properties draw:stroke="solid" draw:stroke-dash="Fine_20_Dashed" svg:stroke-width="0cm" svg:stroke-color="#000000" draw:marker-start="" draw:marker-start-width="0.199cm" draw:marker-start-center="false" draw:marker-end="Arrow" draw:marker-end-width="0.152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0" style:family="graphic">
      <style:graphic-properties draw:stroke="dash" draw:stroke-dash="Fine_20_Dashed" svg:stroke-width="0.051cm" svg:stroke-color="#3465a4" draw:marker-start="" draw:marker-start-width="0.275cm" draw:marker-start-center="false" draw:marker-end="" draw:marker-end-width="0.275cm" draw:marker-end-center="false" draw:fill="solid" draw:fill-color="#9999ff" draw:textarea-horizontal-align="justify" draw:textarea-vertical-align="middle" draw:auto-grow-height="false" fo:min-height="2.723cm" fo:min-width="7.678cm" fo:padding-top="0.15cm" fo:padding-bottom="0.15cm" fo:padding-left="0.275cm" fo:padding-right="0.275cm" draw:shadow="hidden" draw:shadow-offset-x="0.199cm" draw:shadow-offset-y="0.199cm" draw:shadow-color="#808080" style:run-through="foreground"/>
    </style:style>
    <style:style style:name="gr11" style:family="graphic">
      <style:graphic-properties draw:stroke="dash" draw:stroke-dash="Ultrafine_20_2_20_Dots_20_3_20_Dashes" svg:stroke-width="0.051cm" svg:stroke-color="#0066cc" draw:marker-start="" draw:marker-start-width="0.275cm" draw:marker-start-center="false" draw:marker-end="" draw:marker-end-width="0.275cm" draw:marker-end-center="false" draw:fill="solid" draw:fill-color="#cccc99" draw:textarea-horizontal-align="justify" draw:textarea-vertical-align="middle" draw:auto-grow-height="false" fo:min-height="1.757cm" fo:min-width="4.288cm" fo:padding-top="0.15cm" fo:padding-bottom="0.15cm" fo:padding-left="0.275cm" fo:padding-right="0.275cm" draw:shadow="hidden" draw:shadow-offset-x="0.199cm" draw:shadow-offset-y="0.199cm" draw:shadow-color="#808080" style:run-through="foreground"/>
    </style:style>
    <style:style style:name="gr12" style:family="graphic">
      <style:graphic-properties draw:stroke="solid" draw:stroke-dash="Fine_20_Dashed" svg:stroke-width="0.051cm" svg:stroke-color="#000000" draw:marker-start="" draw:marker-start-width="0.275cm" draw:marker-start-center="false" draw:marker-end="" draw:marker-end-width="0.275cm" draw:marker-end-center="false" draw:fill="solid" draw:fill-color="#cfe7f5" draw:textarea-horizontal-align="justify" draw:textarea-vertical-align="middle" draw:auto-grow-height="false" fo:min-height="1.272cm" fo:min-width="1.023cm" fo:padding-top="0.15cm" fo:padding-bottom="0.15cm" fo:padding-left="0.275cm" fo:padding-right="0.275cm" draw:shadow="hidden" draw:shadow-offset-x="0.199cm" draw:shadow-offset-y="0.199cm" draw:shadow-color="#808080" style:run-through="foreground"/>
    </style:style>
    <style:style style:name="gr13" style:family="graphic">
      <style:graphic-properties draw:stroke="dash" draw:stroke-dash="Ultrafine_20_Dashed" svg:stroke-width="0.051cm" svg:stroke-color="#000000" draw:marker-start="" draw:marker-start-width="0.275cm" draw:marker-start-center="false" draw:marker-end="" draw:marker-end-width="0.275cm" draw:marker-end-center="false" draw:fill="solid" draw:fill-color="#ffffff" draw:textarea-horizontal-align="justify" draw:textarea-vertical-align="middle" draw:auto-grow-height="false" fo:min-height="1.272cm" fo:min-width="1.99cm" fo:padding-top="0.15cm" fo:padding-bottom="0.15cm" fo:padding-left="0.275cm" fo:padding-right="0.275cm" draw:shadow="hidden" draw:shadow-offset-x="0.199cm" draw:shadow-offset-y="0.199cm" draw:shadow-color="#808080" style:run-through="foreground"/>
    </style:style>
    <style:style style:name="gr14" style:family="graphic">
      <style:graphic-properties draw:stroke="solid" svg:stroke-width="0cm" svg:stroke-color="#3465a4" draw:marker-start="" draw:marker-start-width="0.199cm" draw:marker-start-center="false" draw:marker-end="" draw:marker-end-width="0.199cm" draw:marker-end-center="false" draw:fill="solid" draw:fill-color="#6666ff" draw:textarea-horizontal-align="justify" draw:textarea-vertical-align="middle" draw:auto-grow-height="false" fo:min-height="0.111cm" fo:min-width="7.243cm" fo:padding-top="0.125cm" fo:padding-bottom="0.125cm" fo:padding-left="0.25cm" fo:padding-right="0.25cm" draw:shadow="hidden" draw:shadow-offset-x="0.199cm" draw:shadow-offset-y="0.199cm" draw:shadow-color="#808080" style:run-through="foreground"/>
    </style:style>
    <style:style style:name="gr15" style:family="graphic">
      <style:graphic-properties draw:stroke="solid" svg:stroke-width="0.051cm" svg:stroke-color="#000000" draw:marker-start="" draw:marker-start-width="0.275cm" draw:marker-start-center="false" draw:marker-end="" draw:marker-end-width="0.275cm" draw:marker-end-center="false" draw:fill="solid" draw:fill-color="#ccffcc" draw:textarea-horizontal-align="justify" draw:textarea-vertical-align="middle" draw:auto-grow-height="false" fo:min-height="0.669cm" fo:min-width="1.023cm" fo:padding-top="0.15cm" fo:padding-bottom="0.15cm" fo:padding-left="0.275cm" fo:padding-right="0.275cm" draw:shadow="hidden" draw:shadow-offset-x="0.199cm" draw:shadow-offset-y="0.199cm" draw:shadow-color="#808080" style:run-through="foreground"/>
    </style:style>
    <style:style style:name="gr16" style:family="graphic">
      <style:graphic-properties draw:stroke="dash" draw:stroke-dash="Fine_20_Dashed" svg:stroke-width="0.051cm" svg:stroke-color="#000000" draw:marker-start="" draw:marker-start-width="0.275cm" draw:marker-start-center="false" draw:marker-end="" draw:marker-end-width="0.275cm" draw:marker-end-center="false" draw:fill="solid" draw:fill-color="#9999ff" draw:textarea-horizontal-align="justify" draw:textarea-vertical-align="middle" draw:auto-grow-height="false" fo:min-height="0.669cm" fo:min-width="1.021cm" fo:padding-top="0.15cm" fo:padding-bottom="0.15cm" fo:padding-left="0.275cm" fo:padding-right="0.275cm" draw:shadow="hidden" draw:shadow-offset-x="0.199cm" draw:shadow-offset-y="0.199cm" draw:shadow-color="#808080" style:run-through="foreground"/>
    </style:style>
    <style:style style:name="gr17" style:family="graphic">
      <style:graphic-properties draw:stroke="dash" draw:stroke-dash="Ultrafine_20_2_20_Dots_20_3_20_Dashes" svg:stroke-width="0cm" svg:stroke-color="#3465a4" draw:marker-start="" draw:marker-start-width="0.199cm" draw:marker-start-center="false" draw:marker-end="" draw:marker-end-width="0.199cm" draw:marker-end-center="false" draw:fill="solid" draw:fill-color="#1c1c1c" draw:textarea-horizontal-align="justify" draw:textarea-vertical-align="middle" draw:auto-grow-height="false" fo:min-height="0.718cm" fo:min-width="9.784cm" fo:padding-top="0.125cm" fo:padding-bottom="0.125cm" fo:padding-left="0.25cm" fo:padding-right="0.25cm" draw:shadow="hidden" draw:shadow-offset-x="0.199cm" draw:shadow-offset-y="0.199cm" draw:shadow-color="#808080" style:run-through="foreground"/>
    </style:style>
    <style:style style:name="gr18" style:family="graphic">
      <style:graphic-properties draw:stroke="solid" draw:stroke-dash="Fine_20_Dashed" svg:stroke-width="0cm" svg:stroke-color="#000000" draw:marker-start="" draw:marker-start-width="0.199cm" draw:marker-start-center="false" draw:marker-end="Arrow" draw:marker-end-width="0.152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9" style:family="graphic">
      <style:graphic-properties draw:stroke="dash" draw:stroke-dash="Ultrafine_20_2_20_Dots_20_3_20_Dashes" svg:stroke-width="0.051cm" svg:stroke-color="#0066cc" draw:marker-start="" draw:marker-start-width="0.275cm" draw:marker-start-center="false" draw:marker-end="" draw:marker-end-width="0.275cm" draw:marker-end-center="false" draw:fill="solid" draw:fill-color="#ffffff" draw:textarea-horizontal-align="justify" draw:textarea-vertical-align="middle" draw:auto-grow-height="false" fo:min-height="1.757cm" fo:min-width="1.626cm" fo:padding-top="0.15cm" fo:padding-bottom="0.15cm" fo:padding-left="0.275cm" fo:padding-right="0.275cm" draw:shadow="hidden" draw:shadow-offset-x="0.199cm" draw:shadow-offset-y="0.199cm" draw:shadow-color="#808080" style:run-through="foreground"/>
    </style:style>
    <style:style style:name="gr20" style:family="graphic">
      <style:graphic-properties draw:stroke="solid" svg:stroke-width="0cm" svg:stroke-color="#3465a4" draw:marker-start="" draw:marker-start-width="0.199cm" draw:marker-start-center="false" draw:marker-end="" draw:marker-end-width="0.199cm" draw:marker-end-center="false" draw:fill="solid" draw:fill-color="#ffffcc" draw:textarea-horizontal-align="justify" draw:textarea-vertical-align="middle" draw:auto-grow-height="false" fo:min-height="5.315cm" fo:min-width="17.526cm" fo:padding-top="0.125cm" fo:padding-bottom="0.125cm" fo:padding-left="0.25cm" fo:padding-right="0.25cm" draw:shadow="hidden" draw:shadow-offset-x="0.199cm" draw:shadow-offset-y="0.199cm" draw:shadow-color="#808080" style:run-through="foreground"/>
    </style:style>
    <style:style style:name="gr21" style:family="graphic">
      <style:graphic-properties draw:stroke="dash" draw:stroke-dash="Fine_20_Dashed" svg:stroke-width="0.051cm" svg:stroke-color="#3465a4" draw:marker-start="" draw:marker-start-width="0.275cm" draw:marker-start-center="false" draw:marker-end="" draw:marker-end-width="0.275cm" draw:marker-end-center="false" draw:fill="solid" draw:fill-color="#9999ff" draw:textarea-horizontal-align="justify" draw:textarea-vertical-align="middle" draw:auto-grow-height="false" fo:min-height="2.723cm" fo:min-width="7.678cm" fo:padding-top="0.15cm" fo:padding-bottom="0.15cm" fo:padding-left="0.275cm" fo:padding-right="0.275cm" draw:shadow="hidden" draw:shadow-offset-x="0.199cm" draw:shadow-offset-y="0.199cm" draw:shadow-color="#808080" style:run-through="foreground"/>
    </style:style>
    <style:style style:name="gr22" style:family="graphic">
      <style:graphic-properties draw:stroke="solid" svg:stroke-width="0cm" svg:stroke-color="#3465a4" draw:marker-start="" draw:marker-start-width="0.199cm" draw:marker-start-center="false" draw:marker-end="" draw:marker-end-width="0.199cm" draw:marker-end-center="false" draw:fill="solid" draw:fill-color="#6666ff" draw:textarea-horizontal-align="justify" draw:textarea-vertical-align="middle" draw:auto-grow-height="false" fo:min-height="0.113cm" fo:min-width="7.241cm" fo:padding-top="0.125cm" fo:padding-bottom="0.125cm" fo:padding-left="0.25cm" fo:padding-right="0.25cm" draw:shadow="hidden" draw:shadow-offset-x="0.199cm" draw:shadow-offset-y="0.199cm" draw:shadow-color="#808080" style:run-through="foreground"/>
    </style:style>
    <style:style style:name="gr23" style:family="graphic">
      <style:graphic-properties draw:stroke="dash" draw:stroke-dash="Ultrafine_20_2_20_Dots_20_3_20_Dashes" svg:stroke-width="0.051cm" svg:stroke-color="#0066cc" draw:marker-start="" draw:marker-start-width="0.275cm" draw:marker-start-center="false" draw:marker-end="" draw:marker-end-width="0.275cm" draw:marker-end-center="false" draw:fill="solid" draw:fill-color="#ffffff" draw:textarea-horizontal-align="justify" draw:textarea-vertical-align="middle" draw:auto-grow-height="false" fo:min-height="1.757cm" fo:min-width="2.231cm" fo:padding-top="0.15cm" fo:padding-bottom="0.15cm" fo:padding-left="0.275cm" fo:padding-right="0.275cm" draw:shadow="hidden" draw:shadow-offset-x="0.199cm" draw:shadow-offset-y="0.199cm" draw:shadow-color="#808080" style:run-through="foreground"/>
    </style:style>
    <style:style style:name="gr24" style:family="graphic">
      <style:graphic-properties draw:stroke="dash" draw:stroke-dash="Ultrafine_20_2_20_Dots_20_3_20_Dashes" svg:stroke-width="0.051cm" svg:stroke-color="#0066cc" draw:marker-start="" draw:marker-start-width="0.275cm" draw:marker-start-center="false" draw:marker-end="" draw:marker-end-width="0.275cm" draw:marker-end-center="false" draw:fill="solid" draw:fill-color="#ffffff" draw:textarea-horizontal-align="justify" draw:textarea-vertical-align="middle" draw:auto-grow-height="false" fo:min-height="1.757cm" fo:min-width="2.355cm" fo:padding-top="0.15cm" fo:padding-bottom="0.15cm" fo:padding-left="0.275cm" fo:padding-right="0.275cm" draw:shadow="hidden" draw:shadow-offset-x="0.199cm" draw:shadow-offset-y="0.199cm" draw:shadow-color="#808080" style:run-through="foreground"/>
    </style:style>
    <style:style style:name="gr25" style:family="graphic">
      <style:graphic-properties draw:stroke="solid" svg:stroke-width="0cm" svg:stroke-color="#3465a4" draw:marker-start="" draw:marker-start-width="0.199cm" draw:marker-start-center="false" draw:marker-end="" draw:marker-end-width="0.199cm" draw:marker-end-center="false" draw:fill="solid" draw:fill-color="#ccffff" draw:textarea-horizontal-align="justify" draw:textarea-vertical-align="middle" draw:auto-grow-height="false" fo:min-height="0.476cm" fo:min-width="16.801cm" fo:padding-top="0.125cm" fo:padding-bottom="0.125cm" fo:padding-left="0.25cm" fo:padding-right="0.25cm" draw:shadow="hidden" draw:shadow-offset-x="0.199cm" draw:shadow-offset-y="0.199cm" draw:shadow-color="#808080" style:run-through="foreground"/>
    </style:style>
    <style:style style:name="gr26" style:family="graphic">
      <style:graphic-properties draw:stroke="solid" svg:stroke-width="0cm" svg:stroke-color="#3465a4" draw:marker-start="" draw:marker-start-width="0.199cm" draw:marker-start-center="false" draw:marker-end="" draw:marker-end-width="0.199cm" draw:marker-end-center="false" draw:fill="solid" draw:fill-color="#ffffcc" draw:textarea-horizontal-align="justify" draw:textarea-vertical-align="middle" draw:auto-grow-height="false" fo:min-height="5.556cm" fo:min-width="17.526cm" fo:padding-top="0.125cm" fo:padding-bottom="0.125cm" fo:padding-left="0.25cm" fo:padding-right="0.25cm" draw:shadow="hidden" draw:shadow-offset-x="0.199cm" draw:shadow-offset-y="0.199cm" draw:shadow-color="#808080" style:run-through="foreground"/>
    </style:style>
    <style:style style:name="gr27" style:family="graphic">
      <style:graphic-properties draw:stroke="solid" svg:stroke-width="0.051cm" svg:stroke-color="#000000" draw:marker-start="" draw:marker-start-width="0.275cm" draw:marker-start-center="false" draw:marker-end="" draw:marker-end-width="0.275cm" draw:marker-end-center="false" draw:fill="solid" draw:fill-color="#ff3333" draw:textarea-horizontal-align="justify" draw:textarea-vertical-align="middle" draw:auto-grow-height="false" fo:min-height="1.274cm" fo:min-width="1.023cm" fo:padding-top="0.15cm" fo:padding-bottom="0.15cm" fo:padding-left="0.275cm" fo:padding-right="0.275cm" draw:shadow="hidden" draw:shadow-offset-x="0.199cm" draw:shadow-offset-y="0.199cm" draw:shadow-color="#808080" style:run-through="foreground"/>
    </style:style>
    <style:style style:name="gr28" style:family="graphic">
      <style:graphic-properties draw:stroke="solid" svg:stroke-width="0.051cm" svg:stroke-color="#000000" draw:marker-start="" draw:marker-start-width="0.275cm" draw:marker-start-center="false" draw:marker-end="" draw:marker-end-width="0.275cm" draw:marker-end-center="false" draw:fill="solid" draw:fill-color="#ccffcc" draw:textarea-horizontal-align="justify" draw:textarea-vertical-align="middle" draw:auto-grow-height="false" fo:min-height="1.274cm" fo:min-width="1.023cm" fo:padding-top="0.15cm" fo:padding-bottom="0.15cm" fo:padding-left="0.275cm" fo:padding-right="0.275cm" draw:shadow="hidden" draw:shadow-offset-x="0.199cm" draw:shadow-offset-y="0.199cm" draw:shadow-color="#808080" style:run-through="foreground"/>
    </style:style>
    <style:style style:name="gr29" style:family="graphic">
      <style:graphic-properties draw:stroke="dash" draw:stroke-dash="Fine_20_Dashed" svg:stroke-width="0.051cm" svg:stroke-color="#000000" draw:marker-start="" draw:marker-start-width="0.275cm" draw:marker-start-center="false" draw:marker-end="" draw:marker-end-width="0.275cm" draw:marker-end-center="false" draw:fill="solid" draw:fill-color="#9999ff" draw:textarea-horizontal-align="justify" draw:textarea-vertical-align="middle" draw:auto-grow-height="false" fo:min-height="1.274cm" fo:min-width="1.023cm" fo:padding-top="0.15cm" fo:padding-bottom="0.15cm" fo:padding-left="0.275cm" fo:padding-right="0.275cm" draw:shadow="hidden" draw:shadow-offset-x="0.199cm" draw:shadow-offset-y="0.199cm" draw:shadow-color="#808080" style:run-through="foreground"/>
    </style:style>
    <style:style style:name="gr30" style:family="graphic">
      <style:graphic-properties draw:stroke="dash" draw:stroke-dash="Fine_20_Dashed" svg:stroke-width="0.051cm" svg:stroke-color="#3465a4" draw:marker-start="" draw:marker-start-width="0.275cm" draw:marker-start-center="false" draw:marker-end="" draw:marker-end-width="0.275cm" draw:marker-end-center="false" draw:fill="solid" draw:fill-color="#9999ff" draw:textarea-horizontal-align="justify" draw:textarea-vertical-align="middle" draw:auto-grow-height="false" fo:min-height="2.723cm" fo:min-width="6.135cm" fo:padding-top="0.15cm" fo:padding-bottom="0.15cm" fo:padding-left="0.275cm" fo:padding-right="0.275cm" draw:shadow="hidden" draw:shadow-offset-x="0.199cm" draw:shadow-offset-y="0.199cm" draw:shadow-color="#808080" style:run-through="foreground"/>
    </style:style>
    <style:style style:name="gr31" style:family="graphic">
      <style:graphic-properties draw:stroke="solid" svg:stroke-width="0cm" svg:stroke-color="#3465a4" draw:marker-start="" draw:marker-start-width="0.199cm" draw:marker-start-center="false" draw:marker-end="" draw:marker-end-width="0.199cm" draw:marker-end-center="false" draw:fill="solid" draw:fill-color="#6666ff" draw:textarea-horizontal-align="justify" draw:textarea-vertical-align="middle" draw:auto-grow-height="false" fo:min-height="0.113cm" fo:min-width="5.791cm" fo:padding-top="0.125cm" fo:padding-bottom="0.125cm" fo:padding-left="0.25cm" fo:padding-right="0.25cm" draw:shadow="hidden" draw:shadow-offset-x="0.199cm" draw:shadow-offset-y="0.199cm" draw:shadow-color="#808080" style:run-through="foreground"/>
    </style:style>
    <style:style style:name="gr32" style:family="graphic">
      <style:graphic-properties draw:stroke="dash" draw:stroke-dash="Ultrafine_20_2_20_Dots_20_3_20_Dashes" svg:stroke-width="0.051cm" svg:stroke-color="#0066cc" draw:marker-start="" draw:marker-start-width="0.275cm" draw:marker-start-center="false" draw:marker-end="" draw:marker-end-width="0.275cm" draw:marker-end-center="false" draw:fill="solid" draw:fill-color="#ffffff" draw:textarea-horizontal-align="justify" draw:textarea-vertical-align="middle" draw:auto-grow-height="false" fo:min-height="1.757cm" fo:min-width="1.9cm" fo:padding-top="0.15cm" fo:padding-bottom="0.15cm" fo:padding-left="0.275cm" fo:padding-right="0.275cm" draw:shadow="hidden" draw:shadow-offset-x="0.199cm" draw:shadow-offset-y="0.199cm" draw:shadow-color="#808080" style:run-through="foreground"/>
    </style:style>
    <style:style style:name="gr33" style:family="graphic">
      <style:graphic-properties draw:stroke="dash" draw:stroke-dash="Ultrafine_20_2_20_Dots_20_3_20_Dashes" svg:stroke-width="0.051cm" svg:stroke-color="#0066cc" draw:marker-start="" draw:marker-start-width="0.275cm" draw:marker-start-center="false" draw:marker-end="" draw:marker-end-width="0.275cm" draw:marker-end-center="false" draw:fill="solid" draw:fill-color="#ffffff" draw:textarea-horizontal-align="justify" draw:textarea-vertical-align="middle" draw:auto-grow-height="false" fo:min-height="1.757cm" fo:min-width="1.658cm" fo:padding-top="0.15cm" fo:padding-bottom="0.15cm" fo:padding-left="0.275cm" fo:padding-right="0.275cm" draw:shadow="hidden" draw:shadow-offset-x="0.199cm" draw:shadow-offset-y="0.199cm" draw:shadow-color="#808080" style:run-through="foreground"/>
    </style:style>
    <style:style style:name="gr34" style:family="graphic">
      <style:graphic-properties draw:stroke="solid" svg:stroke-width="0.051cm" svg:stroke-color="#000000" draw:marker-start="" draw:marker-start-width="0.275cm" draw:marker-start-center="false" draw:marker-end="" draw:marker-end-width="0.275cm" draw:marker-end-center="false" draw:fill="solid" draw:fill-color="#ccffcc" draw:textarea-horizontal-align="justify" draw:textarea-vertical-align="middle" draw:auto-grow-height="false" fo:min-height="1.274cm" fo:min-width="1.021cm" fo:padding-top="0.15cm" fo:padding-bottom="0.15cm" fo:padding-left="0.275cm" fo:padding-right="0.275cm" draw:shadow="hidden" draw:shadow-offset-x="0.199cm" draw:shadow-offset-y="0.199cm" draw:shadow-color="#808080" style:run-through="foreground"/>
    </style:style>
  </office:automatic-styles>
  <office:body>
    <office:text text:use-soft-page-breaks="true">
      <text:tracked-changes>
        <text:changed-region xml:id="ct109034000" text:id="ct109034000">
          <text:deletion>
            <office:change-info>
              <dc:creator>Unknown Author</dc:creator>
              <dc:date>2016-07-27T01:54:00</dc:date>
            </office:change-info>
            <text:p text:style-name="P1">0</text:p>
          </text:deletion>
        </text:changed-region>
        <text:changed-region xml:id="ct105828512" text:id="ct105828512">
          <text:insertion>
            <office:change-info>
              <dc:creator>Unknown Author</dc:creator>
              <dc:date>2016-07-27T01:54:00</dc:date>
            </office:change-info>
          </text:insertion>
        </text:changed-region>
        <text:changed-region xml:id="ct106711104" text:id="ct106711104">
          <text:deletion>
            <office:change-info>
              <dc:creator>Ibrahim Timothy Onogu</dc:creator>
              <dc:date>2015-02-13T17:12:00</dc:date>
            </office:change-info>
            <text:p text:style-name="P2"><text:span text:style-name="T1"><text:tab/></text:span></text:p>
          </text:deletion>
        </text:changed-region>
        <text:changed-region xml:id="ct106659184" text:id="ct106659184">
          <text:insertion>
            <office:change-info>
              <dc:creator>Ibrahim Timothy Onogu</dc:creator>
              <dc:date>2015-02-13T17:12:00</dc:date>
            </office:change-info>
          </text:insertion>
        </text:changed-region>
        <text:changed-region xml:id="ct106694080" text:id="ct106694080">
          <text:deletion>
            <office:change-info>
              <dc:creator>Ibrahim Timothy Onogu</dc:creator>
              <dc:date>2015-02-13T17:12:00</dc:date>
            </office:change-info>
            <text:p text:style-name="P2"/>
            <text:p text:style-name="P2"/>
          </text:deletion>
        </text:changed-region>
        <text:changed-region xml:id="ct106754576" text:id="ct106754576">
          <text:deletion>
            <office:change-info>
              <dc:creator>Ibrahim Timothy Onogu</dc:creator>
              <dc:date>2015-02-13T17:12:00</dc:date>
            </office:change-info>
            <text:p text:style-name="P3"><text:tab/></text:p>
          </text:deletion>
        </text:changed-region>
        <text:changed-region xml:id="ct106643296" text:id="ct106643296">
          <text:insertion>
            <office:change-info>
              <dc:creator>Ibrahim Timothy Onogu</dc:creator>
              <dc:date>2015-02-13T17:12:00</dc:date>
            </office:change-info>
          </text:insertion>
        </text:changed-region>
        <text:changed-region xml:id="ct106643520" text:id="ct106643520">
          <text:deletion>
            <office:change-info>
              <dc:creator>Ibrahim Timothy Onogu</dc:creator>
              <dc:date>2015-02-13T17:12:00</dc:date>
            </office:change-info>
            <text:p text:style-name="P3"/>
            <text:p text:style-name="P3"/>
          </text:deletion>
        </text:changed-region>
        <text:changed-region xml:id="ct106669344" text:id="ct106669344">
          <text:deletion>
            <office:change-info>
              <dc:creator>Ibrahim Timothy Onogu</dc:creator>
              <dc:date>2015-02-13T17:10:00</dc:date>
            </office:change-info>
            <text:p text:style-name="P4">This standard refers</text:p>
          </text:deletion>
        </text:changed-region>
        <text:changed-region xml:id="ct106638176" text:id="ct106638176">
          <text:deletion>
            <office:change-info>
              <dc:creator>Ibrahim Timothy Onogu</dc:creator>
              <dc:date>2015-02-13T17:12:00</dc:date>
            </office:change-info>
            <text:p text:style-name="P4"><text:tab/></text:p>
          </text:deletion>
        </text:changed-region>
        <text:changed-region xml:id="ct106669568" text:id="ct106669568">
          <text:insertion>
            <office:change-info>
              <dc:creator>Ibrahim Timothy Onogu</dc:creator>
              <dc:date>2015-02-13T17:12:00</dc:date>
            </office:change-info>
          </text:insertion>
        </text:changed-region>
        <text:changed-region xml:id="ct106719264" text:id="ct106719264">
          <text:insertion>
            <office:change-info>
              <dc:creator>Ibrahim Timothy Onogu</dc:creator>
              <dc:date>2015-02-13T17:10:00</dc:date>
            </office:change-info>
          </text:insertion>
        </text:changed-region>
        <text:changed-region xml:id="ct106719488" text:id="ct106719488">
          <text:insertion>
            <office:change-info>
              <dc:creator>Ibrahim Timothy Onogu</dc:creator>
              <dc:date>2015-02-13T17:10:00</dc:date>
            </office:change-info>
          </text:insertion>
        </text:changed-region>
        <text:changed-region xml:id="ct106663168" text:id="ct106663168">
          <text:insertion>
            <office:change-info>
              <dc:creator>Ibrahim Timothy Onogu</dc:creator>
              <dc:date>2015-02-13T16:50:00</dc:date>
            </office:change-info>
          </text:insertion>
        </text:changed-region>
        <text:changed-region xml:id="ct106644368" text:id="ct106644368">
          <text:insertion>
            <office:change-info>
              <dc:creator>Ibrahim Timothy Onogu</dc:creator>
              <dc:date>2015-02-13T16:51:00</dc:date>
            </office:change-info>
          </text:insertion>
        </text:changed-region>
        <text:changed-region xml:id="ct106667200" text:id="ct106667200">
          <text:insertion>
            <office:change-info>
              <dc:creator>Ibrahim Timothy Onogu</dc:creator>
              <dc:date>2015-02-13T16:52:00</dc:date>
            </office:change-info>
          </text:insertion>
        </text:changed-region>
        <text:changed-region xml:id="ct106744528" text:id="ct106744528">
          <text:insertion>
            <office:change-info>
              <dc:creator>Ibrahim Timothy Onogu</dc:creator>
              <dc:date>2015-02-13T17:14:00</dc:date>
            </office:change-info>
          </text:insertion>
        </text:changed-region>
        <text:changed-region xml:id="ct106875616" text:id="ct106875616">
          <text:deletion>
            <office:change-info>
              <dc:creator>Ibrahim Timothy Onogu</dc:creator>
              <dc:date>2015-02-04T21:19:00</dc:date>
            </office:change-info>
            <text:p text:style-name="P5"><text:span text:style-name="T2">[</text:span><text:span text:style-name="T3">n</text:span><text:span text:style-name="T2">]</text:span></text:p>
          </text:deletion>
        </text:changed-region>
        <text:changed-region xml:id="ct106869712" text:id="ct106869712">
          <text:deletion>
            <office:change-info>
              <dc:creator>Ibrahim Timothy Onogu</dc:creator>
              <dc:date>2015-02-05T19:06:00</dc:date>
            </office:change-info>
            <text:p text:style-name="P5"><text:span text:style-name="T2">[</text:span></text:p>
          </text:deletion>
        </text:changed-region>
        <text:changed-region xml:id="ct106881760" text:id="ct106881760">
          <text:format-change>
            <office:change-info>
              <dc:creator>Ibrahim Timothy Onogu</dc:creator>
              <dc:date>2015-02-05T19:08:00</dc:date>
            </office:change-info>
          </text:format-change>
        </text:changed-region>
        <text:changed-region xml:id="ct106882288" text:id="ct106882288">
          <text:deletion>
            <office:change-info>
              <dc:creator>Ibrahim Timothy Onogu</dc:creator>
              <dc:date>2015-02-05T19:06:00</dc:date>
            </office:change-info>
            <text:p text:style-name="P5"><text:span text:style-name="T2">]</text:span></text:p>
          </text:deletion>
        </text:changed-region>
        <text:changed-region xml:id="ct106882064" text:id="ct106882064">
          <text:deletion>
            <office:change-info>
              <dc:creator>Ibrahim Timothy Onogu</dc:creator>
              <dc:date>2015-02-05T19:02:00</dc:date>
            </office:change-info>
            <text:p text:style-name="P5"><text:span text:style-name="T2"><text:s/><text:tab/></text:span></text:p>
          </text:deletion>
        </text:changed-region>
        <text:changed-region xml:id="ct106883216" text:id="ct106883216">
          <text:insertion>
            <office:change-info>
              <dc:creator>Ibrahim Timothy Onogu</dc:creator>
              <dc:date>2015-02-05T19:09:00</dc:date>
            </office:change-info>
          </text:insertion>
        </text:changed-region>
        <text:changed-region xml:id="ct106892224" text:id="ct106892224">
          <text:deletion>
            <office:change-info>
              <dc:creator>Ibrahim Timothy Onogu</dc:creator>
              <dc:date>2015-02-05T19:05:00</dc:date>
            </office:change-info>
            <text:p text:style-name="P5"><text:span text:style-name="T2">]</text:span></text:p>
          </text:deletion>
        </text:changed-region>
        <text:changed-region xml:id="ct106892000" text:id="ct106892000">
          <text:deletion>
            <office:change-info>
              <dc:creator>Ibrahim Timothy Onogu</dc:creator>
              <dc:date>2015-02-05T19:03:00</dc:date>
            </office:change-info>
            <text:p text:style-name="P5"><text:span text:style-name="T2"><text:tab/></text:span></text:p>
          </text:deletion>
        </text:changed-region>
        <text:changed-region xml:id="ct106891776" text:id="ct106891776">
          <text:deletion>
            <office:change-info>
              <dc:creator>Ibrahim Timothy Onogu</dc:creator>
              <dc:date>2015-02-05T19:05:00</dc:date>
            </office:change-info>
            <text:p text:style-name="P5"><text:span text:style-name="T2">[</text:span></text:p>
          </text:deletion>
        </text:changed-region>
        <text:changed-region xml:id="ct106900352" text:id="ct106900352">
          <text:insertion>
            <office:change-info>
              <dc:creator>Ibrahim Timothy Onogu</dc:creator>
              <dc:date>2015-02-05T19:05:00</dc:date>
            </office:change-info>
          </text:insertion>
        </text:changed-region>
        <text:changed-region xml:id="ct106901824" text:id="ct106901824">
          <text:insertion>
            <office:change-info>
              <dc:creator>Ibrahim Timothy Onogu</dc:creator>
              <dc:date>2015-02-05T19:06:00</dc:date>
            </office:change-info>
          </text:insertion>
        </text:changed-region>
        <text:changed-region xml:id="ct106903280" text:id="ct106903280">
          <text:deletion>
            <office:change-info>
              <dc:creator>Ibrahim Timothy Onogu</dc:creator>
              <dc:date>2015-02-05T19:02:00</dc:date>
            </office:change-info>
            <text:p text:style-name="P5"><text:span text:style-name="T2"><text:tab/></text:span></text:p>
          </text:deletion>
        </text:changed-region>
        <text:changed-region xml:id="ct106909536" text:id="ct106909536">
          <text:insertion>
            <office:change-info>
              <dc:creator>Ibrahim Timothy Onogu</dc:creator>
              <dc:date>2015-02-05T18:58:00</dc:date>
            </office:change-info>
          </text:insertion>
        </text:changed-region>
        <text:changed-region xml:id="ct106892448" text:id="ct106892448">
          <text:deletion>
            <office:change-info>
              <dc:creator>Ibrahim Timothy Onogu</dc:creator>
              <dc:date>2015-02-05T18:59:00</dc:date>
            </office:change-info>
            <text:p text:style-name="P6"><text:span text:style-name="T4"><text:tab/>block_width</text:span>: </text:p>
          </text:deletion>
        </text:changed-region>
        <text:changed-region xml:id="ct106889616" text:id="ct106889616">
          <text:deletion>
            <office:change-info>
              <dc:creator>Ibrahim Timothy Onogu</dc:creator>
              <dc:date>2015-02-05T19:04:00</dc:date>
            </office:change-info>
            <text:p text:style-name="P7"><text:span text:style-name="T2"/></text:p>
            <text:p text:style-name="P8"/>
            <text:p text:style-name="P9"><text:span text:style-name="T4">block_width</text:span>: </text:p>
            <text:p text:style-name="P7"><text:span text:style-name="T2"><text:tab/>[</text:span><text:span text:style-name="T5">[</text:span><text:span text:style-name="T6">size</text:span><text:span text:style-name="T7">...</text:span><text:span text:style-name="T5">]</text:span><text:span text:style-name="T2">] <text:s text:c="3"/></text:span></text:p>
          </text:deletion>
        </text:changed-region>
        <text:changed-region xml:id="ct106904864" text:id="ct106904864">
          <text:deletion>
            <office:change-info>
              <dc:creator>Ibrahim Timothy Onogu</dc:creator>
              <dc:date>2015-02-04T21:19:00</dc:date>
            </office:change-info>
            <text:p text:style-name="P7"><text:span text:style-name="T2">[</text:span><text:span text:style-name="T5">[</text:span><text:span text:style-name="T6">size</text:span><text:span text:style-name="T7">...</text:span><text:span text:style-name="T5">]</text:span><text:span text:style-name="T2">][</text:span><text:span text:style-name="T5">[</text:span><text:span text:style-name="T8">k</text:span><text:span text:style-name="T7">e</text:span><text:span text:style-name="T8">y</text:span><text:span text:style-name="T7">...</text:span><text:span text:style-name="T5">]</text:span><text:span text:style-name="T2">][</text:span><text:span text:style-name="T5">[</text:span><text:span text:style-name="T8">value</text:span><text:span text:style-name="T7">...</text:span><text:span text:style-name="T5">]</text:span><text:span text:style-name="T2">][</text:span><text:span text:style-name="T9">}</text:span><text:span text:style-name="T2">]</text:span></text:p>
          </text:deletion>
        </text:changed-region>
        <text:changed-region xml:id="ct99445072" text:id="ct99445072">
          <text:insertion>
            <office:change-info>
              <dc:creator>Ibrahim Timothy Onogu</dc:creator>
              <dc:date>2015-02-05T19:10:00</dc:date>
            </office:change-info>
          </text:insertion>
        </text:changed-region>
        <text:changed-region xml:id="ct106875344" text:id="ct106875344">
          <text:deletion>
            <office:change-info>
              <dc:creator>Ibrahim Timothy Onogu</dc:creator>
              <dc:date>2015-02-04T21:20:00</dc:date>
            </office:change-info>
            <text:p text:style-name="P10"><text:span text:style-name="T2">[</text:span><text:span text:style-name="T3">n</text:span><text:span text:style-name="T2">]</text:span></text:p>
          </text:deletion>
        </text:changed-region>
        <text:changed-region xml:id="ct106938272" text:id="ct106938272">
          <text:deletion>
            <office:change-info>
              <dc:creator>Ibrahim Timothy Onogu</dc:creator>
              <dc:date>2015-02-04T21:20:00</dc:date>
            </office:change-info>
            <text:p text:style-name="P10"><text:span text:style-name="T2">[</text:span><text:span text:style-name="T3">n</text:span><text:span text:style-name="T2">]</text:span></text:p>
          </text:deletion>
        </text:changed-region>
        <text:changed-region xml:id="ct106937520" text:id="ct106937520">
          <text:deletion>
            <office:change-info>
              <dc:creator>Ibrahim Timothy Onogu</dc:creator>
              <dc:date>2015-02-10T00:03:00</dc:date>
            </office:change-info>
            <text:p text:style-name="P10"><text:span text:style-name="T10">t</text:span></text:p>
          </text:deletion>
        </text:changed-region>
        <text:changed-region xml:id="ct106939968" text:id="ct106939968">
          <text:insertion>
            <office:change-info>
              <dc:creator>Ibrahim Timothy Onogu</dc:creator>
              <dc:date>2015-02-10T00:03:00</dc:date>
            </office:change-info>
          </text:insertion>
        </text:changed-region>
        <text:changed-region xml:id="ct106940192" text:id="ct106940192">
          <text:deletion>
            <office:change-info>
              <dc:creator>Ibrahim Timothy Onogu</dc:creator>
              <dc:date>2015-02-10T00:03:00</dc:date>
            </office:change-info>
            <text:p text:style-name="P10"><text:span text:style-name="T11">[]</text:span></text:p>
          </text:deletion>
        </text:changed-region>
        <text:changed-region xml:id="ct106931904" text:id="ct106931904">
          <text:deletion>
            <office:change-info>
              <dc:creator>Ibrahim Timothy Onogu</dc:creator>
              <dc:date>2015-02-10T00:02:00</dc:date>
            </office:change-info>
            <text:p text:style-name="P10"><text:span text:style-name="T12">[]</text:span></text:p>
          </text:deletion>
        </text:changed-region>
        <text:changed-region xml:id="ct106869936" text:id="ct106869936">
          <text:deletion>
            <office:change-info>
              <dc:creator>Ibrahim Timothy Onogu</dc:creator>
              <dc:date>2015-02-10T00:03:00</dc:date>
            </office:change-info>
            <text:p text:style-name="P11"><text:span text:style-name="T10">t</text:span></text:p>
          </text:deletion>
        </text:changed-region>
        <text:changed-region xml:id="ct106941344" text:id="ct106941344">
          <text:insertion>
            <office:change-info>
              <dc:creator>Ibrahim Timothy Onogu</dc:creator>
              <dc:date>2015-02-10T00:03:00</dc:date>
            </office:change-info>
          </text:insertion>
        </text:changed-region>
        <text:changed-region xml:id="ct106928288" text:id="ct106928288">
          <text:deletion>
            <office:change-info>
              <dc:creator>Ibrahim Timothy Onogu</dc:creator>
              <dc:date>2015-02-10T00:03:00</dc:date>
            </office:change-info>
            <text:p text:style-name="P11"><text:span text:style-name="T11">[]</text:span></text:p>
          </text:deletion>
        </text:changed-region>
        <text:changed-region xml:id="ct106929392" text:id="ct106929392">
          <text:insertion>
            <office:change-info>
              <dc:creator>Ibrahim Timothy Onogu</dc:creator>
              <dc:date>2015-02-10T00:04:00</dc:date>
            </office:change-info>
          </text:insertion>
        </text:changed-region>
        <text:changed-region xml:id="ct106934928" text:id="ct106934928">
          <text:deletion>
            <office:change-info>
              <dc:creator>Ibrahim Timothy Onogu</dc:creator>
              <dc:date>2015-02-10T00:01:00</dc:date>
            </office:change-info>
            <text:p text:style-name="P12"><text:span text:style-name="T13">except for </text:span><text:span text:style-name="T14">lone_type</text:span><text:span text:style-name="T13">.</text:span></text:p>
          </text:deletion>
        </text:changed-region>
        <text:changed-region xml:id="ct106926368" text:id="ct106926368">
          <text:insertion>
            <office:change-info>
              <dc:creator>Ibrahim Timothy Onogu</dc:creator>
              <dc:date>2015-02-10T00:04:00</dc:date>
            </office:change-info>
          </text:insertion>
        </text:changed-region>
        <text:changed-region xml:id="ct106939440" text:id="ct106939440">
          <text:insertion>
            <office:change-info>
              <dc:creator>Ibrahim Timothy Onogu</dc:creator>
              <dc:date>2015-02-10T00:02:00</dc:date>
            </office:change-info>
          </text:insertion>
        </text:changed-region>
        <text:changed-region xml:id="ct106694896" text:id="ct106694896">
          <text:insertion>
            <office:change-info>
              <dc:creator>Ibrahim Timothy Onogu</dc:creator>
              <dc:date>2015-02-10T00:04:00</dc:date>
            </office:change-info>
          </text:insertion>
        </text:changed-region>
        <text:changed-region xml:id="ct106929696" text:id="ct106929696">
          <text:deletion>
            <office:change-info>
              <dc:creator>Ibrahim Timothy Onogu</dc:creator>
              <dc:date>2015-02-10T00:04:00</dc:date>
            </office:change-info>
            <text:p text:style-name="P13"/>
            <text:p text:style-name="P13"/>
          </text:deletion>
        </text:changed-region>
        <text:changed-region xml:id="ct107149520" text:id="ct107149520">
          <text:insertion>
            <office:change-info>
              <dc:creator>Ibrahim Timothy Onogu</dc:creator>
              <dc:date>2015-02-04T21:22:00</dc:date>
            </office:change-info>
          </text:insertion>
        </text:changed-region>
        <text:changed-region xml:id="ct107190064" text:id="ct107190064">
          <text:insertion>
            <office:change-info>
              <dc:creator>Ibrahim Timothy Onogu</dc:creator>
              <dc:date>2015-02-04T21:21:00</dc:date>
            </office:change-info>
          </text:insertion>
        </text:changed-region>
        <text:changed-region xml:id="ct107192368" text:id="ct107192368">
          <text:insertion>
            <office:change-info>
              <dc:creator>Ibrahim Timothy Onogu</dc:creator>
              <dc:date>2015-02-04T21:21:00</dc:date>
            </office:change-info>
          </text:insertion>
        </text:changed-region>
        <text:changed-region xml:id="ct107036944" text:id="ct107036944">
          <text:insertion>
            <office:change-info>
              <dc:creator>Ibrahim Timothy Onogu</dc:creator>
              <dc:date>2015-02-04T21:21:00</dc:date>
            </office:change-info>
          </text:insertion>
        </text:changed-region>
        <text:changed-region xml:id="ct107191984" text:id="ct107191984">
          <text:insertion>
            <office:change-info>
              <dc:creator>Ibrahim Timothy Onogu</dc:creator>
              <dc:date>2015-02-04T21:21:00</dc:date>
            </office:change-info>
          </text:insertion>
        </text:changed-region>
        <text:changed-region xml:id="ct107171184" text:id="ct107171184">
          <text:insertion>
            <office:change-info>
              <dc:creator>Ibrahim Timothy Onogu</dc:creator>
              <dc:date>2015-02-04T21:22:00</dc:date>
            </office:change-info>
          </text:insertion>
        </text:changed-region>
        <text:changed-region xml:id="ct107191440" text:id="ct107191440">
          <text:insertion>
            <office:change-info>
              <dc:creator>Ibrahim Timothy Onogu</dc:creator>
              <dc:date>2015-02-04T21:22:00</dc:date>
            </office:change-info>
          </text:insertion>
        </text:changed-region>
        <text:changed-region xml:id="ct107203040" text:id="ct107203040">
          <text:insertion>
            <office:change-info>
              <dc:creator>Ibrahim Timothy Onogu</dc:creator>
              <dc:date>2015-02-04T21:21:00</dc:date>
            </office:change-info>
          </text:insertion>
        </text:changed-region>
        <text:changed-region xml:id="ct107204192" text:id="ct107204192">
          <text:insertion>
            <office:change-info>
              <dc:creator>Ibrahim Timothy Onogu</dc:creator>
              <dc:date>2015-02-04T21:23:00</dc:date>
            </office:change-info>
          </text:insertion>
        </text:changed-region>
        <text:changed-region xml:id="ct107189424" text:id="ct107189424">
          <text:insertion>
            <office:change-info>
              <dc:creator>Ibrahim Timothy Onogu</dc:creator>
              <dc:date>2015-02-04T21:49:00</dc:date>
            </office:change-info>
          </text:insertion>
        </text:changed-region>
        <text:changed-region xml:id="ct107207488" text:id="ct107207488">
          <text:deletion>
            <office:change-info>
              <dc:creator>Ibrahim Timothy Onogu</dc:creator>
              <dc:date>2015-02-04T21:48:00</dc:date>
            </office:change-info>
            <text:p text:style-name="P14"/>
            <text:p text:style-name="P14"/>
            <text:p text:style-name="P14"/>
            <text:p text:style-name="P14"/>
            <text:p text:style-name="P14"/>
          </text:deletion>
        </text:changed-region>
        <text:changed-region xml:id="ct108711776" text:id="ct108711776">
          <text:insertion>
            <office:change-info>
              <dc:creator>Ibrahim Timothy Onogu</dc:creator>
              <dc:date>2015-02-05T19:45:00</dc:date>
            </office:change-info>
          </text:insertion>
        </text:changed-region>
        <text:changed-region xml:id="ct108704512" text:id="ct108704512">
          <text:insertion>
            <office:change-info>
              <dc:creator>Ibrahim Timothy Onogu</dc:creator>
              <dc:date>2015-02-05T19:47:00</dc:date>
            </office:change-info>
          </text:insertion>
        </text:changed-region>
        <text:changed-region xml:id="ct108712976" text:id="ct108712976">
          <text:insertion>
            <office:change-info>
              <dc:creator>Ibrahim Timothy Onogu</dc:creator>
              <dc:date>2015-02-09T16:24:00</dc:date>
            </office:change-info>
          </text:insertion>
        </text:changed-region>
        <text:changed-region xml:id="ct108715792" text:id="ct108715792">
          <text:insertion>
            <office:change-info>
              <dc:creator>Ibrahim Timothy Onogu</dc:creator>
              <dc:date>2015-02-09T16:27:00</dc:date>
            </office:change-info>
          </text:insertion>
        </text:changed-region>
        <text:changed-region xml:id="ct108716304" text:id="ct108716304">
          <text:insertion>
            <office:change-info>
              <dc:creator>Ibrahim Timothy Onogu</dc:creator>
              <dc:date>2015-02-09T16:28: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0"/>
      <text:p text:style-name="P54">Standard Specification for the</text:p>
      <text:p text:style-name="P55"><text:span text:style-name="T15">Uncomplicated Binary Exchange</text:span><text:span text:style-name="T16"> </text:span><text:span text:style-name="T15">Format </text:span><text:span text:style-name="T17">(UBEXF)</text:span></text:p>
      <text:p text:style-name="P1">Draft 1: Revision 0<text:change text:change-id="ct109034000"/><text:change-start text:change-id="ct105828512"/><text:span text:style-name="T106">5</text:span><text:change-end text:change-id="ct105828512"/></text:p>
      <text:p text:style-name="P55"/>
      <text:p text:style-name="P50"/>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text:soft-page-break/></text:p>
      <text:p text:style-name="P100"/>
      <text:p text:style-name="P5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07"><text:a xlink:type="simple" xlink:href="#__RefHeading__888_1038148955" text:style-name="Index_20_Link" text:visited-style-name="Index_20_Link">1. GENERAL<text:tab/>4</text:a></text:p>
          <text:p text:style-name="P108"><text:a xlink:type="simple" xlink:href="#__RefHeading__890_1038148955" text:style-name="Index_20_Link" text:visited-style-name="Index_20_Link">1.1. INTRODUCTION<text:tab/>4</text:a></text:p>
          <text:p text:style-name="P109"><text:a xlink:type="simple" xlink:href="#__RefHeading__900_1038148955" text:style-name="Index_20_Link" text:visited-style-name="Index_20_Link">1.1.1. General Information<text:tab/>4</text:a></text:p>
          <text:p text:style-name="P109"><text:a xlink:type="simple" xlink:href="#__RefHeading__902_1038148955" text:style-name="Index_20_Link" text:visited-style-name="Index_20_Link">1.1.2. General Information<text:tab/>4</text:a></text:p>
          <text:p text:style-name="P108"><text:a xlink:type="simple" xlink:href="#__RefHeading__904_1038148955" text:style-name="Index_20_Link" text:visited-style-name="Index_20_Link">1.2. REPRESENTATION<text:tab/>4</text:a></text:p>
          <text:p text:style-name="P108"><text:a xlink:type="simple" xlink:href="#__RefHeading__906_1038148955" text:style-name="Index_20_Link" text:visited-style-name="Index_20_Link">1.3. DEFINITION OF TERMS<text:tab/>4</text:a></text:p>
          <text:p text:style-name="P109"><text:a xlink:type="simple" xlink:href="#__RefHeading__908_1038148955" text:style-name="Index_20_Link" text:visited-style-name="Index_20_Link">1.3.1. Byte:<text:tab/>4</text:a></text:p>
          <text:p text:style-name="P109"><text:a xlink:type="simple" xlink:href="#__RefHeading__910_1038148955" text:style-name="Index_20_Link" text:visited-style-name="Index_20_Link">1.3.2. Character:<text:tab/>4</text:a></text:p>
          <text:p text:style-name="P109"><text:a xlink:type="simple" xlink:href="#__RefHeading__912_1038148955" text:style-name="Index_20_Link" text:visited-style-name="Index_20_Link">1.3.3. Marker:<text:tab/>4</text:a></text:p>
          <text:p text:style-name="P109"><text:a xlink:type="simple" xlink:href="#__RefHeading__914_1038148955" text:style-name="Index_20_Link" text:visited-style-name="Index_20_Link">1.3.4. Size Marker:<text:tab/>5</text:a></text:p>
          <text:p text:style-name="P109"><text:a xlink:type="simple" xlink:href="#__RefHeading__916_1038148955" text:style-name="Index_20_Link" text:visited-style-name="Index_20_Link">1.3.5. Type:<text:tab/>5</text:a></text:p>
        </text:index-body>
      </text:table-of-content>
      <text:p text:style-name="P64"/>
      <text:p text:style-name="P52"/>
      <text:h text:style-name="P129" text:outline-level="1"><text:bookmark-start text:name="__RefHeading__888_1038148955"/>1.<text:tab/><text:span text:style-name="T88">GENERAL</text:span><text:bookmark-end text:name="__RefHeading__888_1038148955"/></text:h>
      <text:h text:style-name="Heading_20_2" text:outline-level="2"><text:bookmark-start text:name="__RefHeading__890_1038148955"/>1.1.<text:tab/><text:tab/>INTRODUCTION<text:bookmark-end text:name="__RefHeading__890_1038148955"/></text:h>
      <text:h text:style-name="P131" text:outline-level="3"><text:bookmark-start text:name="__RefHeading__900_1038148955"/>1.1.1.<text:tab/> General Information<text:bookmark-end text:name="__RefHeading__900_1038148955"/></text:h>
      <text:p text:style-name="P2"><text:span text:style-name="T1">1.1.1.1:</text:span><text:change text:change-id="ct106711104"/><text:change-start text:change-id="ct106659184"/><text:span text:style-name="T1"> <text:s/></text:span><text:change-end text:change-id="ct106659184"/>The <text:span text:style-name="T70">UBEXF is a simple format for representing and exchanging key-value pair data in simple JSON-style binary format .</text:span><text:change text:change-id="ct106694080"/></text:p>
      <text:p text:style-name="P3">1.1.1.2:<text:change text:change-id="ct106754576"/><text:change-start text:change-id="ct106643296"/> <text:s/><text:change-end text:change-id="ct106643296"/>UBEXF is not designed to be completely compatible with JSON. However, provided that the string length of every key in JSON document is less than 256 characters, then such document can seamlessly be converted to UBEXF and back to JSON without any alteration or structural changes.<text:change text:change-id="ct106643520"/></text:p>
      <text:p text:style-name="P4">1.1.1.3:<text:change text:change-id="ct106669344"/><text:change text:change-id="ct106638176"/><text:change-start text:change-id="ct106669568"/> <text:s/><text:change-end text:change-id="ct106669568"/><text:change-start text:change-id="ct106719264"/><text:span text:style-name="T105">Reference is made</text:span><text:change-end text:change-id="ct106719264"/> to <text:change-start text:change-id="ct106719488"/><text:span text:style-name="T105">the </text:span><text:change-end text:change-id="ct106719488"/>JSON standard as defined<text:change-start text:change-id="ct106663168"/> <text:span text:style-name="T104">in </text:span><text:change-end text:change-id="ct106663168"/><text:change-start text:change-id="ct106644368"/><text:a xlink:type="simple" xlink:href="http://json.org/" text:style-name="Internet_20_link" text:visited-style-name="Visited_20_Internet_20_Link"><text:span text:style-name="T104">http://json.org</text:span></text:a><text:span text:style-name="T104">, </text:span><text:change-end text:change-id="ct106644368"/><text:change-start text:change-id="ct106667200"/><text:span text:style-name="T104">henceforth known as JSON</text:span></text:p>
      <text:p text:style-name="P4">1.1.1.<text:span text:style-name="T105">4</text:span>: <text:s/>This standard refers to <text:span text:style-name="T105">UBJSON</text:span> standard as defined <text:span text:style-name="T104">in </text:span><text:a xlink:type="simple" xlink:href="http://ubjson.org/" text:style-name="Internet_20_link" text:visited-style-name="Visited_20_Internet_20_Link"><text:span text:style-name="T104">http://ubjson.org</text:span></text:a><text:span text:style-name="T104">, henceforth known as UBJSON</text:span><text:change-end text:change-id="ct106667200"/><text:change-start text:change-id="ct106744528"/></text:p>
      <text:p text:style-name="P19">1.1.1.5:<text:change-end text:change-id="ct106744528"/></text:p>
      <text:p text:style-name="P18"><text:bookmark-start text:name="__RefHeading__902_1038148955"/>1.1.2.<text:tab/> General Information<text:bookmark-end text:name="__RefHeading__902_1038148955"/></text:p>
      <text:p text:style-name="P73">***</text:p>
      <text:p text:style-name="P50"/>
      <text:h text:style-name="P126" text:outline-level="2"><text:bookmark-start text:name="__RefHeading__904_1038148955"/>1.2.<text:tab/> <text:span text:style-name="T91">REPRESENTATION</text:span><text:bookmark-end text:name="__RefHeading__904_1038148955"/></text:h>
      <text:p text:style-name="P67">1.2.1:<text:tab/><text:span text:style-name="T99">A valid </text:span>UBEXF <text:span text:style-name="T98">must be an Object, there shall be no other type that forms a valid UBEXF on its own</text:span>.</text:p>
      <text:p text:style-name="P68">1.2.<text:span text:style-name="T98">2</text:span>:<text:tab/>UBEXF is organized into structural tokens, where each token is represented by a byte. And its value <text:span text:style-name="T62">maps exactly</text:span> to <text:span text:style-name="T97">an</text:span> ASCII standard <text:span text:style-name="T63">character</text:span> value.</text:p>
      <text:p text:style-name="P67">1.2.<text:span text:style-name="T98">3</text:span>:<text:tab/>UBEXF is not intended to be completely human readable or human modifiable. It is intended to be Machine friendly and Parsing friendly.</text:p>
      <text:p text:style-name="P67">1.2.<text:span text:style-name="T98">4</text:span>:<text:tab/>The Use of JSON's Key-Value semantics inherits all the advantages of JSON except for it's text-wise readability <text:span text:style-name="T92">and it's limitation on the string length of keys</text:span></text:p>
      <text:p text:style-name="P77">1.2.<text:span text:style-name="T98">5</text:span>:<text:tab/>The structural tokens are called markers, and each marker defines either, a the start of a type, a type, or the end of a type</text:p>
      <text:h text:style-name="P127" text:outline-level="2"><text:bookmark-start text:name="__RefHeading__906_1038148955"/><text:soft-page-break/>1.<text:span text:style-name="T90">3</text:span>.<text:tab/> <text:span text:style-name="T89">DEFINITION OF TERMS</text:span><text:bookmark-end text:name="__RefHeading__906_1038148955"/></text:h>
      <text:h text:style-name="Heading_20_3" text:outline-level="3"><text:bookmark-start text:name="__RefHeading__908_1038148955"/><text:span text:style-name="T89">1.3.1. Byte</text:span>:<text:bookmark-end text:name="__RefHeading__908_1038148955"/></text:h>
      <text:p text:style-name="P69">A byte is a contiguous sequence of 8 bits. There is no notion of signess associated with it.</text:p>
      <text:h text:style-name="P132" text:outline-level="3"><text:bookmark-start text:name="__RefHeading__910_1038148955"/><text:span text:style-name="T89">1.3.2. Character</text:span>:<text:bookmark-end text:name="__RefHeading__910_1038148955"/></text:h>
      <text:p text:style-name="P69">A Character is a contiguous sequence of 8 bits, otherwise known as a byte. A character is a signed byte.</text:p>
      <text:h text:style-name="P132" text:outline-level="3"><text:bookmark-start text:name="__RefHeading__912_1038148955"/><text:span text:style-name="T89">1.3.3. Marker</text:span>:<text:bookmark-end text:name="__RefHeading__912_1038148955"/></text:h>
      <text:p text:style-name="P69">A marker is byte delegated by the rest of this standard, that has a structural <text:span text:style-name="T97">description</text:span> <text:span text:style-name="T97">for</text:span> the bytes proceeding it.</text:p>
      <text:h text:style-name="P132" text:outline-level="3"><text:bookmark-start text:name="__RefHeading__914_1038148955"/><text:span text:style-name="T89">1.3.4. Size Marker</text:span>:<text:bookmark-end text:name="__RefHeading__914_1038148955"/></text:h>
      <text:p text:style-name="P69">A Size-marker is a <text:span text:style-name="T97">Marker</text:span> delegated by the rest of this standard, that binds a proceeding sequence of unsigned bytes to be read.</text:p>
      <text:h text:style-name="P132" text:outline-level="3"><text:bookmark-start text:name="__RefHeading__916_1038148955"/><text:span text:style-name="T89">1.3.5. Type</text:span>:<text:bookmark-end text:name="__RefHeading__916_1038148955"/></text:h>
      <text:p text:style-name="P69">A Type is a structural requirement on the organization and translation of a sequence of bytes.</text:p>
      <text:h text:style-name="P133" text:outline-level="3"><text:span text:style-name="T89">1.3.6. Payload</text:span>:</text:h>
      <text:p text:style-name="P70">A <text:span text:style-name="T93">sequence of bytes proceeding a Marker that is defined to have a payload. The number of bytes is defined by the same marker</text:span></text:p>
      <text:h text:style-name="P130" text:outline-level="1"><text:span text:style-name="T94">2</text:span>.<text:tab/><text:span text:style-name="T94">STRUCTURE</text:span></text:h>
      <text:h text:style-name="P128" text:outline-level="2"><text:bookmark-start text:name="__RefHeading__890_10381489551"/><text:span text:style-name="T94">2</text:span>.1.<text:tab/><text:tab/><text:span text:style-name="T95">SYNTAX</text:span><text:bookmark-end text:name="__RefHeading__890_10381489551"/></text:h>
      <text:h text:style-name="P134" text:outline-level="3"><text:span text:style-name="T95">2.1.1. Object</text:span>:</text:h>
      <text:p text:style-name="P33"><text:span text:style-name="T35">object</text:span>: </text:p>
      <text:p text:style-name="P5"><text:span text:style-name="T2"><text:tab/>[</text:span><text:span text:style-name="T53">{</text:span><text:span text:style-name="T2">]</text:span><text:change text:change-id="ct106875616"/><text:span text:style-name="T2">[</text:span><text:span text:style-name="T9">}</text:span><text:span text:style-name="T2">]</text:span></text:p>
      <text:p text:style-name="P5"><text:span text:style-name="T2"><text:tab/>[</text:span><text:span text:style-name="T53">{</text:span><text:span text:style-name="T2">]</text:span><text:change text:change-id="ct106869712"/><text:span text:style-name="T5">[</text:span><text:span text:style-name="T6">size</text:span><text:span text:style-name="T7">...</text:span><text:change-start text:change-id="ct106881760"/><text:span text:style-name="T5">]</text:span><text:change-end text:change-id="ct106881760"/><text:change text:change-id="ct106882288"/><text:change text:change-id="ct106882064"/><text:change-start text:change-id="ct106883216"/><text:span text:style-name="T5"> <text:s text:c="6"/><text:tab/><text:tab/></text:span><text:change-end text:change-id="ct106883216"/><text:span text:style-name="T2">[</text:span><text:span text:style-name="T5">[</text:span><text:span text:style-name="T8">k</text:span><text:span text:style-name="T7">e</text:span><text:span text:style-name="T8">y</text:span><text:span text:style-name="T7">...</text:span><text:span text:style-name="T5">]</text:span><text:change text:change-id="ct106892224"/><text:change text:change-id="ct106892000"/><text:change text:change-id="ct106891776"/><text:span text:style-name="T5">[</text:span><text:span text:style-name="T8">value</text:span><text:span text:style-name="T7">...</text:span><text:span text:style-name="T5">]</text:span><text:change-start text:change-id="ct106900352"/><text:span text:style-name="T5">..</text:span><text:change-end text:change-id="ct106900352"/><text:change-start text:change-id="ct106901824"/><text:span text:style-name="T5">.</text:span><text:change-end text:change-id="ct106901824"/><text:span text:style-name="T2">]</text:span><text:change text:change-id="ct106903280"/><text:span text:style-name="T2">[</text:span><text:span text:style-name="T9">}</text:span><text:span text:style-name="T2">]</text:span><text:change-start text:change-id="ct106909536"/></text:p>
      <text:p text:style-name="P31"><text:span text:style-name="T2"><text:tab/>[</text:span><text:span text:style-name="T53">{</text:span><text:span text:style-name="T2">]</text:span><text:span text:style-name="T5">[</text:span><text:span text:style-name="T42">width</text:span><text:span text:style-name="T7">...</text:span><text:span text:style-name="T5">] [</text:span><text:span text:style-name="T6">size</text:span><text:span text:style-name="T7">...</text:span><text:span text:style-name="T5">]<text:tab/></text:span><text:span text:style-name="T2">[</text:span><text:span text:style-name="T5">[</text:span><text:span text:style-name="T8">k</text:span><text:span text:style-name="T7">e</text:span><text:span text:style-name="T8">y</text:span><text:span text:style-name="T7">...</text:span><text:span text:style-name="T5">][</text:span><text:span text:style-name="T8">value</text:span><text:span text:style-name="T7">...</text:span><text:span text:style-name="T5">]...</text:span><text:span text:style-name="T2">][</text:span><text:span text:style-name="T9">}</text:span><text:span text:style-name="T2">]</text:span><text:change-end text:change-id="ct106909536"/></text:p>
      <text:p text:style-name="P6"><text:change text:change-id="ct106892448"/></text:p>
      <text:p text:style-name="P6"/>
      <text:p text:style-name="P33"><text:span text:style-name="T35">size</text:span>: </text:p>
      <text:p text:style-name="P7"><text:span text:style-name="T2"><text:tab/>[</text:span><text:span text:style-name="T23">I</text:span><text:span text:style-name="T2">][</text:span><text:span text:style-name="T45">x</text:span><text:span text:style-name="T2">]</text:span></text:p>
      <text:p text:style-name="P7"><text:span text:style-name="T2"><text:tab/>[</text:span><text:span text:style-name="T23">J</text:span><text:span text:style-name="T2">][</text:span><text:span text:style-name="T45">xx</text:span><text:span text:style-name="T2">]</text:span></text:p>
      <text:p text:style-name="P7"><text:span text:style-name="T2"><text:tab/>[</text:span><text:span text:style-name="T23">K</text:span><text:span text:style-name="T2">][</text:span><text:span text:style-name="T45">xxxx</text:span><text:span text:style-name="T2">]</text:span><text:change text:change-id="ct106889616"/><text:change text:change-id="ct106904864"/></text:p>
      <text:p text:style-name="P8"><text:change-start text:change-id="ct99445072"/></text:p>
      <text:p text:style-name="P38"><text:span text:style-name="T42">width</text:span>: </text:p>
      <text:p text:style-name="P44"><text:tab/><text:span text:style-name="T102">size</text:span></text:p>
      <text:p text:style-name="P8"><text:change-end text:change-id="ct99445072"/></text:p>
      <text:p text:style-name="P33"><text:span text:style-name="T41">key</text:span><text:span text:style-name="T43">:</text:span></text:p>
      <text:p text:style-name="P45"><text:span text:style-name="T65"><text:tab/>[</text:span><text:span text:style-name="T67">u</text:span><text:span text:style-name="T65">]</text:span><text:span text:style-name="T66">[x...]</text:span></text:p>
      <text:p text:style-name="P33"/>
      <text:p text:style-name="P33"><text:span text:style-name="T35">value</text:span>: </text:p>
      <text:p text:style-name="P43"><text:tab/>lone_type</text:p>
      <text:p text:style-name="P43"><text:tab/>direct_type</text:p>
      <text:p text:style-name="P43"><text:tab/>sequence_type</text:p>
      <text:p text:style-name="P43"><text:tab/>container_type</text:p>
      <text:p text:style-name="P46"/>
      <text:p text:style-name="P34"><text:span text:style-name="T37">lone_type</text:span>: </text:p>
      <text:p text:style-name="P24"><text:span text:style-name="T2"><text:tab/>[</text:span><text:span text:style-name="T24">n</text:span><text:span text:style-name="T2">]</text:span></text:p>
      <text:p text:style-name="P24"><text:span text:style-name="T2"><text:tab/>[</text:span><text:span text:style-name="T24">t</text:span><text:span text:style-name="T2">]</text:span></text:p>
      <text:p text:style-name="P24"><text:span text:style-name="T2"><text:tab/>[</text:span><text:span text:style-name="T24">f</text:span><text:span text:style-name="T2">]</text:span></text:p>
      <text:p text:style-name="P33"/>
      <text:p text:style-name="P35"><text:soft-page-break/><text:span text:style-name="T38">direct</text:span><text:span text:style-name="T37">_type</text:span>: </text:p>
      <text:p text:style-name="P25"><text:span text:style-name="T2"><text:tab/>[</text:span><text:span text:style-name="T25">B</text:span><text:span text:style-name="T2">][</text:span><text:span text:style-name="T46">x</text:span><text:span text:style-name="T2">]</text:span></text:p>
      <text:p text:style-name="P25"><text:span text:style-name="T2"><text:tab/>[</text:span><text:span text:style-name="T25">c</text:span><text:span text:style-name="T2">][</text:span><text:span text:style-name="T46">x</text:span><text:span text:style-name="T2">]</text:span></text:p>
      <text:p text:style-name="P25"><text:span text:style-name="T2"><text:tab/>[</text:span><text:span text:style-name="T25">I</text:span><text:span text:style-name="T2">][</text:span><text:span text:style-name="T46">x</text:span><text:span text:style-name="T2">]</text:span></text:p>
      <text:p text:style-name="P25"><text:span text:style-name="T2"><text:tab/>[</text:span><text:span text:style-name="T26">j</text:span><text:span text:style-name="T2">][</text:span><text:span text:style-name="T46">xx</text:span><text:span text:style-name="T2">]</text:span></text:p>
      <text:p text:style-name="P25"><text:span text:style-name="T2"><text:tab/>[</text:span><text:span text:style-name="T26">k</text:span><text:span text:style-name="T2">][</text:span><text:span text:style-name="T46">xxxx</text:span><text:span text:style-name="T2">]</text:span></text:p>
      <text:p text:style-name="P26"><text:span text:style-name="T2"><text:tab/>[</text:span><text:span text:style-name="T27">l</text:span><text:span text:style-name="T2">][</text:span><text:span text:style-name="T47">xxxx xxxx</text:span><text:span text:style-name="T2">]</text:span></text:p>
      <text:p text:style-name="P26"><text:span text:style-name="T2"><text:tab/>[</text:span><text:span text:style-name="T27">J</text:span><text:span text:style-name="T2">][</text:span><text:span text:style-name="T47">xx</text:span><text:span text:style-name="T2">]</text:span></text:p>
      <text:p text:style-name="P27"><text:span text:style-name="T2"><text:tab/>[</text:span><text:span text:style-name="T27">K</text:span><text:span text:style-name="T2">][</text:span><text:span text:style-name="T47">xxxx</text:span><text:span text:style-name="T2">]</text:span></text:p>
      <text:p text:style-name="P27"><text:span text:style-name="T2"><text:tab/>[</text:span><text:span text:style-name="T27">L</text:span><text:span text:style-name="T2">][</text:span><text:span text:style-name="T47">xxxx xxxx</text:span><text:span text:style-name="T2">]</text:span></text:p>
      <text:p text:style-name="P28"><text:span text:style-name="T2"><text:tab/>[</text:span><text:span text:style-name="T28">d</text:span><text:span text:style-name="T2">][</text:span><text:span text:style-name="T48">xxxx</text:span><text:span text:style-name="T2">]</text:span></text:p>
      <text:p text:style-name="P28"><text:span text:style-name="T2"><text:tab/>[</text:span><text:span text:style-name="T28">D</text:span><text:span text:style-name="T2">][</text:span><text:span text:style-name="T48">xxxx xxxx</text:span><text:span text:style-name="T2">]</text:span></text:p>
      <text:p text:style-name="P33"/>
      <text:p text:style-name="P36"><text:span text:style-name="T39">sequence</text:span><text:span text:style-name="T37">_type</text:span>: </text:p>
      <text:p text:style-name="P29"><text:span text:style-name="T2"><text:tab/>[</text:span><text:span text:style-name="T29">s</text:span><text:span text:style-name="T2">][</text:span><text:span text:style-name="T5">[</text:span><text:span text:style-name="T6">size</text:span><text:span text:style-name="T7">...</text:span><text:span text:style-name="T5">]</text:span><text:span text:style-name="T2">][</text:span><text:span text:style-name="T49">xxx</text:span><text:span text:style-name="T46">...</text:span><text:span text:style-name="T2">]</text:span></text:p>
      <text:p text:style-name="P30"><text:span text:style-name="T2"><text:tab/>[</text:span><text:span text:style-name="T29">b</text:span><text:span text:style-name="T2">][</text:span><text:span text:style-name="T5">[</text:span><text:span text:style-name="T6">size</text:span><text:span text:style-name="T7">...</text:span><text:span text:style-name="T5">]</text:span><text:span text:style-name="T2">][</text:span><text:span text:style-name="T49">xxx</text:span><text:span text:style-name="T46">...</text:span><text:span text:style-name="T2">]</text:span></text:p>
      <text:p text:style-name="P33"/>
      <text:p text:style-name="P37"><text:span text:style-name="T40">container_type</text:span>: </text:p>
      <text:p text:style-name="P10"><text:span text:style-name="T36"><text:tab/></text:span><text:span text:style-name="T40">homo_array</text:span></text:p>
      <text:p text:style-name="P47"><text:span text:style-name="T7"><text:tab/></text:span><text:span text:style-name="T40">hetro_array</text:span></text:p>
      <text:p text:style-name="P47"><text:span text:style-name="T7"><text:tab/></text:span><text:span text:style-name="T40">object</text:span></text:p>
      <text:p text:style-name="P33"/>
      <text:p text:style-name="P37"><text:span text:style-name="T40">hetro_array</text:span>: </text:p>
      <text:p text:style-name="P10"><text:span text:style-name="T2"><text:tab/>[</text:span><text:span text:style-name="T55">[</text:span><text:span text:style-name="T2">]</text:span><text:change text:change-id="ct106875344"/><text:span text:style-name="T2">[</text:span><text:span text:style-name="T55">]</text:span><text:span text:style-name="T2">]</text:span></text:p>
      <text:p text:style-name="P10"><text:span text:style-name="T2"><text:tab/>[</text:span><text:span text:style-name="T55">[</text:span><text:span text:style-name="T2">][</text:span><text:span text:style-name="T5">[</text:span><text:span text:style-name="T6">size</text:span><text:span text:style-name="T7">...</text:span><text:span text:style-name="T5">]</text:span><text:span text:style-name="T2">] </text:span><text:span text:style-name="T21">[</text:span><text:span text:style-name="T2">[</text:span><text:span text:style-name="T5">[</text:span><text:span text:style-name="T8">value</text:span><text:span text:style-name="T7">...</text:span><text:span text:style-name="T5">]</text:span><text:span text:style-name="T2">]...</text:span><text:span text:style-name="T21">]</text:span><text:span text:style-name="T2"><text:tab/>[</text:span><text:span text:style-name="T55">]</text:span><text:span text:style-name="T2">]</text:span></text:p>
      <text:p text:style-name="P10"/>
      <text:p text:style-name="P37"><text:span text:style-name="T40">homo_array</text:span>: </text:p>
      <text:p text:style-name="P10"><text:span text:style-name="T2"><text:tab/>[</text:span><text:span text:style-name="T56">(</text:span><text:span text:style-name="T2">]</text:span><text:change text:change-id="ct106938272"/><text:span text:style-name="T2">[</text:span><text:span text:style-name="T56">)</text:span><text:span text:style-name="T2">]</text:span></text:p>
      <text:p text:style-name="P10"><text:span text:style-name="T2"><text:tab/>[</text:span><text:span text:style-name="T56">(</text:span><text:span text:style-name="T2">][</text:span><text:change text:change-id="ct106937520"/><text:change-start text:change-id="ct106939968"/><text:span text:style-name="T52">dt</text:span><text:change-end text:change-id="ct106939968"/><text:span text:style-name="T10">ype</text:span><text:change text:change-id="ct106940192"/><text:span text:style-name="T2">][</text:span><text:span text:style-name="T5">[</text:span><text:span text:style-name="T6">size</text:span><text:span text:style-name="T7">...</text:span><text:span text:style-name="T5">]</text:span><text:span text:style-name="T2">] </text:span><text:span text:style-name="T21">[</text:span><text:span text:style-name="T2">[</text:span><text:span text:style-name="T5">[</text:span><text:span text:style-name="T12">direct_type</text:span><text:change text:change-id="ct106931904"/><text:span text:style-name="T7">...</text:span><text:span text:style-name="T5">]</text:span><text:span text:style-name="T2">]...</text:span><text:span text:style-name="T21">]</text:span><text:span text:style-name="T2"><text:tab/>[</text:span><text:span text:style-name="T56">)</text:span><text:span text:style-name="T2">]</text:span></text:p>
      <text:p text:style-name="P11"><text:span text:style-name="T2"><text:tab/>[</text:span><text:span text:style-name="T56">(</text:span><text:span text:style-name="T2">][</text:span><text:change text:change-id="ct106869936"/><text:change-start text:change-id="ct106941344"/><text:span text:style-name="T52">st</text:span><text:change-end text:change-id="ct106941344"/><text:span text:style-name="T10">ype</text:span><text:change text:change-id="ct106928288"/><text:span text:style-name="T2">][</text:span><text:span text:style-name="T5">[</text:span><text:span text:style-name="T6">size</text:span><text:span text:style-name="T7">...</text:span><text:span text:style-name="T5">]</text:span><text:span text:style-name="T2">] </text:span><text:span text:style-name="T21">[</text:span><text:span text:style-name="T2">[</text:span><text:span text:style-name="T5">[</text:span><text:span text:style-name="T12">sequence_type</text:span><text:span text:style-name="T7">...</text:span><text:span text:style-name="T5">]</text:span><text:span text:style-name="T2">]...</text:span><text:span text:style-name="T21">]</text:span><text:span text:style-name="T2"><text:tab/>[</text:span><text:span text:style-name="T56">)</text:span><text:span text:style-name="T2">]</text:span></text:p>
      <text:p text:style-name="P40"><text:soft-page-break/></text:p>
      <text:p text:style-name="P12"><text:change-start text:change-id="ct106929392"/><text:span text:style-name="T69">d</text:span><text:change-end text:change-id="ct106929392"/><text:span text:style-name="T68">type</text:span> =&gt; any <text:span text:style-name="T14">marker</text:span><text:span text:style-name="T13"> </text:span><text:change text:change-id="ct106934928"/><text:change-start text:change-id="ct106926368"/><text:span text:style-name="T13">of direct_</text:span><text:change-end text:change-id="ct106926368"/><text:change-start text:change-id="ct106939440"/><text:span text:style-name="T13">type</text:span><text:change-end text:change-id="ct106939440"/><text:change-start text:change-id="ct106694896"/></text:p>
      <text:p text:style-name="P42"><text:span text:style-name="T69">s</text:span><text:span text:style-name="T68">type</text:span> =&gt; any <text:span text:style-name="T14">marker</text:span><text:span text:style-name="T13"> of sequence_type</text:span><text:change-end text:change-id="ct106694896"/></text:p>
      <text:p text:style-name="P13"><text:change text:change-id="ct106929696"/></text:p>
      <text:p text:style-name="P71">----------------------------------</text:p>
      <text:p text:style-name="P72"/>
      <text:p text:style-name="P72">----------------------------------</text:p>
      <text:p text:style-name="P74"/>
      <text:p text:style-name="P75"><text:tab/></text:p>
      <text:p text:style-name="P99">Types</text:p>
      <text:p text:style-name="P14"><text:span text:style-name="T64">Direct</text:span> Types <text:span text:style-name="T82">(requires Payload)</text:span></text:p>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1.A1" office:value-type="string">
              <text:p text:style-name="Table_20_Heading">Type</text:p>
            </table:table-cell>
            <table:table-cell table:style-name="Table1.A1" office:value-type="string">
              <text:p text:style-name="Table_20_Heading">Marker</text:p>
            </table:table-cell>
            <table:table-cell table:style-name="Table1.A1" office:value-type="string">
              <text:p text:style-name="Table_20_Heading">Bytes</text:p>
            </table:table-cell>
            <table:table-cell table:style-name="Table1.A1" office:value-type="string">
              <text:p text:style-name="P106">Usable for Size marker</text:p>
            </table:table-cell>
            <table:table-cell table:style-name="Table1.E1" office:value-type="string">
              <text:p text:style-name="Table_20_Heading">Range</text:p>
            </table:table-cell>
          </table:table-row>
        </table:table-header-rows>
        <table:table-row>
          <table:table-cell table:style-name="Table1.A2" office:value-type="string">
            <text:p text:style-name="P92"><text:span text:style-name="T83">b</text:span>ool</text:p>
          </table:table-cell>
          <table:table-cell table:style-name="Table1.A2" office:value-type="string">
            <text:p text:style-name="P87">A</text:p>
          </table:table-cell>
          <table:table-cell table:style-name="Table1.A2" office:value-type="string">
            <text:p text:style-name="P80">1</text:p>
          </table:table-cell>
          <table:table-cell table:style-name="Table1.A2" office:value-type="string">
            <text:p text:style-name="P93">No</text:p>
          </table:table-cell>
          <table:table-cell table:style-name="Table1.E2" office:value-type="string">
            <text:p text:style-name="Table_20_Contents"><text:span text:style-name="T58">0</text:span> <text:s/><text:span text:style-name="T75">or <text:s/></text:span><text:span text:style-name="T61">1</text:span><text:span text:style-name="T72"> <text:s/>→ <text:s/></text:span><text:span text:style-name="T60">true </text:span><text:span text:style-name="T72"><text:s/>or <text:s/></text:span><text:span text:style-name="T60">false</text:span></text:p>
          </table:table-cell>
        </table:table-row>
        <table:table-row>
          <table:table-cell table:style-name="Table1.A2" office:value-type="string">
            <text:p text:style-name="P94">char</text:p>
          </table:table-cell>
          <table:table-cell table:style-name="Table1.A2" office:value-type="string">
            <text:p text:style-name="P88">c</text:p>
          </table:table-cell>
          <table:table-cell table:style-name="Table1.A2" office:value-type="string">
            <text:p text:style-name="P95">1</text:p>
          </table:table-cell>
          <table:table-cell table:style-name="Table1.A2" office:value-type="string">
            <text:p text:style-name="P95">No</text:p>
          </table:table-cell>
          <table:table-cell table:style-name="Table1.E2" office:value-type="string">
            <text:p text:style-name="P94">ASCII codepoints (0 to 127)</text:p>
          </table:table-cell>
        </table:table-row>
        <table:table-row>
          <table:table-cell table:style-name="Table1.A4" office:value-type="string">
            <text:p text:style-name="Table_20_Contents">uint8</text:p>
          </table:table-cell>
          <table:table-cell table:style-name="Table1.A4" office:value-type="string">
            <text:p text:style-name="P82">I</text:p>
          </table:table-cell>
          <table:table-cell table:style-name="Table1.A4" office:value-type="string">
            <text:p text:style-name="P80">1</text:p>
          </table:table-cell>
          <table:table-cell table:style-name="Table1.A4" office:value-type="string">
            <text:p text:style-name="P80">Yes</text:p>
          </table:table-cell>
          <table:table-cell table:style-name="Table1.E4" office:value-type="string">
            <text:p text:style-name="Table_20_Contents">0 <text:span text:style-name="T74">to</text:span><text:span text:style-name="T72"> </text:span>255</text:p>
          </table:table-cell>
        </table:table-row>
        <table:table-row>
          <table:table-cell table:style-name="Table1.A11" office:value-type="string">
            <text:p text:style-name="Table_20_Contents">int16</text:p>
          </table:table-cell>
          <table:table-cell table:style-name="Table1.B5" office:value-type="string">
            <text:p text:style-name="P82">j</text:p>
          </table:table-cell>
          <table:table-cell table:style-name="Table1.C5" office:value-type="string">
            <text:p text:style-name="P80">2</text:p>
          </table:table-cell>
          <table:table-cell table:style-name="Table1.D11" office:value-type="string">
            <text:p text:style-name="P80">No</text:p>
          </table:table-cell>
          <table:table-cell table:style-name="Table1.E5" office:value-type="string">
            <text:p text:style-name="Table_20_Contents">-32,767 <text:span text:style-name="T73">to</text:span> 32,767 </text:p>
          </table:table-cell>
        </table:table-row>
        <table:table-row>
          <table:table-cell table:style-name="Table1.A11" office:value-type="string">
            <text:p text:style-name="Table_20_Contents">int32</text:p>
          </table:table-cell>
          <table:table-cell table:style-name="Table1.B6" office:value-type="string">
            <text:p text:style-name="P82">k</text:p>
          </table:table-cell>
          <table:table-cell table:style-name="Table1.C6" office:value-type="string">
            <text:p text:style-name="P80">4</text:p>
          </table:table-cell>
          <table:table-cell table:style-name="Table1.D11" office:value-type="string">
            <text:p text:style-name="P80">No</text:p>
          </table:table-cell>
          <table:table-cell table:style-name="Table1.E6" office:value-type="string">
            <text:p text:style-name="Table_20_Contents">-2,147,483,647 <text:span text:style-name="T73">to</text:span> 2,147,483,647</text:p>
          </table:table-cell>
        </table:table-row>
        <table:table-row>
          <table:table-cell table:style-name="Table1.A11" office:value-type="string">
            <text:p text:style-name="Table_20_Contents">int64</text:p>
          </table:table-cell>
          <table:table-cell table:style-name="Table1.B7" office:value-type="string">
            <text:p text:style-name="P82">l</text:p>
          </table:table-cell>
          <table:table-cell table:style-name="Table1.C7" office:value-type="string">
            <text:p text:style-name="P80">8</text:p>
          </table:table-cell>
          <table:table-cell table:style-name="Table1.D11" office:value-type="string">
            <text:p text:style-name="P80">No</text:p>
          </table:table-cell>
          <table:table-cell table:style-name="Table1.E7" office:value-type="string">
            <text:p text:style-name="Table_20_Contents">-4,294,967,295 <text:span text:style-name="T73">to</text:span> 4,294,967,295</text:p>
          </table:table-cell>
        </table:table-row>
        <table:table-row>
          <table:table-cell table:style-name="Table1.A4" office:value-type="string">
            <text:p text:style-name="Table_20_Contents">uint16</text:p>
          </table:table-cell>
          <table:table-cell table:style-name="Table1.A4" office:value-type="string">
            <text:p text:style-name="P82">J</text:p>
          </table:table-cell>
          <table:table-cell table:style-name="Table1.A4" office:value-type="string">
            <text:p text:style-name="P80">2</text:p>
          </table:table-cell>
          <table:table-cell table:style-name="Table1.A4" office:value-type="string">
            <text:p text:style-name="P80">Yes</text:p>
          </table:table-cell>
          <table:table-cell table:style-name="Table1.E4" office:value-type="string">
            <text:p text:style-name="Table_20_Contents">0 <text:span text:style-name="T74">to</text:span><text:span text:style-name="T72"> </text:span>65,535</text:p>
          </table:table-cell>
        </table:table-row>
        <table:table-row>
          <table:table-cell table:style-name="Table1.A4" office:value-type="string">
            <text:p text:style-name="Table_20_Contents">uint32</text:p>
          </table:table-cell>
          <table:table-cell table:style-name="Table1.A4" office:value-type="string">
            <text:p text:style-name="P82">K</text:p>
          </table:table-cell>
          <table:table-cell table:style-name="Table1.A4" office:value-type="string">
            <text:p text:style-name="P80">4</text:p>
          </table:table-cell>
          <table:table-cell table:style-name="Table1.A4" office:value-type="string">
            <text:p text:style-name="P80">Yes</text:p>
          </table:table-cell>
          <table:table-cell table:style-name="Table1.E4" office:value-type="string">
            <text:p text:style-name="Table_20_Contents">0 <text:span text:style-name="T73">to</text:span> 4,294,967,295</text:p>
          </table:table-cell>
        </table:table-row>
        <table:table-row>
          <table:table-cell table:style-name="Table1.A10" office:value-type="string">
            <text:p text:style-name="Table_20_Contents">uint64</text:p>
          </table:table-cell>
          <table:table-cell table:style-name="Table1.B10" office:value-type="string">
            <text:p text:style-name="P82">L</text:p>
          </table:table-cell>
          <table:table-cell table:style-name="Table1.C10" office:value-type="string">
            <text:p text:style-name="P80">8</text:p>
          </table:table-cell>
          <table:table-cell table:style-name="Table1.D10" office:value-type="string">
            <text:p text:style-name="P80">No</text:p>
          </table:table-cell>
          <table:table-cell table:style-name="Table1.E10" office:value-type="string">
            <text:p text:style-name="Table_20_Contents">0 to 1.844674407×10¹⁹</text:p>
          </table:table-cell>
        </table:table-row>
        <table:table-row>
          <table:table-cell table:style-name="Table1.A11" office:value-type="string">
            <text:p text:style-name="Table_20_Contents">float32</text:p>
          </table:table-cell>
          <table:table-cell table:style-name="Table1.B11" office:value-type="string">
            <text:p text:style-name="P82">d</text:p>
          </table:table-cell>
          <table:table-cell table:style-name="Table1.C11" office:value-type="string">
            <text:p text:style-name="P80">4</text:p>
          </table:table-cell>
          <table:table-cell table:style-name="Table1.D11" office:value-type="string">
            <text:p text:style-name="P80">No</text:p>
          </table:table-cell>
          <table:table-cell table:style-name="Table1.E11" office:value-type="string">
            <text:p text:style-name="P96">3.4E-38 <text:s text:c="3"/><text:span text:style-name="T96">to <text:s/>3.4E+38 <text:s text:c="7"/></text:span>(7 digits)</text:p>
          </table:table-cell>
        </table:table-row>
        <table:table-row>
          <table:table-cell table:style-name="Table1.A12" office:value-type="string">
            <text:p text:style-name="Table_20_Contents">float64</text:p>
          </table:table-cell>
          <table:table-cell table:style-name="Table1.B12" office:value-type="string">
            <text:p text:style-name="P82">D</text:p>
          </table:table-cell>
          <table:table-cell table:style-name="Table1.C12" office:value-type="string">
            <text:p text:style-name="P80">8</text:p>
          </table:table-cell>
          <table:table-cell table:style-name="Table1.D12" office:value-type="string">
            <text:p text:style-name="P80">No</text:p>
          </table:table-cell>
          <table:table-cell table:style-name="Table1.E12" office:value-type="string">
            <text:p text:style-name="P96"><text:span text:style-name="T96">1.7</text:span>E-3<text:span text:style-name="T96">0</text:span>8 <text:s/><text:span text:style-name="T96">to <text:s/>1.7E+308</text:span> <text:s text:c="5"/>(<text:span text:style-name="T96">15</text:span> digits)</text:p>
          </table:table-cell>
        </table:table-row>
      </table:table>
      <text:p text:style-name="P53"/>
      <text:p text:style-name="P51"><text:span text:style-name="T64">Lone</text:span> Types <text:span text:style-name="T82">(No payload)</text:span></text:p>
      <table:table table:name="Table3" table:style-name="Table3">
        <table:table-column table:style-name="Table3.A"/>
        <table:table-column table:style-name="Table3.B"/>
        <table:table-column table:style-name="Table3.C"/>
        <table:table-column table:style-name="Table3.D"/>
        <table:table-header-rows>
          <table:table-row>
            <table:table-cell table:style-name="Table3.A1" office:value-type="string">
              <text:p text:style-name="P104">Type</text:p>
            </table:table-cell>
            <table:table-cell table:style-name="Table3.A1" office:value-type="string">
              <text:p text:style-name="P104">Marker</text:p>
            </table:table-cell>
            <table:table-cell table:style-name="Table3.A1" office:value-type="string">
              <text:p text:style-name="P104">Bytes</text:p>
            </table:table-cell>
            <table:table-cell table:style-name="Table3.D1" office:value-type="string">
              <text:p text:style-name="P104"/>
            </table:table-cell>
          </table:table-row>
        </table:table-header-rows>
        <table:table-row>
          <table:table-cell table:style-name="Table3.A2" office:value-type="string">
            <text:p text:style-name="P90">null</text:p>
          </table:table-cell>
          <table:table-cell table:style-name="Table3.A2" office:value-type="string">
            <text:p text:style-name="P83">n</text:p>
          </table:table-cell>
          <table:table-cell table:style-name="Table3.A2" office:value-type="string">
            <text:p text:style-name="P91">1</text:p>
          </table:table-cell>
          <table:table-cell table:style-name="Table3.D2" office:value-type="string">
            <text:p text:style-name="Table_20_Contents"/>
          </table:table-cell>
        </table:table-row>
        <table:table-row>
          <table:table-cell table:style-name="Table3.A2" office:value-type="string">
            <text:p text:style-name="P90">true</text:p>
          </table:table-cell>
          <table:table-cell table:style-name="Table3.A2" office:value-type="string">
            <text:p text:style-name="P83">t</text:p>
          </table:table-cell>
          <table:table-cell table:style-name="Table3.A2" office:value-type="string">
            <text:p text:style-name="P91">1</text:p>
          </table:table-cell>
          <table:table-cell table:style-name="Table3.D2" office:value-type="string">
            <text:p text:style-name="Table_20_Contents"/>
          </table:table-cell>
        </table:table-row>
        <table:table-row>
          <table:table-cell table:style-name="Table3.A2" office:value-type="string">
            <text:p text:style-name="P90">false</text:p>
          </table:table-cell>
          <table:table-cell table:style-name="Table3.A2" office:value-type="string">
            <text:p text:style-name="P83">f</text:p>
          </table:table-cell>
          <table:table-cell table:style-name="Table3.A2" office:value-type="string">
            <text:p text:style-name="P91">1</text:p>
          </table:table-cell>
          <table:table-cell table:style-name="Table3.D2" office:value-type="string">
            <text:p text:style-name="Table_20_Contents"/>
          </table:table-cell>
        </table:table-row>
      </table:table>
      <text:p text:style-name="P53"/>
      <text:p text:style-name="P14">Sequence Types <text:span text:style-name="T81">(requires, size-marker, size and Payload)</text:span></text:p>
      <table:table table:name="Table2" table:style-name="Table2">
        <table:table-column table:style-name="Table2.A"/>
        <table:table-column table:style-name="Table2.B"/>
        <table:table-column table:style-name="Table2.C"/>
        <table:table-column table:style-name="Table2.D"/>
        <table:table-column table:style-name="Table2.E"/>
        <table:table-header-rows>
          <table:table-row>
            <table:table-cell table:style-name="Table2.A1" office:value-type="string">
              <text:p text:style-name="P102">Type</text:p>
            </table:table-cell>
            <table:table-cell table:style-name="Table2.A1" office:value-type="string">
              <text:p text:style-name="P102">Marker</text:p>
            </table:table-cell>
            <table:table-cell table:style-name="Table2.A1" office:value-type="string">
              <text:p text:style-name="P104">Payload Marker</text:p>
            </table:table-cell>
            <table:table-cell table:style-name="Table2.A1" office:value-type="string">
              <text:p text:style-name="P102"/>
            </table:table-cell>
            <table:table-cell table:style-name="Table2.E1" office:value-type="string">
              <text:p text:style-name="P102">Payload</text:p>
            </table:table-cell>
          </table:table-row>
        </table:table-header-rows>
        <table:table-row>
          <table:table-cell table:style-name="Table2.A2" office:value-type="string">
            <text:p text:style-name="P78">string</text:p>
          </table:table-cell>
          <table:table-cell table:style-name="Table2.A2" office:value-type="string">
            <text:p text:style-name="P81">s</text:p>
          </table:table-cell>
          <table:table-cell table:style-name="Table2.A2" office:value-type="string">
            <text:p text:style-name="P83">I, J <text:span text:style-name="T78">or</text:span> K</text:p>
          </table:table-cell>
          <table:table-cell table:style-name="Table2.A2" office:value-type="string">
            <text:p text:style-name="P80"/>
          </table:table-cell>
          <table:table-cell table:style-name="Table2.E2" office:value-type="string">
            <text:p text:style-name="Table_20_Contents"/>
          </table:table-cell>
        </table:table-row>
        <table:table-row>
          <table:table-cell table:style-name="Table2.A2" office:value-type="string">
            <text:p text:style-name="P78">binary</text:p>
          </table:table-cell>
          <table:table-cell table:style-name="Table2.A2" office:value-type="string">
            <text:p text:style-name="P81">b</text:p>
          </table:table-cell>
          <table:table-cell table:style-name="Table2.A2" office:value-type="string">
            <text:p text:style-name="P83">I, J <text:span text:style-name="T78">or</text:span> K</text:p>
          </table:table-cell>
          <table:table-cell table:style-name="Table2.A2" office:value-type="string">
            <text:p text:style-name="P80"/>
          </table:table-cell>
          <table:table-cell table:style-name="Table2.E2" office:value-type="string">
            <text:p text:style-name="Table_20_Contents"/>
          </table:table-cell>
        </table:table-row>
      </table:table>
      <text:p text:style-name="Text_20_body"/>
      <text:p text:style-name="Standard">Container Types <text:span text:style-name="T84">(Requires size-marker, size and payload)</text:span></text:p>
      <table:table table:name="Table4" table:style-name="Table4">
        <table:table-column table:style-name="Table4.A"/>
        <table:table-column table:style-name="Table4.B"/>
        <table:table-column table:style-name="Table4.C"/>
        <table:table-column table:style-name="Table4.D"/>
        <table:table-column table:style-name="Table4.E"/>
        <table:table-header-rows>
          <table:table-row>
            <table:table-cell table:style-name="Table4.A1" office:value-type="string">
              <text:p text:style-name="P102">Type</text:p>
            </table:table-cell>
            <table:table-cell table:style-name="Table4.A1" office:value-type="string">
              <text:p text:style-name="P102">Marker</text:p>
            </table:table-cell>
            <table:table-cell table:style-name="Table4.A1" office:value-type="string">
              <text:p text:style-name="P104">Payload Marker</text:p>
            </table:table-cell>
            <table:table-cell table:style-name="Table4.A1" office:value-type="string">
              <text:p text:style-name="P102"/>
            </table:table-cell>
            <table:table-cell table:style-name="Table4.E1" office:value-type="string">
              <text:p text:style-name="P102">Payload</text:p>
            </table:table-cell>
          </table:table-row>
        </table:table-header-rows>
        <table:table-row>
          <table:table-cell table:style-name="Table4.A2" office:value-type="string">
            <text:p text:style-name="P78"><text:span text:style-name="T71">HomoArray</text:span> <text:s/><text:span text:style-name="T76">(</text:span>homogeneous_array<text:span text:style-name="T76">)</text:span></text:p>
          </table:table-cell>
          <table:table-cell table:style-name="Table4.A2" office:value-type="string">
            <text:p text:style-name="P81"><text:span text:style-name="T77">( <text:s/></text:span><text:span text:style-name="T78">a</text:span><text:span text:style-name="T79">nd</text:span><text:span text:style-name="T76"> <text:s/>)</text:span></text:p>
          </table:table-cell>
          <table:table-cell table:style-name="Table4.A2" office:value-type="string">
            <text:p text:style-name="P84">I, J <text:span text:style-name="T78">or</text:span> K</text:p>
          </table:table-cell>
          <table:table-cell table:style-name="Table4.A2" office:value-type="string">
            <text:p text:style-name="P80"/>
          </table:table-cell>
          <table:table-cell table:style-name="Table4.E2" office:value-type="string">
            <text:p text:style-name="Table_20_Contents"/>
          </table:table-cell>
        </table:table-row>
        <table:table-row>
          <table:table-cell table:style-name="Table4.A2" office:value-type="string">
            <text:p text:style-name="P78"><text:span text:style-name="T71">HetroArray </text:span><text:s/><text:span text:style-name="T76">(</text:span>heterogeneous_array<text:span text:style-name="T76">)</text:span></text:p>
          </table:table-cell>
          <table:table-cell table:style-name="Table4.A2" office:value-type="string">
            <text:p text:style-name="P83"><text:span text:style-name="T77">[ <text:s/></text:span><text:span text:style-name="T78">and</text:span> <text:s/><text:span text:style-name="T77">]</text:span></text:p>
          </table:table-cell>
          <table:table-cell table:style-name="Table4.A2" office:value-type="string">
            <text:p text:style-name="P84">I, J <text:span text:style-name="T78">or</text:span> K</text:p>
          </table:table-cell>
          <table:table-cell table:style-name="Table4.A2" office:value-type="string">
            <text:p text:style-name="P80"/>
          </table:table-cell>
          <table:table-cell table:style-name="Table4.E2" office:value-type="string">
            <text:p text:style-name="Table_20_Contents"/>
          </table:table-cell>
        </table:table-row>
        <table:table-row>
          <table:table-cell table:style-name="Table4.A2" office:value-type="string">
            <text:p text:style-name="P79"><text:span text:style-name="T71">O</text:span>bject</text:p>
          </table:table-cell>
          <table:table-cell table:style-name="Table4.A2" office:value-type="string">
            <text:p text:style-name="P86">{ <text:s/><text:span text:style-name="T78">and</text:span> <text:s/>}</text:p>
          </table:table-cell>
          <table:table-cell table:style-name="Table4.A2" office:value-type="string">
            <text:p text:style-name="P84">I, J <text:span text:style-name="T78">or</text:span> K</text:p>
          </table:table-cell>
          <table:table-cell table:style-name="Table4.A2" office:value-type="string">
            <text:p text:style-name="P80"/>
          </table:table-cell>
          <table:table-cell table:style-name="Table4.E2" office:value-type="string">
            <text:p text:style-name="Table_20_Contents"/>
          </table:table-cell>
        </table:table-row>
      </table:table>
      <text:p text:style-name="P14"/>
      <text:p text:style-name="P49"><text:change-start text:change-id="ct107149520"/><text:span text:style-name="T101">Width</text:span><text:change-end text:change-id="ct107149520"/><text:change-start text:change-id="ct107190064"/> Type <text:span text:style-name="T81">(requires, size-marker, size and Payload)</text:span><text:change-end text:change-id="ct107190064"/></text:p>
      <table:table table:name="Table5" table:style-name="Table5">
        <table:table-column table:style-name="Table5.A"/>
        <table:table-column table:style-name="Table5.B"/>
        <table:table-column table:style-name="Table5.C"/>
        <table:table-column table:style-name="Table5.D"/>
        <table:table-header-rows>
          <table:table-row>
            <table:table-cell table:style-name="Table5.A1" office:value-type="string">
              <text:p text:style-name="P103"><text:change-start text:change-id="ct107192368"/>Type<text:change-end text:change-id="ct107192368"/></text:p>
            </table:table-cell>
            <table:table-cell table:style-name="Table5.A1" office:value-type="string">
              <text:p text:style-name="P103"><text:change-start text:change-id="ct107036944"/>Marker<text:change-end text:change-id="ct107036944"/></text:p>
            </table:table-cell>
            <table:table-cell table:style-name="Table5.A1" office:value-type="string">
              <text:p text:style-name="P105"><text:change-start text:change-id="ct107191984"/>Payload<text:change-end text:change-id="ct107191984"/></text:p>
            </table:table-cell>
            <table:table-cell table:style-name="Table5.D1" office:value-type="string">
              <text:p text:style-name="P103"/>
            </table:table-cell>
          </table:table-row>
        </table:table-header-rows>
        <table:table-row>
          <table:table-cell table:style-name="Table5.A2" office:value-type="string">
            <text:p text:style-name="P98"><text:change-start text:change-id="ct107171184"/>width<text:change-end text:change-id="ct107171184"/></text:p>
          </table:table-cell>
          <table:table-cell table:style-name="Table5.A2" office:value-type="string">
            <text:p text:style-name="P89"><text:change-start text:change-id="ct107191440"/>W<text:change-end text:change-id="ct107191440"/></text:p>
          </table:table-cell>
          <table:table-cell table:style-name="Table5.A2" office:value-type="string">
            <text:p text:style-name="P85"><text:change-start text:change-id="ct107203040"/><text:span text:style-name="T101">size</text:span> <text:span text:style-name="T80">then</text:span> <text:change-end text:change-id="ct107203040"/><text:change-start text:change-id="ct107204192"/><text:span text:style-name="T101">object</text:span><text:change-end text:change-id="ct107204192"/></text:p>
          </table:table-cell>
          <table:table-cell table:style-name="Table5.D2" office:value-type="string">
            <text:p text:style-name="P97"/>
          </table:table-cell>
        </table:table-row>
      </table:table>
      <text:p text:style-name="P76"/>
      <text:p text:style-name="P14"><text:soft-page-break/></text:p>
      <text:p text:style-name="P14"><draw:g text:anchor-type="paragraph" draw:z-index="0" draw:style-name="gr1"><draw:custom-shape draw:style-name="gr2" draw:text-style-name="P136" svg:width="17.301cm" svg:height="0.726cm" svg:x="0.019cm" svg:y="7.636cm"><text:p text:style-name="P135"><text:span text:style-name="T107">Object</text:span><text:span text:style-name="T108"> </text:span><text:span text:style-name="T107">(</text:span><text:span text:style-name="T108"> Key </text:span><text:span text:style-name="T107">:</text:span><text:span text:style-name="T108"> Value </text:span><text:span text:style-name="T107">)</text:span></text:p><draw:enhanced-geometry svg:viewBox="0 0 21600 21600" draw:type="rectangle" draw:enhanced-path="M 0 0 L 21600 0 21600 21600 0 21600 0 0 Z N"/></draw:custom-shape><draw:g draw:style-name="gr3"><draw:custom-shape draw:style-name="gr4" draw:text-style-name="P137" svg:width="18.028cm" svg:height="7.381cm" svg:x="-0.344cm" svg:y="0.256cm"><text:p/><draw:enhanced-geometry svg:viewBox="0 0 21600 21600" draw:mirror-horizontal="false" draw:mirror-vertical="false" draw:type="rectangle" draw:enhanced-path="M 0 0 L 21600 0 21600 21600 0 21600 0 0 Z N"/></draw:custom-shape><draw:custom-shape draw:style-name="gr5" draw:text-style-name="P138" xml:id="id1" draw:id="id1" svg:width="1.574cm" svg:height="1.572cm" draw:transform="skewX (0.00785398163397449) rotate (0.00785398163397448) translate (-0.102305555555556cm 2.79752777777778cm)"><text:p text:style-name="P135"><text:span text:style-name="T108">{</text:span></text:p><draw:enhanced-geometry svg:viewBox="0 0 21600 21600" draw:mirror-horizontal="false" draw:mirror-vertical="false" draw:type="rectangle" draw:enhanced-path="M 0 0 L 21600 0 21600 21600 0 21600 0 0 Z N"/></draw:custom-shape><draw:custom-shape draw:style-name="gr6" draw:text-style-name="P139" xml:id="id2" draw:id="id2" svg:width="1.574cm" svg:height="1.572cm" svg:x="2.318cm" svg:y="2.796cm"><text:p text:style-name="P135"><text:span text:style-name="T107">Size</text:span></text:p><text:p text:style-name="P135"><text:span text:style-name="T107">Marker</text:span></text:p><draw:enhanced-geometry svg:viewBox="0 0 21600 21600" draw:mirror-horizontal="false" draw:mirror-vertical="false" draw:type="rectangle" draw:enhanced-path="M 0 0 L 21600 0 21600 21600 0 21600 0 0 Z N"/></draw:custom-shape><draw:connector draw:style-name="gr7" draw:text-style-name="P140" draw:type="line" svg:x1="1.471cm" svg:y1="3.57cm" svg:x2="2.318cm" svg:y2="3.581cm" draw:start-shape="id1" draw:start-glue-point="1" draw:end-shape="id2" svg:d="M1471 3570l847 11" svg:viewBox="0 0 848 12"><text:p/></draw:connector><draw:custom-shape draw:style-name="gr8" draw:text-style-name="P141" xml:id="id3" draw:id="id3" svg:width="1.572cm" svg:height="1.572cm" svg:x="4.496cm" svg:y="2.796cm"><text:p text:style-name="P135"><text:span text:style-name="T107">Size</text:span></text:p><text:p text:style-name="P135"><text:span text:style-name="T107"/></text:p><draw:enhanced-geometry svg:viewBox="0 0 21600 21600" draw:mirror-horizontal="false" draw:mirror-vertical="false" draw:type="rectangle" draw:enhanced-path="M 0 0 L 21600 0 21600 21600 0 21600 0 0 Z N"/></draw:custom-shape><draw:connector draw:style-name="gr7" draw:text-style-name="P140" draw:type="line" svg:x1="3.891cm" svg:y1="3.581cm" svg:x2="4.496cm" svg:y2="3.581cm" draw:start-shape="id2" draw:start-glue-point="1" draw:end-shape="id3" svg:d="M3891 3581h605" svg:viewBox="0 0 607 2"><text:p/></draw:connector><draw:connector draw:style-name="gr7" draw:text-style-name="P140" draw:type="line" svg:x1="6.068cm" svg:y1="3.581cm" svg:x2="7.158cm" svg:y2="3.582cm" draw:start-shape="id3" draw:start-glue-point="1" draw:end-shape="id4" svg:d="M6068 3581l1090 1" svg:viewBox="0 0 1092 4"><text:p/></draw:connector><draw:custom-shape draw:style-name="gr5" draw:text-style-name="P138" xml:id="id6" draw:id="id6" svg:width="1.574cm" svg:height="1.572cm" draw:transform="skewX (0.00890117918517108) rotate (0.00785398163397448) translate (15.6245277777778cm 2.79752777777778cm)"><text:p text:style-name="P135"><text:span text:style-name="T108">}</text:span></text:p><draw:enhanced-geometry svg:viewBox="0 0 21600 21600" draw:mirror-horizontal="false" draw:mirror-vertical="false" draw:type="rectangle" draw:enhanced-path="M 0 0 L 21600 0 21600 21600 0 21600 0 0 Z N"/></draw:custom-shape><draw:connector draw:style-name="gr7" draw:text-style-name="P140" draw:type="line" svg:x1="14.9cm" svg:y1="3.583cm" svg:x2="15.623cm" svg:y2="3.583cm" draw:start-shape="id5" draw:start-glue-point="1" draw:end-shape="id6" draw:end-glue-point="3" svg:d="M14900 3583h723" svg:viewBox="0 0 725 2"><text:p/></draw:connector><draw:connector draw:style-name="gr7" draw:text-style-name="P140" draw:type="line" svg:x1="11.996cm" svg:y1="3.583cm" svg:x2="12.723cm" svg:y2="3.583cm" draw:start-shape="id4" draw:start-glue-point="1" draw:end-shape="id5" draw:end-glue-point="3" svg:d="M11996 3583h727" svg:viewBox="0 0 728 2"><text:p/></draw:connector><draw:connector draw:style-name="gr9" draw:text-style-name="P140" draw:line-skew="-4.296cm -0.569cm" svg:x1="6.068cm" svg:y1="3.581cm" svg:x2="16.411cm" svg:y2="2.785cm" draw:start-shape="id3" draw:start-glue-point="1" draw:end-shape="id6" draw:end-glue-point="0" svg:d="M6068 3581h480v-1893h9863v1097" svg:viewBox="0 0 10345 1894"><text:p/></draw:connector><draw:g draw:style-name="gr3"><draw:g draw:style-name="gr3"><draw:custom-shape draw:style-name="gr10" draw:text-style-name="P142" svg:width="8.229cm" svg:height="3.024cm" svg:x="6.914cm" svg:y="2.313cm"><text:p/><draw:enhanced-geometry svg:viewBox="0 0 21600 21600" draw:mirror-horizontal="false" draw:mirror-vertical="false" draw:type="rectangle" draw:enhanced-path="M 0 0 L 21600 0 21600 21600 0 21600 0 0 Z N"/></draw:custom-shape><draw:g draw:style-name="gr3"><draw:custom-shape draw:style-name="gr11" draw:text-style-name="P143" xml:id="id4" draw:id="id4" svg:width="4.839cm" svg:height="2.057cm" svg:x="7.158cm" svg:y="2.554cm"><text:p/><draw:enhanced-geometry svg:viewBox="0 0 21600 21600" draw:mirror-horizontal="false" draw:mirror-vertical="false" draw:type="rectangle" draw:enhanced-path="M 0 0 L 21600 0 21600 21600 0 21600 0 0 Z N"/></draw:custom-shape><draw:custom-shape draw:style-name="gr12" draw:text-style-name="P145" xml:id="id7" draw:id="id7" svg:width="1.574cm" svg:height="1.572cm" svg:x="7.399cm" svg:y="2.796cm"><text:p text:style-name="P144"><text:span text:style-name="T107">Key</text:span></text:p><text:p text:style-name="P144"><text:span text:style-name="T107">Size</text:span></text:p><draw:enhanced-geometry svg:viewBox="0 0 21600 21600" draw:mirror-horizontal="false" draw:mirror-vertical="false" draw:type="rectangle" draw:enhanced-path="M 0 0 L 21600 0 21600 21600 0 21600 0 0 Z N"/></draw:custom-shape><draw:custom-shape draw:style-name="gr13" draw:text-style-name="P146" xml:id="id8" draw:id="id8" svg:width="2.541cm" svg:height="1.572cm" svg:x="9.215cm" svg:y="2.796cm"><text:p text:style-name="P135"><text:span text:style-name="T109">KEY</text:span></text:p><draw:enhanced-geometry svg:viewBox="0 0 21600 21600" draw:mirror-horizontal="false" draw:mirror-vertical="false" draw:type="rectangle" draw:enhanced-path="M 0 0 L 21600 0 21600 21600 0 21600 0 0 Z N"/></draw:custom-shape><draw:connector draw:style-name="gr7" draw:text-style-name="P140" draw:type="line" svg:x1="8.973cm" svg:y1="3.581cm" svg:x2="9.215cm" svg:y2="3.581cm" draw:start-shape="id7" draw:start-glue-point="1" draw:end-shape="id8" svg:d="M8973 3581h242" svg:viewBox="0 0 243 2"><text:p/></draw:connector></draw:g></draw:g><draw:custom-shape draw:style-name="gr14" draw:text-style-name="P147" svg:width="7.744cm" svg:height="0.362cm" svg:x="7.278cm" svg:y="5.216cm"><text:p text:style-name="P135"><text:span text:style-name="T110">Total number of </text:span><text:span text:style-name="T111">'Size'; </text:span><text:span text:style-name="T110">from</text:span><text:span text:style-name="T111"> </text:span><text:span text:style-name="T112">1</text:span><text:span text:style-name="T111"> </text:span><text:span text:style-name="T110">to</text:span><text:span text:style-name="T111"> </text:span><text:span text:style-name="T112">Size</text:span></text:p><draw:enhanced-geometry svg:viewBox="0 0 21600 21600" draw:mirror-horizontal="false" draw:mirror-vertical="false" draw:type="rectangle" draw:enhanced-path="M 0 0 L 21600 0 21600 21600 0 21600 0 0 Z N"/></draw:custom-shape></draw:g><draw:custom-shape draw:style-name="gr15" draw:text-style-name="P139" xml:id="id9" draw:id="id9" svg:width="1.574cm" svg:height="0.969cm" svg:x="2.318cm" svg:y="6.546cm"><text:p text:style-name="P135"><text:span text:style-name="T107">Width</text:span></text:p><text:p text:style-name="P135"><text:span text:style-name="T107">Marker</text:span></text:p><draw:enhanced-geometry svg:viewBox="0 0 21600 21600" draw:mirror-horizontal="false" draw:mirror-vertical="false" draw:type="rectangle" draw:enhanced-path="M 0 0 L 21600 0 21600 21600 0 21600 0 0 Z N"/></draw:custom-shape><draw:custom-shape draw:style-name="gr16" draw:text-style-name="P141" xml:id="id10" draw:id="id10" svg:width="1.572cm" svg:height="0.969cm" svg:x="4.496cm" svg:y="6.546cm"><text:p text:style-name="P135"><text:span text:style-name="T107">Data</text:span></text:p><text:p text:style-name="P135"><text:span text:style-name="T107">Width</text:span></text:p><draw:enhanced-geometry svg:viewBox="0 0 21600 21600" draw:mirror-horizontal="false" draw:mirror-vertical="false" draw:type="rectangle" draw:enhanced-path="M 0 0 L 21600 0 21600 21600 0 21600 0 0 Z N"/></draw:custom-shape><draw:connector draw:style-name="gr7" draw:text-style-name="P140" draw:type="line" svg:x1="3.891cm" svg:y1="7.029cm" svg:x2="4.496cm" svg:y2="7.029cm" draw:start-shape="id9" draw:start-glue-point="1" draw:end-shape="id10" svg:d="M3891 7029h605" svg:viewBox="0 0 607 2"><text:p/></draw:connector><draw:connector draw:style-name="gr7" draw:text-style-name="P140" draw:type="line" svg:x1="6.068cm" svg:y1="7.029cm" svg:x2="6.914cm" svg:y2="7.029cm" draw:start-shape="id10" draw:start-glue-point="1" draw:end-shape="id11" draw:end-glue-point="3" svg:d="M6068 7029h846" svg:viewBox="0 0 848 2"><text:p/></draw:connector><draw:custom-shape draw:style-name="gr17" draw:text-style-name="P148" xml:id="id11" draw:id="id11" svg:width="10.286cm" svg:height="0.969cm" svg:x="6.914cm" svg:y="6.546cm"><text:p text:style-name="P135"><text:span text:style-name="T111">Total of “DataWidth”, sum of total bytes remaining' for a valid object</text:span></text:p><draw:enhanced-geometry svg:viewBox="0 0 21600 21600" draw:mirror-horizontal="false" draw:mirror-vertical="false" draw:type="rectangle" draw:enhanced-path="M 0 0 L 21600 0 21600 21600 0 21600 0 0 Z N"/></draw:custom-shape><draw:connector draw:style-name="gr18" draw:text-style-name="P140" draw:line-skew="-0.145cm 0cm 0.023cm" svg:x1="1.471cm" svg:y1="3.57cm" svg:x2="2.318cm" svg:y2="7.029cm" draw:start-shape="id1" draw:start-glue-point="1" draw:end-shape="id9" draw:end-glue-point="3" svg:d="M1471 3570h381v1886h-37v1573h503" svg:viewBox="0 0 848 3461"><text:p text:style-name="P135"><text:span text:style-name="T108"><text:s text:c="7"/></text:span></text:p></draw:connector><draw:custom-shape draw:style-name="gr19" draw:text-style-name="P149" xml:id="id5" draw:id="id5" svg:width="2.177cm" svg:height="2.057cm" svg:x="12.723cm" svg:y="2.554cm"><text:p text:style-name="P144"><text:span text:style-name="T113">VALUE</text:span></text:p><draw:enhanced-geometry svg:viewBox="0 0 21600 21600" draw:mirror-horizontal="false" draw:mirror-vertical="false" draw:type="rectangle" draw:enhanced-path="M 0 0 L 21600 0 21600 21600 0 21600 0 0 Z N"/></draw:custom-shape><draw:connector draw:style-name="gr9" draw:text-style-name="P140" draw:line-skew="-0.23cm 0.626cm" svg:x1="17.2cm" svg:y1="7.03cm" svg:x2="3.104cm" svg:y2="4.368cm" draw:start-shape="id11" draw:start-glue-point="1" draw:end-shape="id2" draw:end-glue-point="2" svg:d="M17200 7030h268v-935h-14364v-1727" svg:viewBox="0 0 14365 2663"><text:p/></draw:connector><draw:connector draw:style-name="gr9" draw:text-style-name="P140" draw:line-skew="-6.569cm -1.077cm" svg:x1="1.471cm" svg:y1="3.57cm" svg:x2="16.411cm" svg:y2="2.785cm" draw:start-shape="id1" draw:start-glue-point="1" draw:end-shape="id6" draw:end-glue-point="0" svg:d="M1471 3570h506v-2390h14434v1605" svg:viewBox="0 0 14942 2392"><text:p/></draw:connector></draw:g><draw:custom-shape draw:style-name="gr2" draw:text-style-name="P136" svg:width="17.301cm" svg:height="0.726cm" svg:x="0.019cm" svg:y="14.63cm"><text:p text:style-name="P135"><text:span text:style-name="T107">HetroArray - Hetrogeneous Array</text:span><text:span text:style-name="T108"> </text:span><text:span text:style-name="T107">[</text:span><text:span text:style-name="T108"> Value</text:span><text:span text:style-name="T114">1</text:span><text:span text:style-name="T108"> </text:span><text:span text:style-name="T107">to</text:span><text:span text:style-name="T108"> Value</text:span><text:span text:style-name="T114">size</text:span><text:span text:style-name="T108"> </text:span><text:span text:style-name="T107">]</text:span></text:p><draw:enhanced-geometry svg:viewBox="0 0 21600 21600" draw:type="rectangle" draw:enhanced-path="M 0 0 L 21600 0 21600 21600 0 21600 0 0 Z N"/></draw:custom-shape><draw:g draw:style-name="gr3"><draw:custom-shape draw:style-name="gr20" draw:text-style-name="P137" svg:width="18.028cm" svg:height="5.566cm" svg:x="-0.344cm" svg:y="9.146cm"><text:p/><draw:enhanced-geometry svg:viewBox="0 0 21600 21600" draw:type="rectangle" draw:enhanced-path="M 0 0 L 21600 0 21600 21600 0 21600 0 0 Z N"/></draw:custom-shape><draw:custom-shape draw:style-name="gr5" draw:text-style-name="P138" xml:id="id12" draw:id="id12" svg:width="1.574cm" svg:height="1.572cm" draw:transform="skewX (0.00785398163397449) rotate (0.00785398163397448) translate (-0.102305555555556cm 11.6275555555556cm)"><text:p text:style-name="P135"><text:span text:style-name="T108">[</text:span></text:p><draw:enhanced-geometry svg:viewBox="0 0 21600 21600" draw:type="rectangle" draw:enhanced-path="M 0 0 L 21600 0 21600 21600 0 21600 0 0 Z N"/></draw:custom-shape><draw:custom-shape draw:style-name="gr6" draw:text-style-name="P139" xml:id="id13" draw:id="id13" svg:width="1.574cm" svg:height="1.572cm" svg:x="2.318cm" svg:y="11.628cm"><text:p text:style-name="P135"><text:span text:style-name="T107">Size</text:span></text:p><text:p text:style-name="P135"><text:span text:style-name="T107">Marker</text:span></text:p><draw:enhanced-geometry svg:viewBox="0 0 21600 21600" draw:type="rectangle" draw:enhanced-path="M 0 0 L 21600 0 21600 21600 0 21600 0 0 Z N"/></draw:custom-shape><draw:connector draw:style-name="gr7" draw:text-style-name="P140" draw:type="line" svg:x1="1.471cm" svg:y1="12.4cm" svg:x2="2.318cm" svg:y2="12.412cm" draw:start-shape="id12" draw:start-glue-point="1" draw:end-shape="id13" svg:d="M1471 12400l847 12" svg:viewBox="0 0 848 14"><text:p/></draw:connector><draw:custom-shape draw:style-name="gr8" draw:text-style-name="P141" xml:id="id14" draw:id="id14" svg:width="1.572cm" svg:height="1.572cm" svg:x="4.496cm" svg:y="11.628cm"><text:p text:style-name="P135"><text:span text:style-name="T107">Size</text:span></text:p><text:p text:style-name="P135"><text:span text:style-name="T107"/></text:p><draw:enhanced-geometry svg:viewBox="0 0 21600 21600" draw:type="rectangle" draw:enhanced-path="M 0 0 L 21600 0 21600 21600 0 21600 0 0 Z N"/></draw:custom-shape><draw:connector draw:style-name="gr7" draw:text-style-name="P140" draw:type="line" svg:x1="3.891cm" svg:y1="12.413cm" svg:x2="4.496cm" svg:y2="12.413cm" draw:start-shape="id13" draw:start-glue-point="1" draw:end-shape="id14" svg:d="M3891 12413h605" svg:viewBox="0 0 607 2"><text:p/></draw:connector><draw:connector draw:style-name="gr7" draw:text-style-name="P140" draw:type="line" svg:x1="6.068cm" svg:y1="12.413cm" svg:x2="7.158cm" svg:y2="12.413cm" draw:start-shape="id14" draw:start-glue-point="1" svg:d="M6068 12413h1090" svg:viewBox="0 0 1092 2"><text:p/></draw:connector><draw:custom-shape draw:style-name="gr5" draw:text-style-name="P138" xml:id="id16" draw:id="id16" svg:width="1.574cm" svg:height="1.572cm" draw:transform="skewX (0.00890117918517108) rotate (0.00785398163397448) translate (15.6245277777778cm 11.6275555555556cm)"><text:p text:style-name="P135"><text:span text:style-name="T108">]</text:span></text:p><draw:enhanced-geometry svg:viewBox="0 0 21600 21600" draw:type="rectangle" draw:enhanced-path="M 0 0 L 21600 0 21600 21600 0 21600 0 0 Z N"/></draw:custom-shape><draw:connector draw:style-name="gr7" draw:text-style-name="P140" draw:type="line" svg:x1="14.9cm" svg:y1="12.415cm" svg:x2="15.623cm" svg:y2="12.413cm" draw:start-shape="id15" draw:start-glue-point="1" draw:end-shape="id16" draw:end-glue-point="3" svg:d="M14900 12415l723-2" svg:viewBox="0 0 725 4"><text:p/></draw:connector><draw:connector draw:style-name="gr7" draw:text-style-name="P140" draw:type="line" svg:x1="11.996cm" svg:y1="12.413cm" svg:x2="12.118cm" svg:y2="12.415cm" draw:end-shape="id15" draw:end-glue-point="3" svg:d="M11996 12413l122 2" svg:viewBox="0 0 123 4"><text:p/></draw:connector><draw:connector draw:style-name="gr9" draw:text-style-name="P140" draw:line-skew="-4.296cm -0.765cm" svg:x1="6.068cm" svg:y1="12.413cm" svg:x2="16.411cm" svg:y2="11.616cm" draw:start-shape="id14" draw:start-glue-point="1" draw:end-shape="id16" draw:end-glue-point="0" svg:d="M6068 12413h480v-2090h9863v1293" svg:viewBox="0 0 10345 2092"><text:p/></draw:connector><draw:g draw:style-name="gr3"><draw:g draw:style-name="gr3"><draw:custom-shape draw:style-name="gr21" draw:text-style-name="P142" svg:width="8.229cm" svg:height="3.024cm" svg:x="6.914cm" svg:y="11.144cm"><text:p text:style-name="P135"><text:span text:style-name="T115">~ to ~</text:span></text:p><draw:enhanced-geometry svg:viewBox="0 0 21600 21600" draw:type="rectangle" draw:enhanced-path="M 0 0 L 21600 0 21600 21600 0 21600 0 0 Z N"/></draw:custom-shape></draw:g><draw:custom-shape draw:style-name="gr22" draw:text-style-name="P147" svg:width="7.742cm" svg:height="0.364cm" svg:x="7.158cm" svg:y="13.684cm"><text:p text:style-name="P135"><text:span text:style-name="T110">Total of </text:span><text:span text:style-name="T111">'Size'; </text:span></text:p><draw:enhanced-geometry svg:viewBox="0 0 21600 21600" draw:type="rectangle" draw:enhanced-path="M 0 0 L 21600 0 21600 21600 0 21600 0 0 Z N"/></draw:custom-shape></draw:g><draw:custom-shape draw:style-name="gr23" draw:text-style-name="P149" xml:id="id15" draw:id="id15" svg:width="2.782cm" svg:height="2.057cm" svg:x="12.118cm" svg:y="11.386cm"><text:p text:style-name="P144"><text:span text:style-name="T113">VALUE</text:span><text:span text:style-name="T116">Size</text:span></text:p><draw:enhanced-geometry svg:viewBox="0 0 21600 21600" draw:type="rectangle" draw:enhanced-path="M 0 0 L 21600 0 21600 21600 0 21600 0 0 Z N"/></draw:custom-shape><draw:custom-shape draw:style-name="gr24" draw:text-style-name="P149" svg:width="2.906cm" svg:height="2.057cm" svg:x="7.278cm" svg:y="11.386cm"><text:p text:style-name="P144"><text:span text:style-name="T113">VALUE</text:span><text:span text:style-name="T116">1</text:span></text:p><draw:enhanced-geometry svg:viewBox="0 0 21600 21600" draw:type="rectangle" draw:enhanced-path="M 0 0 L 21600 0 21600 21600 0 21600 0 0 Z N"/></draw:custom-shape><draw:connector draw:style-name="gr9" draw:text-style-name="P140" draw:line-skew="-6.696cm -1.4cm" svg:x1="1.471cm" svg:y1="12.401cm" svg:x2="16.411cm" svg:y2="11.616cm" draw:start-shape="id12" draw:start-glue-point="1" draw:end-shape="id16" draw:end-glue-point="0" svg:d="M1471 12401h379v-2713h14561v1928" svg:viewBox="0 0 14942 2715"><text:p/></draw:connector></draw:g><draw:custom-shape draw:style-name="gr25" draw:text-style-name="P136" svg:width="17.303cm" svg:height="0.727cm" svg:x="0.116cm" svg:y="21.858cm"><text:p text:style-name="P135"><text:span text:style-name="T107">HomoArray - Homogeneous Array</text:span><text:span text:style-name="T108"> </text:span><text:span text:style-name="T107">(</text:span><text:span text:style-name="T108"> Value</text:span><text:span text:style-name="T114">1</text:span><text:span text:style-name="T108"> </text:span><text:span text:style-name="T107">to</text:span><text:span text:style-name="T108"> Value</text:span><text:span text:style-name="T114">size</text:span><text:span text:style-name="T108"> </text:span><text:span text:style-name="T107">)</text:span></text:p><draw:enhanced-geometry svg:viewBox="0 0 21600 21600" draw:type="rectangle" draw:enhanced-path="M 0 0 L 21600 0 21600 21600 0 21600 0 0 Z N"/></draw:custom-shape><draw:g draw:style-name="gr3"><draw:custom-shape draw:style-name="gr26" draw:text-style-name="P137" svg:width="18.028cm" svg:height="5.807cm" svg:x="-0.337cm" svg:y="16.052cm"><text:p/><draw:enhanced-geometry svg:viewBox="0 0 21600 21600" draw:type="rectangle" draw:enhanced-path="M 0 0 L 21600 0 21600 21600 0 21600 0 0 Z N"/></draw:custom-shape><draw:custom-shape draw:style-name="gr27" draw:text-style-name="P138" svg:width="1.574cm" svg:height="1.574cm" draw:transform="skewX (0.00680678408277788) rotate (0.00785398163397448) translate (-0.09525cm 18.5913888888889cm)"><text:p text:style-name="P135"><text:span text:style-name="T108">(</text:span></text:p><draw:enhanced-geometry svg:viewBox="0 0 21600 21600" draw:type="rectangle" draw:enhanced-path="M 0 0 L 21600 0 21600 21600 0 21600 0 0 Z N"/></draw:custom-shape><draw:custom-shape draw:style-name="gr28" draw:text-style-name="P139" xml:id="id17" draw:id="id17" svg:width="1.574cm" svg:height="1.574cm" svg:x="4.471cm" svg:y="18.592cm"><text:p text:style-name="P135"><text:span text:style-name="T107">Size</text:span></text:p><text:p text:style-name="P135"><text:span text:style-name="T107">Marker</text:span></text:p><draw:enhanced-geometry svg:viewBox="0 0 21600 21600" draw:type="rectangle" draw:enhanced-path="M 0 0 L 21600 0 21600 21600 0 21600 0 0 Z N"/></draw:custom-shape><draw:custom-shape draw:style-name="gr29" draw:text-style-name="P141" xml:id="id18" draw:id="id18" svg:width="1.574cm" svg:height="1.574cm" svg:x="6.408cm" svg:y="18.592cm"><text:p text:style-name="P135"><text:span text:style-name="T107">Size</text:span></text:p><text:p text:style-name="P135"><text:span text:style-name="T107"/></text:p><draw:enhanced-geometry svg:viewBox="0 0 21600 21600" draw:type="rectangle" draw:enhanced-path="M 0 0 L 21600 0 21600 21600 0 21600 0 0 Z N"/></draw:custom-shape><draw:connector draw:style-name="gr7" draw:text-style-name="P140" draw:type="line" svg:x1="6.045cm" svg:y1="19.378cm" svg:x2="6.408cm" svg:y2="19.378cm" draw:start-shape="id17" draw:start-glue-point="1" draw:end-shape="id18" svg:d="M6045 19378h363" svg:viewBox="0 0 365 2"><text:p/></draw:connector><draw:connector draw:style-name="gr7" draw:text-style-name="P140" draw:type="line" svg:x1="7.982cm" svg:y1="19.378cm" svg:x2="8.797cm" svg:y2="19.378cm" draw:start-shape="id18" draw:start-glue-point="1" draw:end-shape="id19" draw:end-glue-point="3" svg:d="M7982 19378h815" svg:viewBox="0 0 817 2"><text:p/></draw:connector><draw:custom-shape draw:style-name="gr27" draw:text-style-name="P138" xml:id="id21" draw:id="id21" svg:width="1.574cm" svg:height="1.574cm" draw:transform="skewX (0.00785398163397448) rotate (0.00785398163397448) translate (15.6333472222222cm 18.5913888888889cm)"><text:p text:style-name="P135"><text:span text:style-name="T108">)</text:span></text:p><draw:enhanced-geometry svg:viewBox="0 0 21600 21600" draw:type="rectangle" draw:enhanced-path="M 0 0 L 21600 0 21600 21600 0 21600 0 0 Z N"/></draw:custom-shape><draw:connector draw:style-name="gr7" draw:text-style-name="P140" draw:type="line" svg:x1="15.028cm" svg:y1="19.378cm" svg:x2="15.633cm" svg:y2="19.378cm" draw:start-shape="id20" draw:start-glue-point="1" draw:end-shape="id21" draw:end-glue-point="3" svg:d="M15028 19378h605" svg:viewBox="0 0 607 2"><text:p/></draw:connector><draw:connector draw:style-name="gr7" draw:text-style-name="P140" draw:type="line" svg:x1="12.005cm" svg:y1="19.377cm" svg:x2="12.578cm" svg:y2="19.379cm" draw:end-shape="id20" draw:end-glue-point="3" svg:d="M12005 19377l573 2" svg:viewBox="0 0 575 4"><text:p/></draw:connector><draw:connector draw:style-name="gr9" draw:text-style-name="P140" draw:line-skew="-3.484cm -0.641cm" svg:x1="7.982cm" svg:y1="19.378cm" svg:x2="16.42cm" svg:y2="18.579cm" draw:start-shape="id18" draw:start-glue-point="1" draw:end-shape="id21" draw:end-glue-point="0" svg:d="M7982 19378h340v-1968h8098v1169" svg:viewBox="0 0 8440 1970"><text:p/></draw:connector><draw:g draw:style-name="gr3"><draw:g draw:style-name="gr3"><draw:custom-shape draw:style-name="gr30" draw:text-style-name="P142" svg:width="6.686cm" svg:height="3.024cm" svg:x="8.465cm" svg:y="18.108cm"><text:p text:style-name="P135"><text:span text:style-name="T115">~ to ~</text:span></text:p><draw:enhanced-geometry svg:viewBox="0 0 21600 21600" draw:type="rectangle" draw:enhanced-path="M 0 0 L 21600 0 21600 21600 0 21600 0 0 Z N"/></draw:custom-shape></draw:g><draw:custom-shape draw:style-name="gr31" draw:text-style-name="P147" svg:width="6.293cm" svg:height="0.364cm" svg:x="8.661cm" svg:y="20.648cm"><text:p text:style-name="P135"><text:span text:style-name="T110">Total of </text:span><text:span text:style-name="T111">'Size'; </text:span></text:p><draw:enhanced-geometry svg:viewBox="0 0 21600 21600" draw:type="rectangle" draw:enhanced-path="M 0 0 L 21600 0 21600 21600 0 21600 0 0 Z N"/></draw:custom-shape></draw:g><draw:custom-shape draw:style-name="gr32" draw:text-style-name="P149" xml:id="id20" draw:id="id20" svg:width="2.451cm" svg:height="2.057cm" svg:x="12.578cm" svg:y="18.35cm"><text:p text:style-name="P144"><text:span text:style-name="T113">VALUE</text:span><text:span text:style-name="T116">Size</text:span></text:p><text:p text:style-name="P144"><text:span text:style-name="T117">(type)</text:span></text:p><draw:enhanced-geometry svg:viewBox="0 0 21600 21600" draw:type="rectangle" draw:enhanced-path="M 0 0 L 21600 0 21600 21600 0 21600 0 0 Z N"/></draw:custom-shape><draw:custom-shape draw:style-name="gr33" draw:text-style-name="P149" xml:id="id19" draw:id="id19" svg:width="2.209cm" svg:height="2.057cm" svg:x="8.796cm" svg:y="18.35cm"><text:p text:style-name="P144"><text:span text:style-name="T113">VALUE</text:span><text:span text:style-name="T116">1</text:span></text:p><text:p text:style-name="P144"><text:span text:style-name="T117">(type)</text:span></text:p><draw:enhanced-geometry svg:viewBox="0 0 21600 21600" draw:type="rectangle" draw:enhanced-path="M 0 0 L 21600 0 21600 21600 0 21600 0 0 Z N"/></draw:custom-shape><draw:custom-shape draw:style-name="gr34" draw:text-style-name="P139" xml:id="id22" draw:id="id22" svg:width="1.572cm" svg:height="1.574cm" svg:x="2.416cm" svg:y="18.592cm"><text:p text:style-name="P135"><text:span text:style-name="T107">Type</text:span></text:p><text:p text:style-name="P135"><text:span text:style-name="T107">Marker</text:span></text:p><text:p text:style-name="P135"><text:span text:style-name="T118">(t)</text:span></text:p><draw:enhanced-geometry svg:viewBox="0 0 21600 21600" draw:type="rectangle" draw:enhanced-path="M 0 0 L 21600 0 21600 21600 0 21600 0 0 Z N"/></draw:custom-shape><draw:connector draw:style-name="gr7" draw:text-style-name="P140" xml:id="id23" draw:id="id23" draw:type="line" svg:x1="1.478cm" svg:y1="19.366cm" svg:x2="2.417cm" svg:y2="19.378cm" draw:end-shape="id22" svg:d="M1478 19366l939 12" svg:viewBox="0 0 940 14"><text:p/></draw:connector><draw:connector draw:style-name="gr7" draw:text-style-name="P140" draw:type="line" svg:x1="3.988cm" svg:y1="19.378cm" svg:x2="4.471cm" svg:y2="19.378cm" draw:start-shape="id22" draw:start-glue-point="1" draw:end-shape="id17" draw:end-glue-point="3" svg:d="M3988 19378h483" svg:viewBox="0 0 485 2"><text:p/></draw:connector><draw:connector draw:style-name="gr9" draw:text-style-name="P140" draw:line-skew="-1.276cm" svg:x1="1.947cm" svg:y1="19.371cm" svg:x2="16.42cm" svg:y2="18.579cm" draw:start-shape="id23" draw:start-glue-point="0" draw:end-shape="id21" draw:end-glue-point="0" svg:d="M1947 19371v-2596h14473v1804" svg:viewBox="0 0 14474 2598"><text:p/></draw:connector></draw:g></draw:g><text:change-start text:change-id="ct107189424"/></text:p>
      <text:p text:style-name="P14"><text:change-end text:change-id="ct107189424"/><text:change text:change-id="ct107207488"/></text:p>
      <text:p text:style-name="P101"/>
      <text:p text:style-name="P14"/>
      <text:p text:style-name="P14"/>
      <text:p text:style-name="P57">KNOWN LIMITATIONS OF UBEX</text:p>
      <text:p text:style-name="P57">1. The size of an Object cannot exceed 4GB</text:p>
      <text:p text:style-name="P57">2. An object cannot be easily modified by hand<text:change-start text:change-id="ct108711776"/> <text:span text:style-name="T103">(With a TextEditor)</text:span><text:change-end text:change-id="ct108711776"/>.</text:p>
      <text:p text:style-name="P57">3. Debugging an ill-formed UBEX document is more difficult than JSON</text:p>
      <text:p text:style-name="P57"><text:change-start text:change-id="ct108704512"/><text:s/><text:change-end text:change-id="ct108704512"/></text:p>
      <text:p text:style-name="P57">THEORETICAL USES OF UBEX</text:p>
      <text:p text:style-name="P57">1. Binary data exchange protocol</text:p>
      <text:p text:style-name="P63">2. extreme tight bandwidth requirements for dynamic data forms</text:p>
      <text:p text:style-name="P57"><text:span text:style-name="T87">3</text:span>. Persistent data storage format</text:p>
      <text:p text:style-name="P57"/>
      <text:p text:style-name="P57">OVERHEAD OVER JSON</text:p>
      <text:p text:style-name="P57">Every UBEX document is always less than it's JSON equivalent<text:change-start text:change-id="ct108712976"/></text:p>
      <text:p text:style-name="P66">( the o<text:change-end text:change-id="ct108712976"/><text:change-start text:change-id="ct108715792"/>nly known exception is a witty case such as {“”:0} and {“a”:0}, here, its UBEX equivalent will be one byte greater<text:change-end text:change-id="ct108715792"/><text:change-start text:change-id="ct108716304"/>)<text:change-end text:change-id="ct108716304"/></text:p>
      <text:p text:style-name="P57">UBEX is very easy and fast to parse.</text:p>
      <text:p text:style-name="P57">It's parsing algorithm has been described in detail</text:p>
      <text:p text:style-name="P57"/>
      <text:p text:style-name="P57">ANOTHER PROTOCOL?</text:p>
      <text:p text:style-name="P57">Yes. UBEX was necessitated out of the need to have a very efficient and flexible format that is cross platform, with very minimum overhead with regards to many custom protocols.</text:p>
      <text:p text:style-name="P57"/>
      <text:p text:style-name="P57">UBEX is not a foolproof solution to serialization problems, it does have its limitations, <text:span text:style-name="T86">but it's designed to have </text:span></text:p>
      <text:p text:style-name="P57"/>
      <text:p text:style-name="P60">RATIONALE FOR LIMITING KEY-LENGTH:</text:p>
      <text:p text:style-name="P60">From <text:span text:style-name="T85">my </text:span>experience and ongoing <text:span text:style-name="T85">survey</text:span>, almost all JSON documents I have come across have key lengths less than 256 characters. <text:span text:style-name="T100">And it's usually reasonable to have key lengths less than that value.</text:span></text:p>
      <text:p text:style-name="P65">If this ever becomes an issue to users, they may overcome this by breaking down their keys into sets of 255 character and do multiple key-value-key-value mapping.</text:p>
      <text:p text:style-name="P60"/>
      <text:p text:style-name="P58">Example, a 255 character key length is:</text:p>
      <text:p text:style-name="P61"/>
      <text:p text:style-name="P62">twitter_api_version_32.34_name_using_the_federal_delimeters_for_a_non_currupt_twitter_api_version_32.34_name_using_the_federal_delimeters_for_a_non_currupt_twitter_api_version_32.34_name_using_the_federal_delimeters_for_a_non_currupt_twitter_api_version0</text:p>
      <text:p text:style-name="P61"/>
      <text:p text:style-name="P59">This really makes little sense for a key, except if the JSON data is in several hundreds of Gigabytes, t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New" svg:font-family="'Courier New'" style:font-family-generic="modern" style:font-pitch="fixed"/>
    <style:font-face style:name="Nimbus Mono L" svg:font-family="'Nimbus Mono L'" style:font-family-generic="modern" style:font-pitch="fixed"/>
    <style:font-face style:name="TlwgTypewriter" svg:font-family="TlwgTypewriter" style:font-family-generic="moder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draw:stroke-dash draw:name="Fine_20_Dashed" draw:display-name="Fine Dashed" draw:style="rect" draw:dots1="1" draw:dots1-length="112%" draw:distance="112%"/>
    <draw:stroke-dash draw:name="Ultrafine_20_2_20_Dots_20_3_20_Dashes" draw:display-name="Ultrafine 2 Dots 3 Dashes" draw:style="rect" draw:dots1="2" draw:dots1-length="0.029cm" draw:dots2="3" draw:dots2-length="0.144cm" draw:distance="0.072cm"/>
    <draw:stroke-dash draw:name="Ultrafine_20_Dashed" draw:display-name="Ultrafine Dashed" draw:style="rect" draw:dots1="1" draw:dots1-length="0.029cm" draw:dots2="1" draw:dots2-length="0.029cm" draw:distance="0.029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20%"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color="#808080" style:font-name="Arial" fo:font-size="10pt" officeooo:rsid="00058848" officeooo:paragraph-rsid="00058848" style:font-size-asian="10pt" style:font-size-complex="10pt"/>
    </style:style>
    <style:style style:name="MP2" style:family="paragraph" style:parent-style-name="Footer">
      <style:text-properties fo:color="#808080" officeooo:rsid="00058848" officeooo:paragraph-rsid="00058848"/>
    </style:style>
    <style:style style:name="MT1" style:family="text">
      <style:text-properties fo:font-weight="bold" style:font-weight-asian="bold" style:font-weight-complex="bold"/>
    </style:style>
    <style:style style:name="MT2" style:family="text">
      <style:text-properties officeooo:rsid="00854746"/>
    </style:style>
    <style:style style:name="MT3" style:family="text">
      <style:text-properties style:text-position="super 58%"/>
    </style:style>
    <style:page-layout style:name="Mpm1">
      <style:page-layout-properties fo:page-width="21.59cm" fo:page-height="27.94cm" style:num-format="1" style:print-orientation="portrait" fo:margin-top="1.27cm" fo:margin-bottom="1.27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459cm" fo:margin-left="0cm" fo:margin-right="0cm" fo:margin-bottom="0.356cm" style:dynamic-spacing="false"/>
      </style:header-style>
      <style:footer-style>
        <style:header-footer-properties fo:min-height="0.61cm" fo:margin-left="0cm" fo:margin-right="0cm" fo:margin-top="0.508cm" style:dynamic-spacing="false"/>
      </style:footer-style>
    </style:page-layout>
  </office:automatic-styles>
  <office:master-styles>
    <style:master-page style:name="Standard" style:page-layout-name="Mpm1">
      <style:header>
        <text:tracked-changes>
          <text:changed-region xml:id="ct109020496" text:id="ct109020496">
            <text:deletion>
              <office:change-info>
                <dc:creator>Unknown Author</dc:creator>
                <dc:date>2016-07-27T01:54:00</dc:date>
              </office:change-info>
              <text:p text:style-name="MP1">1</text:p>
            </text:deletion>
          </text:changed-region>
          <text:changed-region xml:id="ct105910192" text:id="ct105910192">
            <text:insertion>
              <office:change-info>
                <dc:creator>Unknown Author</dc:creator>
                <dc:date>2016-07-27T01:54:00</dc:date>
              </office:change-info>
            </text:insertion>
          </text:changed-region>
          <text:changed-region xml:id="ct128004096" text:id="ct128004096">
            <text:deletion>
              <office:change-info>
                <dc:creator>Unknown Author</dc:creator>
                <dc:date>2016-07-27T01:54:00</dc:date>
              </office:change-info>
              <text:p text:style-name="MP1">January</text:p>
            </text:deletion>
          </text:changed-region>
          <text:changed-region xml:id="ct106895840" text:id="ct106895840">
            <text:insertion>
              <office:change-info>
                <dc:creator>Unknown Author</dc:creator>
                <dc:date>2016-07-27T01:54:00</dc:date>
              </office:change-info>
            </text:insertion>
          </text:changed-region>
          <text:changed-region xml:id="ct107236640" text:id="ct107236640">
            <text:deletion>
              <office:change-info>
                <dc:creator>Unknown Author</dc:creator>
                <dc:date>2016-07-27T01:54:00</dc:date>
              </office:change-info>
              <text:p text:style-name="MP1">5</text:p>
            </text:deletion>
          </text:changed-region>
          <text:changed-region xml:id="ct106855760" text:id="ct106855760">
            <text:insertion>
              <office:change-info>
                <dc:creator>Unknown Author</dc:creator>
                <dc:date>2016-07-27T01:54:00</dc:date>
              </office:change-info>
            </text:insertion>
          </text:changed-region>
        </text:tracked-changes>
        <text:p text:style-name="MP1"><text:span text:style-name="MT1">Ubex Standard Specification</text:span><text:tab/><text:tab/>Draft 01 :: Revision 0<text:change text:change-id="ct109020496"/><text:change-start text:change-id="ct105910192"/><text:span text:style-name="MT2">5</text:span><text:change-end text:change-id="ct105910192"/></text:p>
        <text:p text:style-name="MP1">(Issued for review)<text:tab/><text:tab/>1<text:span text:style-name="MT3">st</text:span> <text:change text:change-id="ct128004096"/><text:change-start text:change-id="ct106895840"/><text:span text:style-name="MT2">May</text:span><text:change-end text:change-id="ct106895840"/>, 201<text:change text:change-id="ct107236640"/><text:change-start text:change-id="ct106855760"/><text:span text:style-name="MT2">6</text:span><text:change-end text:change-id="ct106855760"/></text:p>
      </style:header>
      <style:footer>
        <text:tracked-changes>
          <text:changed-region xml:id="ct129640448" text:id="ct129640448">
            <text:deletion>
              <office:change-info>
                <dc:creator>Unknown Author</dc:creator>
                <dc:date>2016-07-27T01:54:00</dc:date>
              </office:change-info>
              <text:p text:style-name="MP2">5</text:p>
            </text:deletion>
          </text:changed-region>
          <text:changed-region xml:id="ct129504832" text:id="ct129504832">
            <text:insertion>
              <office:change-info>
                <dc:creator>Unknown Author</dc:creator>
                <dc:date>2016-07-27T01:54:00</dc:date>
              </office:change-info>
            </text:insertion>
          </text:changed-region>
        </text:tracked-changes>
        <text:p text:style-name="MP2">© 201<text:change text:change-id="ct129640448"/><text:change-start text:change-id="ct129504832"/><text:span text:style-name="MT2">6</text:span><text:change-end text:change-id="ct129504832"/>, Ibrahim Timothy Onogu; <text:tab/><text:tab/>ionogu@acm.org</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1-01T12:07:00.047805068</meta:creation-date>
    <dc:date>2016-07-27T01:54:53.123368216</dc:date>
    <meta:editing-duration>P2DT17H8M18S</meta:editing-duration>
    <meta:editing-cycles>97</meta:editing-cycles>
    <meta:generator>LibreOffice/5.1.4.2$Linux_X86_64 LibreOffice_project/10m0$Build-2</meta:generator>
    <meta:document-statistic meta:table-count="5" meta:image-count="0" meta:object-count="0" meta:page-count="11" meta:paragraph-count="232" meta:word-count="977" meta:character-count="6195" meta:non-whitespace-character-count="5346"/>
  </office:meta>
</office:document-meta>
</file>

<file path=VersionList.xml><?xml version="1.0" encoding="utf-8"?>
<VL:version-list xmlns:dc="http://purl.org/dc/elements/1.1/" xmlns:VL="http://openoffice.org/2001/versions-list">
  <VL:version-entry VL:title="Version1" VL:comment="Modified for public criticism" VL:creator="Ibrahim Timothy Onogu" dc:date-time="2015-01-29T00:53:16"/>
  <VL:version-entry VL:title="Version2" VL:comment="Structure syntax" VL:creator="Ibrahim Timothy Onogu" dc:date-time="2015-02-05T19:06:39"/>
</VL:version-list>
</file>